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5.027cm" fo:margin-left="0cm" fo:margin-right="1.974cm" table:align="margins"/>
    </style:style>
    <style:style style:name="Table2.A" style:family="table-column">
      <style:table-column-properties style:column-width="1.923cm" style:rel-column-width="8385*"/>
    </style:style>
    <style:style style:name="Table2.B" style:family="table-column">
      <style:table-column-properties style:column-width="1.406cm" style:rel-column-width="6131*"/>
    </style:style>
    <style:style style:name="Table2.D" style:family="table-column">
      <style:table-column-properties style:column-width="3.253cm" style:rel-column-width="14185*"/>
    </style:style>
    <style:style style:name="Table2.E" style:family="table-column">
      <style:table-column-properties style:column-width="7.04cm" style:rel-column-width="30703*"/>
    </style:style>
    <style:style style:name="Table2.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2.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217cm" style:rel-column-width="12402*"/>
    </style:style>
    <style:style style:name="Table1.B" style:family="table-column">
      <style:table-column-properties style:column-width="1.196cm" style:rel-column-width="4610*"/>
    </style:style>
    <style:style style:name="Table1.C" style:family="table-column">
      <style:table-column-properties style:column-width="1.836cm" style:rel-column-width="7078*"/>
    </style:style>
    <style:style style:name="Table1.D" style:family="table-column">
      <style:table-column-properties style:column-width="10.751cm" style:rel-column-width="41445*"/>
    </style:style>
    <style:style style:name="Table1.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6" style:family="table-cell">
      <style:table-cell-properties style:border-line-width-bottom="0.002cm 0.088cm 0.002cm" fo:padding="0.097cm" fo:border-left="0.002cm solid #000000" fo:border-right="none" fo:border-top="none" fo:border-bottom="0.092cm double #000000"/>
    </style:style>
    <style:style style:name="Table1.B6" style:family="table-cell" style:data-style-name="N0">
      <style:table-cell-properties style:border-line-width-bottom="0.002cm 0.088cm 0.002cm" fo:padding="0.097cm" fo:border-left="0.002cm solid #000000" fo:border-right="none" fo:border-top="none" fo:border-bottom="0.092cm double #000000"/>
    </style:style>
    <style:style style:name="Table1.D6" style:family="table-cell">
      <style:table-cell-properties style:border-line-width-bottom="0.002cm 0.088cm 0.002cm" fo:padding="0.097cm" fo:border-left="0.002cm solid #000000" fo:border-right="0.002cm solid #000000" fo:border-top="none" fo:border-bottom="0.092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3.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C" style:family="table-column">
      <style:table-column-properties style:column-width="2.125cm" style:rel-column-width="8191*"/>
    </style:style>
    <style:style style:name="Table7.D" style:family="table-column">
      <style:table-column-properties style:column-width="2.125cm" style:rel-column-width="8192*"/>
    </style:style>
    <style:style style:name="Table7.E" style:family="table-column">
      <style:table-column-properties style:column-width="4.251cm" style:rel-column-width="16386*"/>
    </style:style>
    <style:style style:name="Table7.A1" style:family="table-cell" style:data-style-name="N100">
      <style:table-cell-properties fo:background-color="#e6e6e6" fo:padding="0.097cm" fo:border-left="0.002cm solid #000000" fo:border-right="none" fo:border-top="0.002cm solid #000000" fo:border-bottom="0.002cm solid #000000">
        <style:background-image/>
      </style:table-cell-properties>
    </style:style>
    <style:style style:name="Table7.E1" style:family="table-cell" style:data-style-name="N100">
      <style:table-cell-properties fo:background-color="#e6e6e6" fo:padding="0.097cm" fo:border="0.002cm solid #000000">
        <style:background-image/>
      </style:table-cell-properties>
    </style:style>
    <style:style style:name="Table7.A2" style:family="table-cell" style:data-style-name="N100">
      <style:table-cell-properties fo:padding="0.097cm" fo:border-left="0.002cm solid #000000" fo:border-right="none" fo:border-top="none" fo:border-bottom="0.002cm solid #000000"/>
    </style:style>
    <style:style style:name="Table7.E2" style:family="table-cell" style:data-style-name="N10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4.I1" style:family="table-cell" style:data-style-name="N0">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4.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5.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6.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0" style:family="table">
      <style:table-properties style:width="16.955cm" fo:margin-left="0cm" fo:margin-right="0.046cm" table:align="margins" style:shadow="none"/>
    </style:style>
    <style:style style:name="Table10.A" style:family="table-column">
      <style:table-column-properties style:column-width="1.826cm" style:rel-column-width="1035*"/>
    </style:style>
    <style:style style:name="Table10.B" style:family="table-column">
      <style:table-column-properties style:column-width="1.111cm" style:rel-column-width="630*"/>
    </style:style>
    <style:style style:name="Table10.C" style:family="table-column">
      <style:table-column-properties style:column-width="1.217cm" style:rel-column-width="690*"/>
    </style:style>
    <style:style style:name="Table10.D" style:family="table-column">
      <style:table-column-properties style:column-width="1.376cm" style:rel-column-width="780*"/>
    </style:style>
    <style:style style:name="Table10.E" style:family="table-column">
      <style:table-column-properties style:column-width="1.138cm" style:rel-column-width="645*"/>
    </style:style>
    <style:style style:name="Table10.F" style:family="table-column">
      <style:table-column-properties style:column-width="1.693cm" style:rel-column-width="960*"/>
    </style:style>
    <style:style style:name="Table10.G" style:family="table-column">
      <style:table-column-properties style:column-width="8.594cm" style:rel-column-width="4872*"/>
    </style:style>
    <style:style style:name="Table10.A1" style:family="table-cell">
      <style:table-cell-properties fo:background-color="#e6e6e6" style:border-line-width-right="0.002cm 0.088cm 0.002cm" fo:padding="0.097cm" fo:border-left="0.002cm solid #000000" fo:border-right="0.092cm double #000000" fo:border-top="0.002cm solid #000000" fo:border-bottom="0.002cm solid #000000">
        <style:background-image/>
      </style:table-cell-properties>
    </style:style>
    <style:style style:name="Table10.F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G1" style:family="table-cell">
      <style:table-cell-properties fo:background-color="#e6e6e6" fo:padding="0.097cm" fo:border="0.002cm solid #000000">
        <style:background-image/>
      </style:table-cell-properties>
    </style:style>
    <style:style style:name="Table10.B2" style:family="table-cell">
      <style:table-cell-properties fo:background-color="#e6e6e6" style:border-line-width-bottom="0.002cm 0.088cm 0.002cm" fo:padding="0.097cm" fo:border-left="0.002cm solid #000000" fo:border-right="none" fo:border-top="none" fo:border-bottom="0.092cm double #000000">
        <style:background-image/>
      </style:table-cell-properties>
    </style:style>
    <style:style style:name="Table10.C2" style:family="table-cell">
      <style:table-cell-properties fo:background-color="#e6e6e6" style:border-line-width-right="0.002cm 0.088cm 0.002cm" style:border-line-width-bottom="0.002cm 0.088cm 0.002cm" fo:padding="0.097cm" fo:border-left="0.002cm solid #000000" fo:border-right="0.092cm double #000000" fo:border-top="none" fo:border-bottom="0.092cm double #000000">
        <style:background-image/>
      </style:table-cell-properties>
    </style:style>
    <style:style style:name="Table10.A3" style:family="table-cell">
      <style:table-cell-properties style:border-line-width-right="0.002cm 0.088cm 0.002cm" fo:padding="0.097cm" fo:border-left="0.002cm solid #000000" fo:border-right="0.092cm double #000000" fo:border-top="none" fo:border-bottom="0.002cm solid #000000"/>
    </style:style>
    <style:style style:name="Table10.B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E3" style:family="table-cell" style:data-style-name="N0">
      <style:table-cell-properties style:border-line-width-right="0.002cm 0.088cm 0.002cm" fo:padding="0.097cm" fo:border-left="0.002cm solid #000000" fo:border-right="0.092cm double #000000" fo:border-top="none" fo:border-bottom="0.002cm solid #000000"/>
    </style:style>
    <style:style style:name="Table10.F3" style:family="table-cell">
      <style:table-cell-properties fo:padding="0.097cm" fo:border-left="0.002cm solid #000000" fo:border-right="none" fo:border-top="none" fo:border-bottom="0.002cm solid #000000"/>
    </style:style>
    <style:style style:name="Table10.G3" style:family="table-cell">
      <style:table-cell-properties fo:padding="0.097cm" fo:border-left="0.002cm solid #000000" fo:border-right="0.002cm solid #000000" fo:border-top="none" fo:border-bottom="0.002cm solid #000000"/>
    </style:style>
    <style:style style:name="Table10.B5" style:family="table-cell" style:data-style-name="N0">
      <style:table-cell-properties fo:padding="0.097cm" fo:border-left="0.002cm solid #000000" fo:border-right="none" fo:border-top="none" fo:border-bottom="0.002cm solid #000000"/>
    </style:style>
    <style:style style:name="Table10.C5" style:family="table-cell" style:data-style-name="N0">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10.B10" style:family="table-cell">
      <style:table-cell-properties fo:background-color="#e6e6e6" fo:padding="0.097cm" fo:border-left="0.002cm solid #000000" fo:border-right="none" fo:border-top="none" fo:border-bottom="0.002cm solid #000000">
        <style:background-image/>
      </style:table-cell-properties>
    </style:style>
    <style:style style:name="Table10.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0.E10" style:family="table-cell">
      <style:table-cell-properties fo:background-color="transparent" style:border-line-width-right="0.002cm 0.088cm 0.002cm" fo:padding="0.097cm" fo:border-left="0.002cm solid #000000" fo:border-right="0.092cm double #000000" fo:border-top="none" fo:border-bottom="0.002cm solid #000000">
        <style:background-image/>
      </style:table-cell-properties>
    </style:style>
    <style:style style:name="Table9" style:family="table">
      <style:table-properties style:width="16.953cm" fo:margin-left="0cm" fo:margin-right="0.048cm" table:align="margins" style:shadow="none"/>
    </style:style>
    <style:style style:name="Table9.A" style:family="table-column">
      <style:table-column-properties style:column-width="1.797cm" style:rel-column-width="1019*"/>
    </style:style>
    <style:style style:name="Table9.B" style:family="table-column">
      <style:table-column-properties style:column-width="1.263cm" style:rel-column-width="716*"/>
    </style:style>
    <style:style style:name="Table9.A1" style:family="table-cell">
      <style:table-cell-properties fo:background-color="#e6e6e6" style:border-line-width-right="0.002cm 0.088cm 0.002cm" fo:padding="0.097cm" fo:border-left="0.002cm solid #000000" fo:border-right="0.092cm double #000000" fo:border-top="0.002cm solid #000000" fo:border-bottom="0.002cm solid #000000">
        <style:background-image/>
      </style:table-cell-properties>
    </style:style>
    <style:style style:name="Table9.I1" style:family="table-cell">
      <style:table-cell-properties fo:background-color="#e6e6e6" fo:padding="0.097cm" fo:border="0.002cm solid #000000">
        <style:background-image/>
      </style:table-cell-properties>
    </style:style>
    <style:style style:name="Table9.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9.B2" style:family="table-cell">
      <style:table-cell-properties fo:background-color="#e6e6e6" fo:padding="0.097cm" fo:border-left="0.002cm solid #000000" fo:border-right="none" fo:border-top="none" fo:border-bottom="0.002cm solid #000000">
        <style:background-image/>
      </style:table-cell-properties>
    </style:style>
    <style:style style:name="Table9.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A4" style:family="table-cell">
      <style:table-cell-properties style:border-line-width-right="0.002cm 0.088cm 0.002cm" fo:padding="0.097cm" fo:border-left="0.002cm solid #000000" fo:border-right="0.092cm double #000000" fo:border-top="none" fo:border-bottom="0.002cm solid #000000"/>
    </style:style>
    <style:style style:name="Table9.B4" style:family="table-cell" style:data-style-name="N0">
      <style:table-cell-properties fo:padding="0.097cm" fo:border-left="0.002cm solid #000000" fo:border-right="none" fo:border-top="none" fo:border-bottom="0.002cm solid #000000"/>
    </style:style>
    <style:style style:name="Table9.H4" style:family="table-cell" style:data-style-name="N0">
      <style:table-cell-properties style:border-line-width-right="0.002cm 0.088cm 0.002cm" fo:padding="0.097cm" fo:border-left="0.002cm solid #000000" fo:border-right="0.092cm double #000000" fo:border-top="none" fo:border-bottom="0.002cm solid #000000"/>
    </style:style>
    <style:style style:name="Table9.M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1.535cm" style:rel-column-width="5911*"/>
    </style:style>
    <style:style style:name="Table8.B" style:family="table-column">
      <style:table-column-properties style:column-width="1.614cm" style:rel-column-width="6217*"/>
    </style:style>
    <style:style style:name="Table8.C" style:family="table-column">
      <style:table-column-properties style:column-width="3.307cm" style:rel-column-width="12740*"/>
    </style:style>
    <style:style style:name="Table8.D" style:family="table-column">
      <style:table-column-properties style:column-width="3.228cm" style:rel-column-width="12434*"/>
    </style:style>
    <style:style style:name="Table8.E" style:family="table-column">
      <style:table-column-properties style:column-width="7.329cm" style:rel-column-width="28233*"/>
    </style:style>
    <style:style style:name="Tab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e6e6e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justify" style:justify-single-word="false"/>
      <style:text-properties style:font-name="Times New Roman2"/>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able">
      <style:paragraph-properties fo:keep-with-next="always"/>
    </style:style>
    <style:style style:name="P8" style:family="paragraph" style:parent-style-name="Text_20_body">
      <style:text-properties style:font-name="Times New Roman1"/>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text-properties officeooo:paragraph-rsid="0013ffe2"/>
    </style:style>
    <style:style style:name="P17" style:family="paragraph" style:parent-style-name="Table">
      <style:paragraph-properties fo:keep-with-next="always"/>
    </style:style>
    <style:style style:name="P18" style:family="paragraph" style:parent-style-name="Table">
      <style:paragraph-properties fo:keep-with-next="always"/>
      <style:text-properties officeooo:paragraph-rsid="0013ffe2"/>
    </style:style>
    <style:style style:name="P19"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20" style:family="paragraph" style:parent-style-name="Table_20_Contents">
      <style:paragraph-properties fo:text-align="justify" style:justify-single-word="false"/>
      <style:text-properties style:font-name="Times New Roman2"/>
    </style:style>
    <style:style style:name="P21" style:family="paragraph" style:parent-style-name="Table_20_Contents">
      <style:paragraph-properties fo:text-align="justify" style:justify-single-word="false"/>
      <style:text-properties style:font-name="Times New Roman2" officeooo:paragraph-rsid="00072937"/>
    </style:style>
    <style:style style:name="P22" style:family="paragraph" style:parent-style-name="Table_20_Contents">
      <style:paragraph-properties fo:text-align="justify" style:justify-single-word="false"/>
      <style:text-properties style:font-name="Times New Roman2" officeooo:paragraph-rsid="000ad027"/>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paragraph-rsid="0004816b"/>
    </style:style>
    <style:style style:name="P25" style:family="paragraph" style:parent-style-name="Table_20_Contents">
      <style:paragraph-properties fo:text-align="justify" style:justify-single-word="false"/>
      <style:text-properties officeooo:paragraph-rsid="0005fc00"/>
    </style:style>
    <style:style style:name="P26" style:family="paragraph" style:parent-style-name="Table_20_Contents">
      <style:paragraph-properties fo:text-align="justify" style:justify-single-word="false"/>
      <style:text-properties officeooo:paragraph-rsid="0006527a"/>
    </style:style>
    <style:style style:name="P27" style:family="paragraph" style:parent-style-name="Table_20_Contents">
      <style:paragraph-properties fo:text-align="justify" style:justify-single-word="false"/>
      <style:text-properties officeooo:paragraph-rsid="000681be"/>
    </style:style>
    <style:style style:name="P28" style:family="paragraph" style:parent-style-name="Table_20_Contents">
      <style:paragraph-properties fo:text-align="justify" style:justify-single-word="false"/>
      <style:text-properties officeooo:paragraph-rsid="00072937"/>
    </style:style>
    <style:style style:name="P29" style:family="paragraph" style:parent-style-name="Table_20_Contents">
      <style:paragraph-properties fo:text-align="justify" style:justify-single-word="false"/>
      <style:text-properties officeooo:paragraph-rsid="00079e60"/>
    </style:style>
    <style:style style:name="P30" style:family="paragraph" style:parent-style-name="Table_20_Contents">
      <style:paragraph-properties fo:text-align="justify" style:justify-single-word="false"/>
      <style:text-properties officeooo:paragraph-rsid="000ad027"/>
    </style:style>
    <style:style style:name="P31" style:family="paragraph" style:parent-style-name="Table_20_Contents">
      <style:paragraph-properties fo:text-align="justify" style:justify-single-word="false"/>
      <style:text-properties officeooo:paragraph-rsid="000c1dbe"/>
    </style:style>
    <style:style style:name="P32" style:family="paragraph" style:parent-style-name="Table_20_Contents">
      <style:paragraph-properties fo:text-align="justify" style:justify-single-word="false"/>
      <style:text-properties officeooo:paragraph-rsid="000ced1c"/>
    </style:style>
    <style:style style:name="P33" style:family="paragraph" style:parent-style-name="Table_20_Contents">
      <style:paragraph-properties fo:text-align="justify" style:justify-single-word="false"/>
      <style:text-properties officeooo:paragraph-rsid="000df523"/>
    </style:style>
    <style:style style:name="P34" style:family="paragraph" style:parent-style-name="Table_20_Contents">
      <style:paragraph-properties fo:text-align="justify" style:justify-single-word="false"/>
      <style:text-properties officeooo:paragraph-rsid="000ef393"/>
    </style:style>
    <style:style style:name="P35" style:family="paragraph" style:parent-style-name="Table_20_Contents">
      <style:paragraph-properties fo:text-align="justify" style:justify-single-word="false"/>
      <style:text-properties officeooo:paragraph-rsid="000f9cba"/>
    </style:style>
    <style:style style:name="P36" style:family="paragraph" style:parent-style-name="Table_20_Contents">
      <style:paragraph-properties fo:text-align="justify" style:justify-single-word="false"/>
      <style:text-properties officeooo:paragraph-rsid="0013ffe2"/>
    </style:style>
    <style:style style:name="P37" style:family="paragraph" style:parent-style-name="Table_20_Contents">
      <style:paragraph-properties fo:text-align="justify" style:justify-single-word="false"/>
      <style:text-properties officeooo:paragraph-rsid="0014b1dc"/>
    </style:style>
    <style:style style:name="P38" style:family="paragraph" style:parent-style-name="Table_20_Contents">
      <style:text-properties officeooo:paragraph-rsid="000ad027"/>
    </style:style>
    <style:style style:name="P39" style:family="paragraph" style:parent-style-name="Table_20_Contents">
      <style:text-properties officeooo:paragraph-rsid="000ced1c"/>
    </style:style>
    <style:style style:name="P40" style:family="paragraph" style:parent-style-name="Table_20_Contents">
      <style:paragraph-properties fo:text-align="end" style:justify-single-word="false"/>
    </style:style>
    <style:style style:name="P4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Times New Roman2"/>
    </style:style>
    <style:style style:name="T3" style:family="text">
      <style:text-properties style:font-name="Times New Roman1"/>
    </style:style>
    <style:style style:name="T4" style:family="text">
      <style:text-properties style:text-position="-20% 75%" style:font-size-asian="10.5pt"/>
    </style:style>
    <style:style style:name="T5" style:family="text">
      <style:text-properties officeooo:rsid="0004816b"/>
    </style:style>
    <style:style style:name="T6" style:family="text">
      <style:text-properties officeooo:rsid="0005fc00"/>
    </style:style>
    <style:style style:name="T7" style:family="text">
      <style:text-properties officeooo:rsid="0006527a"/>
    </style:style>
    <style:style style:name="T8" style:family="text">
      <style:text-properties officeooo:rsid="000681be"/>
    </style:style>
    <style:style style:name="T9" style:family="text">
      <style:text-properties officeooo:rsid="00072937"/>
    </style:style>
    <style:style style:name="T10" style:family="text">
      <style:text-properties officeooo:rsid="00079e60"/>
    </style:style>
    <style:style style:name="T11" style:family="text">
      <style:text-properties officeooo:rsid="000ad027"/>
    </style:style>
    <style:style style:name="T12" style:family="text">
      <style:text-properties officeooo:rsid="000c1dbe"/>
    </style:style>
    <style:style style:name="T13" style:family="text">
      <style:text-properties officeooo:rsid="000ced1c"/>
    </style:style>
    <style:style style:name="T14" style:family="text">
      <style:text-properties officeooo:rsid="000df523"/>
    </style:style>
    <style:style style:name="T15" style:family="text">
      <style:text-properties officeooo:rsid="000ef393"/>
    </style:style>
    <style:style style:name="T16" style:family="text">
      <style:text-properties officeooo:rsid="000f9cba"/>
    </style:style>
    <style:style style:name="T17" style:family="text">
      <style:text-properties officeooo:rsid="0010f58a"/>
    </style:style>
    <style:style style:name="T18" style:family="text">
      <style:text-properties officeooo:rsid="00124398"/>
    </style:style>
    <style:style style:name="T19" style:family="text">
      <style:text-properties officeooo:rsid="0013ffe2"/>
    </style:style>
    <style:style style:name="T20" style:family="text">
      <style:text-properties officeooo:rsid="0014b1dc"/>
    </style:style>
    <style:style style:name="T21"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7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7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7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7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7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7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7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7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8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8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8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8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8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8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8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8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8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8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9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9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9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9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9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draw:stroke-dash="Dash_20_9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9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Arrowheads_20_1" draw:marker-start-width="0.199cm" draw:marker-start-center="true" draw:marker-end="" draw:marker-end-width="0.199cm" draw:marker-end-center="tru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ire (onewire) master</text:p>
      <text:p text:style-name="P6">Verilog source with an Avalon MM processor interfa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 <text:s/>Introduction<text:tab/>1</text:p>
          <text:p text:style-name="P10">1.1 <text:s/>1-wire protocol and devices<text:tab/>1</text:p>
          <text:p text:style-name="P10">1.2 <text:s/>Features<text:tab/>1</text:p>
          <text:p text:style-name="P9">2 <text:s/>Verilog module parameters and ports<text:tab/>2</text:p>
          <text:p text:style-name="P10">2.1 <text:s/>Parameters<text:tab/>2</text:p>
          <text:p text:style-name="P11">2.1.1 <text:s/>Clock divider ratio<text:tab/>2</text:p>
          <text:p text:style-name="P11">2.1.2 <text:s/>Data bus width<text:tab/>2</text:p>
          <text:p text:style-name="P10">2.2 <text:s/>Ports<text:tab/>3</text:p>
          <text:p text:style-name="P11">2.2.1 <text:s/>CPU bus interface<text:tab/>3</text:p>
          <text:p text:style-name="P11">2.2.2 <text:s/>1-wire interface<text:tab/>4</text:p>
          <text:p text:style-name="P9">3 <text:s/>Processor interface<text:tab/>4</text:p>
          <text:p text:style-name="P10">3.1 <text:s/>1-wire line multiplexing and power enable<text:tab/>5</text:p>
          <text:p text:style-name="P10">3.2 <text:s/>Status/control register<text:tab/>5</text:p>
          <text:p text:style-name="P10">3.3 <text:s/>Access sequences<text:tab/>6</text:p>
          <text:p text:style-name="P11">3.3.1 <text:s/>Polling<text:tab/>6</text:p>
          <text:p text:style-name="P12">Reset<text:tab/>7</text:p>
          <text:p text:style-name="P12">Write bit<text:tab/>7</text:p>
          <text:p text:style-name="P12">Read bit<text:tab/>7</text:p>
          <text:p text:style-name="P11">3.3.2 <text:s/>Interrupts<text:tab/>7</text:p>
          <text:p text:style-name="P9">4 <text:s/>Supported 1-wire functionality<text:tab/>7</text:p>
          <text:p text:style-name="P10">4.1 <text:s/>RTL description<text:tab/>7</text:p>
          <text:p text:style-name="P10">4.2 <text:s/>Transfer cycle timings<text:tab/>8</text:p>
          <text:p text:style-name="P9">5 <text:s/>SOPC builder integration<text:tab/>10</text:p>
          <text:p text:style-name="P9">6 <text:s/>Software driver<text:tab/>10</text:p>
        </text:index-body>
      </text:table-of-content>
      <text:p text:style-name="Text_20_body"/>
      <text:h text:style-name="Heading_20_1" text:outline-level="1">Introduction</text:h>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p>
      <text:p text:style-name="Text_20_body"><text:a xlink:type="simple" xlink:href="http://www.maxim-ic.com/products/1-wire/">http://www.maxim-ic.com/products/1-wire/</text:a></text:p>
      <text:h text:style-name="Heading_20_2" text:outline-level="2">Features</text:h>
      <text:p text:style-name="Text_20_body">This document describes a 1-wire master written in Verilog HDL, ready for integration into a FPGA based SoC. Only the physical layer of the protocol is implemented in hardware, so only bit level data transfers are possible, a software driver is required to perform byte level transfers and to support protocol layers above the physical layer. Features:</text:p>
      <text:list xml:id="list918719696" text:style-name="L1">
        <text:list-item>
          <text:p text:style-name="P13">reset pulse generation and presence detection, bit level write and read, timed idle slot</text:p>
        </text:list-item>
        <text:list-item>
          <text:p text:style-name="P13">overdrive mode</text:p>
        </text:list-item>
        <text:list-item>
          <text:p text:style-name="P13"><text:soft-page-break/>from 1 to 16 wires</text:p>
        </text:list-item>
        <text:list-item>
          <text:p text:style-name="P13">power (strong pull-up)</text:p>
        </text:list-item>
        <text:list-item>
          <text:p text:style-name="P13">pulling or interrupt driven CPU interface</text:p>
        </text:list-item>
      </text:list>
      <text:p text:style-name="Text_20_body">There are also other feature restrictions related to the design of the 1-wire bus (MicroLan). There are no features useful for handling a long and unstable bus, like active pull-up or adaptive timing.</text:p>
      <text:h text:style-name="Heading_20_1" text:outline-level="1">Verilog module parameters and ports</text:h>
      <text:p text:style-name="Text_20_body">The next section describes how to properly integrate the Verilog module into an FPGA.</text:p>
      <text:h text:style-name="Heading_20_2" text:outline-level="2">Parameters</text:h>
      <text:p text:style-name="P7">Table <text:sequence text:ref-name="refTable0" text:name="Table" text:formula="ooow:Table+1" style:num-format="1">1</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A1" office:value-type="string">
            <text:p text:style-name="Table_20_Contents">range</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CDR</text:span></text:p>
          </table:table-cell>
          <table:table-cell table:style-name="Table2.A2" office:value-type="string">
            <text:p text:style-name="Table_20_Contents">integer</text:p>
          </table:table-cell>
          <table:table-cell table:style-name="Table2.C2" office:value-type="float" office:value="10">
            <text:p text:style-name="Table_20_Contents">10</text:p>
          </table:table-cell>
          <table:table-cell table:style-name="Table2.A2" office:value-type="string">
            <text:p text:style-name="Table_20_Contents">0, 1, ...</text:p>
          </table:table-cell>
          <table:table-cell table:style-name="Table2.E2" office:value-type="string">
            <text:p text:style-name="Table_20_Contents">clock divider ratio</text:p>
          </table:table-cell>
        </table:table-row>
        <table:table-row>
          <table:table-cell table:style-name="Table2.A2" office:value-type="string">
            <text:p text:style-name="Table_20_Contents"><text:span text:style-name="Source_20_Text">B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A2" office:value-type="string">
            <text:p text:style-name="Table_20_Contents">8, 32</text:p>
          </table:table-cell>
          <table:table-cell table:style-name="Table2.E2" office:value-type="string">
            <text:p text:style-name="Table_20_Contents">bus data width</text:p>
          </table:table-cell>
        </table:table-row>
        <table:table-row>
          <table:table-cell table:style-name="Table2.A2" office:value-type="string">
            <text:p text:style-name="Table_20_Contents"><text:span text:style-name="Source_20_Text">OWN</text:span></text:p>
          </table:table-cell>
          <table:table-cell table:style-name="Table2.A2" office:value-type="string">
            <text:p text:style-name="Table_20_Contents">integer</text:p>
          </table:table-cell>
          <table:table-cell table:style-name="Table2.C2">
            <text:p text:style-name="Table_20_Contents"/>
          </table:table-cell>
          <table:table-cell table:style-name="Table2.A2" office:value-type="string">
            <text:p text:style-name="Table_20_Contents">1, 2, ..., 16</text:p>
          </table:table-cell>
          <table:table-cell table:style-name="Table2.E2" office:value-type="string">
            <text:p text:style-name="Table_20_Contents">number of wires</text:p>
          </table:table-cell>
        </table:table-row>
      </table:table>
      <text:p text:style-name="Text_20_body"/>
      <text:h text:style-name="Heading_20_3" text:outline-level="3">Clock divider ratio</text:h>
      <text:p text:style-name="Text_20_body">The internal state machine in normal mode uses a reference period <draw:frame draw:style-name="fr3" draw:name="Object5" text:anchor-type="as-char" svg:width="1.268cm" svg:height="0.467cm" draw:z-index="16"><draw:object xlink:href="./Object 5" xlink:type="simple" xlink:show="embed" xlink:actuate="onLoad"/><draw:image xlink:href="./ObjectReplacements/Object 5" xlink:type="simple" xlink:show="embed" xlink:actuate="onLoad"/><svg:desc>formula</svg:desc></draw:frame> thus clock divider parameter is computed with the next formula:</text:p>
      <text:p text:style-name="Text_20_body"><draw:frame draw:style-name="fr3" draw:name="Object1" text:anchor-type="as-char" svg:width="3.254cm" svg:height="0.531cm" draw:z-index="0"><draw:object xlink:href="./Object 1" xlink:type="simple" xlink:show="embed" xlink:actuate="onLoad"/><draw:image xlink:href="./ObjectReplacements/Object 1" xlink:type="simple" xlink:show="embed" xlink:actuate="onLoad"/></draw:frame></text:p>
      <text:p text:style-name="Text_20_body">If the dividing factor is not a round integer, than the timing of the controller will be slightly off, and would support only a subset of 1-wire devices with timing closer to the typical 30us slot. This limits the system clock to multiples of 133kHz.</text:p>
      <text:p text:style-name="Text_20_body"><draw:frame draw:style-name="fr3" draw:name="Object2" text:anchor-type="as-char" svg:width="6.336cm" svg:height="0.997cm" draw:z-index="1"><draw:object xlink:href="./Object 2" xlink:type="simple" xlink:show="embed" xlink:actuate="onLoad"/><draw:image xlink:href="./ObjectReplacements/Object 2" xlink:type="simple" xlink:show="embed" xlink:actuate="onLoad"/></draw:frame></text:p>
      <text:p text:style-name="Text_20_body">For overdrive mode a 8 times shorter reference period of <draw:frame draw:style-name="fr3" draw:name="Object6" text:anchor-type="as-char" svg:width="1.482cm" svg:height="0.467cm" draw:z-index="17"><draw:object xlink:href="./Object 6" xlink:type="simple" xlink:show="embed" xlink:actuate="onLoad"/><draw:image xlink:href="./ObjectReplacements/Object 6" xlink:type="simple" xlink:show="embed" xlink:actuate="onLoad"/><svg:desc>formula</svg:desc></draw:frame> is used. So to support both normal mode and overdrive, there is an additional restriction, that CDR must be divisible by 8. This limits the system clock to multiples of 1067kHz.</text:p>
      <text:p text:style-name="Text_20_body"><draw:frame draw:style-name="fr3" draw:name="Object3" text:anchor-type="as-char" svg:width="7.049cm" svg:height="0.998cm" draw:z-index="2"><draw:object xlink:href="./Object 3" xlink:type="simple" xlink:show="embed" xlink:actuate="onLoad"/><draw:image xlink:href="./ObjectReplacements/Object 3" xlink:type="simple" xlink:show="embed" xlink:actuate="onLoad"/><svg:desc>formula</svg:desc></draw:frame></text:p>
      <text:p text:style-name="Text_20_body"><text:span text:style-name="T1">TODO</text:span>: if the system clock requirements can not be met, it is possible to recode the state machine to use <draw:frame draw:style-name="fr3" draw:name="Object4" text:anchor-type="as-char" svg:width="0.954cm" svg:height="0.467cm" draw:z-index="3"><draw:object xlink:href="./Object 4" xlink:type="simple" xlink:show="embed" xlink:actuate="onLoad"/><draw:image xlink:href="./ObjectReplacements/Object 4" xlink:type="simple" xlink:show="embed" xlink:actuate="onLoad"/><svg:desc>formula</svg:desc></draw:frame> reference periods, this way a better tolerance to divider ratio error can be achieved.</text:p>
      <text:h text:style-name="Heading_20_3" text:outline-level="3">Data bus width</text:h>
      <text:p text:style-name="Text_20_body">The width of the data bus is 32bit by default, but only 8 bits are used, so it is possible to connect the controller to a 8bit CPU. The details are explained in the section on module ports.</text:p>
      <text:h text:style-name="Heading_20_2" text:outline-level="2"><text:soft-page-break/>Ports</text:h>
      <text:p text:style-name="P7">Table <text:sequence text:ref-name="refTable1" text:name="Table" text:formula="ooow:Table+1" style:num-format="1">2</text:sequence>: List of onewire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rit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ead</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write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ead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6" office:value-type="string">
            <text:p text:style-name="Table_20_Contents"><text:span text:style-name="Source_20_Text">bus_interrupt</text:span></text:p>
          </table:table-cell>
          <table:table-cell table:style-name="Table1.B6" office:value-type="float" office:value="1">
            <text:p text:style-name="Table_20_Contents"><text:span text:style-name="Source_20_Text">1</text:span></text:p>
          </table:table-cell>
          <table:table-cell table:style-name="Table1.A6" office:value-type="string">
            <text:p text:style-name="Table_20_Contents">output</text:p>
          </table:table-cell>
          <table:table-cell table:style-name="Table1.D6" office:value-type="string">
            <text:p text:style-name="Table_20_Contents">bus interrupt status</text:p>
          </table:table-cell>
        </table:table-row>
        <table:table-row>
          <table:table-cell table:style-name="Table1.A2" office:value-type="string">
            <text:p text:style-name="Table_20_Contents"><text:span text:style-name="Source_20_Text">one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newire</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one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Text_20_body"/>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OWN=0) the module can be also connected to an 8bit bus (a microcontroller for example). All CPU related signals are active high.</text:p>
      <text:p text:style-name="Text_20_body">Both read and write cycles are a single clock period long, the omitted <text:span text:style-name="Source_20_Text">bus_waitrequest</text:span> would be a constant '0'. Read data is valid only the first cycle of <text:span text:style-name="Source_20_Text">bus_read</text:span> being active, in the next cycle it might change due to the interrupt status being cleared.</text:p>
      <text:p text:style-name="Text_20_body">The interrupt signal indicates, that a reset, presence detection, write bit or read bit 1-wire slots has finished. After performing a bus read the interrupt is cleared.</text:p>
      <text:p text:style-name="Text_20_body"><draw:frame draw:style-name="fr1" draw:name="Frame2" text:anchor-type="paragraph" svg:x="0.002cm" svg:y="0.212cm" svg:width="17.027cm" draw:z-index="4"><draw:text-box fo:min-height="5.817cm"><text:p text:style-name="Drawing"><draw:g text:anchor-type="paragraph" draw:z-index="5" draw:style-name="gr1"><draw:g draw:style-name="gr2"><draw:line draw:style-name="gr3" draw:text-style-name="P41" svg:x1="4.016cm" svg:y1="0.8cm" svg:x2="4.216cm" svg:y2="0.2cm"><text:p/></draw:line><draw:line draw:style-name="gr4" draw:text-style-name="P41" svg:x1="4.216cm" svg:y1="0.2cm" svg:x2="5.016cm" svg:y2="0.2cm"><text:p/></draw:line><draw:line draw:style-name="gr5" draw:text-style-name="P41" svg:x1="5.215cm" svg:y1="0.8cm" svg:x2="5.015cm" svg:y2="0.2cm"><text:p/></draw:line><draw:line draw:style-name="gr6" draw:text-style-name="P41" svg:x1="5.216cm" svg:y1="0.8cm" svg:x2="6.016cm" svg:y2="0.8cm"><text:p/></draw:line></draw:g><draw:g draw:style-name="gr2"><draw:line draw:style-name="gr7" draw:text-style-name="P41" svg:x1="6.016cm" svg:y1="0.8cm" svg:x2="6.216cm" svg:y2="0.2cm"><text:p/></draw:line><draw:line draw:style-name="gr8" draw:text-style-name="P41" svg:x1="6.216cm" svg:y1="0.2cm" svg:x2="7.016cm" svg:y2="0.2cm"><text:p/></draw:line><draw:line draw:style-name="gr9" draw:text-style-name="P41" svg:x1="7.216cm" svg:y1="0.8cm" svg:x2="7.016cm" svg:y2="0.2cm"><text:p/></draw:line><draw:line draw:style-name="gr10" draw:text-style-name="P41" svg:x1="7.216cm" svg:y1="0.8cm" svg:x2="8.016cm" svg:y2="0.8cm"><text:p/></draw:line></draw:g><draw:g draw:style-name="gr2"><draw:line draw:style-name="gr11" draw:text-style-name="P41" svg:x1="8.016cm" svg:y1="0.8cm" svg:x2="8.216cm" svg:y2="0.2cm"><text:p/></draw:line><draw:line draw:style-name="gr12" draw:text-style-name="P41" svg:x1="8.216cm" svg:y1="0.2cm" svg:x2="9.016cm" svg:y2="0.2cm"><text:p/></draw:line><draw:line draw:style-name="gr13" draw:text-style-name="P41" svg:x1="9.216cm" svg:y1="0.8cm" svg:x2="9.016cm" svg:y2="0.2cm"><text:p/></draw:line><draw:line draw:style-name="gr14" draw:text-style-name="P41" svg:x1="9.216cm" svg:y1="0.8cm" svg:x2="10.016cm" svg:y2="0.8cm"><text:p/></draw:line></draw:g><draw:g draw:style-name="gr2"><draw:line draw:style-name="gr15" draw:text-style-name="P41" svg:x1="10.016cm" svg:y1="0.8cm" svg:x2="10.216cm" svg:y2="0.2cm"><text:p/></draw:line><draw:line draw:style-name="gr16" draw:text-style-name="P41" svg:x1="10.216cm" svg:y1="0.2cm" svg:x2="11.016cm" svg:y2="0.2cm"><text:p/></draw:line><draw:line draw:style-name="gr17" draw:text-style-name="P41" svg:x1="11.216cm" svg:y1="0.8cm" svg:x2="11.016cm" svg:y2="0.2cm"><text:p/></draw:line><draw:line draw:style-name="gr18" draw:text-style-name="P41" svg:x1="11.216cm" svg:y1="0.8cm" svg:x2="12.016cm" svg:y2="0.8cm"><text:p/></draw:line></draw:g><draw:g draw:style-name="gr2"><draw:line draw:style-name="gr19" draw:text-style-name="P41" svg:x1="12.016cm" svg:y1="0.8cm" svg:x2="12.216cm" svg:y2="0.2cm"><text:p/></draw:line><draw:line draw:style-name="gr20" draw:text-style-name="P41" svg:x1="12.216cm" svg:y1="0.2cm" svg:x2="13.016cm" svg:y2="0.2cm"><text:p/></draw:line><draw:line draw:style-name="gr21" draw:text-style-name="P41" svg:x1="13.216cm" svg:y1="0.8cm" svg:x2="13.016cm" svg:y2="0.2cm"><text:p/></draw:line><draw:line draw:style-name="gr22" draw:text-style-name="P41" svg:x1="13.216cm" svg:y1="0.8cm" svg:x2="14.016cm" svg:y2="0.8cm"><text:p/></draw:line></draw:g><draw:g draw:style-name="gr2"><draw:line draw:style-name="gr23" draw:text-style-name="P41" svg:x1="14.016cm" svg:y1="0.8cm" svg:x2="14.216cm" svg:y2="0.2cm"><text:p/></draw:line><draw:line draw:style-name="gr24" draw:text-style-name="P41" svg:x1="14.216cm" svg:y1="0.2cm" svg:x2="15.016cm" svg:y2="0.2cm"><text:p/></draw:line><draw:line draw:style-name="gr25" draw:text-style-name="P41" svg:x1="15.216cm" svg:y1="0.8cm" svg:x2="15.016cm" svg:y2="0.2cm"><text:p/></draw:line><draw:line draw:style-name="gr26" draw:text-style-name="P41" svg:x1="15.216cm" svg:y1="0.8cm" svg:x2="16.016cm" svg:y2="0.8cm"><text:p/></draw:line></draw:g><draw:line draw:style-name="gr27" draw:text-style-name="P42" svg:x1="6.216cm" svg:y1="1.8cm" svg:x2="6.416cm" svg:y2="1.2cm"><text:p/></draw:line><draw:line draw:style-name="gr27" draw:text-style-name="P42" svg:x1="4.016cm" svg:y1="1.8cm" svg:x2="6.216cm" svg:y2="1.8cm"><text:p/></draw:line><draw:line draw:style-name="gr27" draw:text-style-name="P42" svg:x1="8.416cm" svg:y1="1.8cm" svg:x2="8.216cm" svg:y2="1.2cm"><text:p/></draw:line><draw:line draw:style-name="gr27" draw:text-style-name="P42" svg:x1="8.414cm" svg:y1="1.8cm" svg:x2="17.014cm" svg:y2="1.8cm"><text:p/></draw:line><draw:frame draw:style-name="gr28" draw:text-style-name="P44" svg:width="4.001cm" svg:height="0.802cm" svg:x="0.016cm" svg:y="0cm"><draw:text-box><text:p text:style-name="P43"><text:span text:style-name="T21">clk</text:span></text:p></draw:text-box></draw:frame><draw:frame draw:style-name="gr28" draw:text-style-name="P44" svg:width="4.001cm" svg:height="0.802cm" svg:x="0.016cm" svg:y="0.998cm"><draw:text-box><text:p text:style-name="P43"><text:span text:style-name="T21">bus_write</text:span></text:p></draw:text-box></draw:frame><draw:frame draw:style-name="gr28" draw:text-style-name="P44" svg:width="4.01cm" svg:height="0.802cm" svg:x="0.007cm" svg:y="2.034cm"><draw:text-box><text:p text:style-name="P43"><text:span text:style-name="T21">bus_read</text:span></text:p></draw:text-box></draw:frame><draw:line draw:style-name="gr27" draw:text-style-name="P42" svg:x1="6.416cm" svg:y1="1.2cm" svg:x2="8.216cm" svg:y2="1.2cm"><text:p/></draw:line><draw:line draw:style-name="gr27" draw:text-style-name="P42" svg:x1="12.216cm" svg:y1="2.8cm" svg:x2="12.416cm" svg:y2="2.2cm"><text:p/></draw:line><draw:line draw:style-name="gr27" draw:text-style-name="P42" svg:x1="4.016cm" svg:y1="2.8cm" svg:x2="12.216cm" svg:y2="2.8cm"><text:p/></draw:line><draw:line draw:style-name="gr27" draw:text-style-name="P42" svg:x1="14.416cm" svg:y1="2.8cm" svg:x2="14.216cm" svg:y2="2.2cm"><text:p/></draw:line><draw:line draw:style-name="gr27" draw:text-style-name="P42" svg:x1="14.416cm" svg:y1="2.8cm" svg:x2="17.016cm" svg:y2="2.8cm"><text:p/></draw:line><draw:line draw:style-name="gr27" draw:text-style-name="P42" svg:x1="12.416cm" svg:y1="2.2cm" svg:x2="14.216cm" svg:y2="2.2cm"><text:p/></draw:line><draw:frame draw:style-name="gr28" draw:text-style-name="P44" svg:width="4.001cm" svg:height="0.802cm" svg:x="0.016cm" svg:y="2.999cm"><draw:text-box><text:p text:style-name="P43"><text:span text:style-name="T21">bus_writedata</text:span></text:p></draw:text-box></draw:frame><draw:frame draw:style-name="gr28" draw:text-style-name="P44" svg:width="4.001cm" svg:height="0.802cm" svg:x="0.016cm" svg:y="3.999cm"><draw:text-box><text:p text:style-name="P43"><text:span text:style-name="T21">bus_readdata</text:span></text:p></draw:text-box></draw:frame><draw:frame draw:style-name="gr28" draw:text-style-name="P44" svg:width="4.001cm" svg:height="0.802cm" svg:x="0.016cm" svg:y="4.999cm"><draw:text-box><text:p text:style-name="P43"><text:span text:style-name="T21">bus_interrupt</text:span></text:p></draw:text-box></draw:frame><draw:polygon draw:style-name="gr29" draw:text-style-name="P42" svg:width="2.299cm" svg:height="0.599cm" svg:x="4.016cm" svg:y="3.2cm" svg:viewBox="0 0 2300 600" draw:points="0,0 2200,0 2300,300 2200,600 0,600"><text:p/></draw:polygon><draw:polygon draw:style-name="gr29" draw:text-style-name="P42" svg:width="8.699cm" svg:height="0.599cm" svg:x="8.316cm" svg:y="3.2cm" svg:viewBox="0 0 8700 600" draw:points="8700,0 100,0 0,300 100,600 8700,600"><text:p/></draw:polygon><draw:polygon draw:style-name="gr30" draw:text-style-name="P42" svg:width="1.999cm" svg:height="0.599cm" svg:x="6.316cm" svg:y="3.2cm" svg:viewBox="0 0 2000 600" draw:points="1900,0 100,0 0,300 100,600 1900,600 2000,300"><text:p/></draw:polygon><draw:polygon draw:style-name="gr29" draw:text-style-name="P42" svg:width="8.299cm" svg:height="0.599cm" svg:x="4.016cm" svg:y="4.2cm" svg:viewBox="0 0 8300 600" draw:points="0,0 8200,0 8300,300 8200,600 0,600"><text:p/></draw:polygon><draw:polygon draw:style-name="gr29" draw:text-style-name="P42" svg:width="2.699cm" svg:height="0.599cm" svg:x="14.316cm" svg:y="4.2cm" svg:viewBox="0 0 2700 600" draw:points="2700,0 100,0 0,300 100,600 2700,600"><text:p/></draw:polygon><draw:polygon draw:style-name="gr30" draw:text-style-name="P42" svg:width="1.999cm" svg:height="0.599cm" svg:x="12.316cm" svg:y="4.2cm" svg:viewBox="0 0 2000 600" draw:points="1900,0 100,0 0,300 100,600 1900,600 2000,300"><text:p/></draw:polygon><draw:line draw:style-name="gr27" draw:text-style-name="P42" svg:x1="14.416cm" svg:y1="5.8cm" svg:x2="14.216cm" svg:y2="5.2cm"><text:p/></draw:line><draw:line draw:style-name="gr27" draw:text-style-name="P42" svg:x1="14.416cm" svg:y1="5.8cm" svg:x2="17.016cm" svg:y2="5.8cm"><text:p/></draw:line><draw:line draw:style-name="gr27" draw:text-style-name="P42" svg:x1="4.016cm" svg:y1="5.2cm" svg:x2="14.216cm" svg:y2="5.2cm"><text:p/></draw:line><draw:line draw:style-name="gr31" draw:text-style-name="P41" svg:x1="16.016cm" svg:y1="0.8cm" svg:x2="16.216cm" svg:y2="0.2cm"><text:p/></draw:line><draw:line draw:style-name="gr32" draw:text-style-name="P41" svg:x1="16.216cm" svg:y1="0.2cm" svg:x2="17.016cm" svg:y2="0.2cm"><text:p/></draw:line></draw:g>Drawing <text:sequence text:ref-name="refDrawing0" text:name="Drawing" text:formula="ooow:Drawing+1" style:num-format="1">1</text:sequence>: Bus timing (write, read and interrupt status)</text:p></draw:text-box></draw:frame></text:p>
      <text:p text:style-name="Text_20_body">The next table describes how to connect the onewire module to an Avalon MM or Wishbone master.</text:p>
      <text:p text:style-name="P7">Table <text:sequence text:ref-name="refTable2" text:name="Table" text:formula="ooow:Table+1" style:num-format="1">3</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bus signal</text:p>
          </table:table-cell>
          <table:table-cell table:style-name="Table3.A1" office:value-type="string">
            <text:p text:style-name="P1">Avalon MM signal</text:p>
          </table:table-cell>
          <table:table-cell table:style-name="Table3.C1" office:value-type="string">
            <text:p text:style-name="P1">Wishbone signal</text:p>
          </table:table-cell>
        </table:table-row>
        <table:table-row>
          <table:table-cell table:style-name="Table3.A2" office:value-type="string">
            <text:p text:style-name="Table_20_Contents"><text:span text:style-name="Source_20_Text">bus_write</text:span></text:p>
          </table:table-cell>
          <table:table-cell table:style-name="Table3.A2" office:value-type="string">
            <text:p text:style-name="Table_20_Contents"><text:span text:style-name="Source_20_Text">avalon_write</text:span></text:p>
          </table:table-cell>
          <table:table-cell table:style-name="Table3.C2" office:value-type="string">
            <text:p text:style-name="P1"><text:span text:style-name="Source_20_Text">cyc &amp; stb &amp; we</text:span></text:p>
          </table:table-cell>
        </table:table-row>
        <text:soft-page-break/>
        <table:table-row>
          <table:table-cell table:style-name="Table3.A2" office:value-type="string">
            <text:p text:style-name="Table_20_Contents"><text:span text:style-name="Source_20_Text">bus_read</text:span></text:p>
          </table:table-cell>
          <table:table-cell table:style-name="Table3.A2" office:value-type="string">
            <text:p text:style-name="Table_20_Contents"><text:span text:style-name="Source_20_Text">avalon_read</text:span></text:p>
          </table:table-cell>
          <table:table-cell table:style-name="Table3.C2" office:value-type="string">
            <text:p text:style-name="P1"><text:span text:style-name="Source_20_Text">cyc &amp; stb &amp; ~we</text:span></text:p>
          </table:table-cell>
        </table:table-row>
        <table:table-row>
          <table:table-cell table:style-name="Table3.A2" office:value-type="string">
            <text:p text:style-name="Table_20_Contents"><text:span text:style-name="Source_20_Text">bus_writedata</text:span></text:p>
          </table:table-cell>
          <table:table-cell table:style-name="Table3.A2" office:value-type="string">
            <text:p text:style-name="Table_20_Contents"><text:span text:style-name="Source_20_Text">avalon_writedata</text:span></text:p>
          </table:table-cell>
          <table:table-cell table:style-name="Table3.C2" office:value-type="string">
            <text:p text:style-name="P1"><text:span text:style-name="Source_20_Text">dat_w</text:span></text:p>
          </table:table-cell>
        </table:table-row>
        <table:table-row>
          <table:table-cell table:style-name="Table3.A2" office:value-type="string">
            <text:p text:style-name="Table_20_Contents"><text:span text:style-name="Source_20_Text">bus_readdata</text:span></text:p>
          </table:table-cell>
          <table:table-cell table:style-name="Table3.A2" office:value-type="string">
            <text:p text:style-name="Table_20_Contents"><text:span text:style-name="Source_20_Text">avalon_readdata</text:span></text:p>
          </table:table-cell>
          <table:table-cell table:style-name="Table3.C2" office:value-type="string">
            <text:p text:style-name="P1"><text:span text:style-name="Source_20_Text">dat_r</text:span></text:p>
          </table:table-cell>
        </table:table-row>
        <table:table-row>
          <table:table-cell table:style-name="Table3.A2" office:value-type="string">
            <text:p text:style-name="Table_20_Contents"><text:span text:style-name="Source_20_Text">bus_interrupt</text:span></text:p>
          </table:table-cell>
          <table:table-cell table:style-name="Table3.A2" office:value-type="string">
            <text:p text:style-name="Table_20_Contents"><text:span text:style-name="Source_20_Text">avalon_interrupt</text:span></text:p>
          </table:table-cell>
          <table:table-cell table:style-name="Table3.C2" office:value-type="string">
            <text:p text:style-name="P1"><text:span text:style-name="Source_20_Text">irq</text:span></text:p>
          </table:table-cell>
        </table:table-row>
      </table:table>
      <text:p text:style-name="Text_20_body"/>
      <text:h text:style-name="Heading_20_3" text:outline-level="3">1-wire interface</text:h>
      <text:p text:style-name="Text_20_body">The 1-wire module requires an external open drain driver to be able to drive a bidirectional FPGA pin. The <text:span text:style-name="Source_20_Text">onewire_p</text:span> signal can be used to supply extra power to the 1-wire line (for temperature conversion, ...), if the signal is not used, 0 should be used instead.</text:p>
      <text:p text:style-name="Text_20_body"><draw:frame draw:style-name="fr1" draw:name="Frame1" text:anchor-type="paragraph" svg:x="0cm" svg:y="0.21cm" svg:width="17cm" draw:z-index="6"><draw:text-box fo:min-height="4.001cm"><text:p text:style-name="Drawing"><draw:g text:anchor-type="paragraph" draw:z-index="7" draw:style-name="gr1"><draw:polygon draw:style-name="gr33" draw:text-style-name="P42" svg:width="2.235cm" svg:height="1.788cm" draw:transform="rotate (-0.463733982255992) translate (11.5636558326175cm 0.999827260955557cm)" svg:viewBox="0 0 2236 1789" draw:points="0,162094 2236,162094 895,163883"><text:p/></draw:polygon><draw:line draw:style-name="gr34" draw:text-style-name="P42" svg:x1="10.063cm" svg:y1="2cm" svg:x2="11.563cm" svg:y2="2cm"><text:p/></draw:line><draw:line draw:style-name="gr34" draw:text-style-name="P42" svg:x1="10.063cm" svg:y1="0.5cm" svg:x2="12.563cm" svg:y2="0.5cm"><text:p/></draw:line><draw:line draw:style-name="gr34" draw:text-style-name="P42" svg:x1="12.566cm" svg:y1="0.5cm" svg:x2="12.566cm" svg:y2="1.5cm"><text:p/></draw:line><draw:line draw:style-name="gr34" draw:text-style-name="P42" svg:x1="13.563cm" svg:y1="2cm" svg:x2="15.563cm" svg:y2="2cm"><text:p/></draw:line><draw:line draw:style-name="gr34" draw:text-style-name="P42" svg:x1="10.063cm" svg:y1="3.5cm" svg:x2="14.063cm" svg:y2="3.5cm"><text:p/></draw:line><draw:line draw:style-name="gr35" draw:text-style-name="P42" svg:x1="14.067cm" svg:y1="2cm" svg:x2="14.067cm" svg:y2="3.5cm"><text:p/></draw:line><draw:frame draw:style-name="gr36" draw:text-style-name="P44" svg:width="8cm" svg:height="1.001cm" svg:x="1.563cm" svg:y="1.499cm"><draw:text-box><text:p text:style-name="P43"><text:span text:style-name="T21">onewire_p[i]</text:span></text:p></draw:text-box></draw:frame><draw:frame draw:style-name="gr36" draw:text-style-name="P44" svg:width="8.125cm" svg:height="1.001cm" svg:x="1.438cm" svg:y="0cm"><draw:text-box><text:p text:style-name="P43"><text:span text:style-name="T21">onewire_p[i] | onewire_e[i]</text:span></text:p></draw:text-box></draw:frame><draw:frame draw:style-name="gr36" draw:text-style-name="P44" svg:width="8cm" svg:height="1.001cm" svg:x="1.563cm" svg:y="3cm"><draw:text-box><text:p text:style-name="P43"><text:span text:style-name="T21">onewire_i[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assign onewire <text:s/>[i] = (onewire_p | onewire_e) ? onewire_p : 1'bz;</text:p>
      <text:p text:style-name="Preformatted_20_Text">assign onewire_i[i] = <text:s/>onewire;</text:p>
      <text:p text:style-name="Text_20_body"/>
      <text:p text:style-name="Text_20_body">And if the power signal is ignored.</text:p>
      <text:p text:style-name="Preformatted_20_Text">assign onewire <text:s/>[i] = onewire_e ? 1'b0 : 1'bz;</text:p>
      <text:p text:style-name="Preformatted_20_Text">assign onewire_i[i] = onewire;</text:p>
      <text:p text:style-name="Text_20_body"/>
      <text:h text:style-name="Heading_20_1" text:outline-level="1">Processor interface</text:h>
      <text:p text:style-name="Text_20_body">The processor interface is described in three steps:</text:p>
      <text:list xml:id="list642624035" text:style-name="L2">
        <text:list-item>
          <text:p text:style-name="P14">1-wire line multiplexing and power enable</text:p>
        </text:list-item>
        <text:list-item>
          <text:p text:style-name="P14">status/control register description</text:p>
        </text:list-item>
        <text:list-item>
          <text:p text:style-name="P14">driver access sequences (pooling and interrupts)</text:p>
        </text:list-item>
      </text:list>
      <text:p text:style-name="Text_20_body">The onewire module is designed to be accessible by the CPU through a single 32bit register, if between 1 and 16 (OWN parameter) 1-wire line is required. If a single line is enough than power and select bits have no function, and the interface can be reduced to an 8bit control/status register.</text:p>
      <text:p text:style-name="P7">Table <text:sequence text:ref-name="refTable3" text:name="Table" text:formula="ooow:Table+1" style:num-format="1">4</text:sequence>: CPU access register</text:p>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float" office:value="0">
            <text:p text:style-name="P2">31..24</text:p>
          </table:table-cell>
          <table:table-cell table:style-name="Table7.A1" office:value-type="float" office:value="0">
            <text:p text:style-name="P2">23..16</text:p>
          </table:table-cell>
          <table:table-cell table:style-name="Table7.A1" table:number-columns-spanned="2" office:value-type="float" office:value="0">
            <text:p text:style-name="P2">15..8</text:p>
          </table:table-cell>
          <table:covered-table-cell/>
          <table:table-cell table:style-name="Table7.E1" office:value-type="float" office:value="36708">
            <text:p text:style-name="P2">7..0</text:p>
          </table:table-cell>
        </table:table-row>
        <table:table-row>
          <table:table-cell table:style-name="Table7.A2" table:number-columns-spanned="2" office:value-type="float" office:value="0">
            <text:p text:style-name="P2">power</text:p>
          </table:table-cell>
          <table:covered-table-cell/>
          <table:table-cell table:style-name="Table7.A2">
            <text:p text:style-name="P2"/>
          </table:table-cell>
          <table:table-cell table:style-name="Table7.A2" office:value-type="float" office:value="0">
            <text:p text:style-name="P2">select</text:p>
          </table:table-cell>
          <table:table-cell table:style-name="Table7.E2" office:value-type="float" office:value="0">
            <text:p text:style-name="P2">status/control</text:p>
          </table:table-cell>
        </table:table-row>
      </table:table>
      <text:p text:style-name="Text_20_body"/>
      <text:p text:style-name="Text_20_body">Since all the controls are in a single register and there is no byte select signal, on every write all <text:soft-page-break/>controls must have the correct value. In software this can be achieved by having a permanent structure holding the interface state.</text:p>
      <text:h text:style-name="Heading_20_2" text:outline-level="2">1-wire line multiplexing and power enable</text:h>
      <text:p text:style-name="Text_20_body">The onewire module can implement more than one 1-wire line depending on the value of the OW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transfer cycle can be issued, but it is possible to time multiplex between lines on bit transfer level. Each transfer must finish before a new transfer to the same or different line can be issued.</text:p>
      <text:p text:style-name="Text_20_body">The <text:span text:style-name="Source_20_Text">select[3:0]</text:span> register is used to select one of OWN lines. If the module is configured for only one line (OWN=1), than select is not implemented and therefore ignored. If a line is not selected its <text:span text:style-name="Source_20_Text">onewire_e</text:span> signal is not active.</text:p>
      <text:p text:style-name="Text_20_body">The <text:span text:style-name="Source_20_Text">power[15:0]</text:span> register is directly connected to the <text:span text:style-name="Source_20_Text">onewire_p[OWN-1:0]</text:span> output port. If the module is configured for only one line (OWN=1), than <text:s/><text:span text:style-name="Source_20_Text">power[15:0]</text:span> is not implemented and ignored and the <text:span text:style-name="Source_20_Text">pwr</text:span> bit from the status/control register is used instead. If the module is configured for more than one line (OWN=1) than writes to the <text:span text:style-name="Source_20_Text">pwr</text:span> bit are ignored.</text:p>
      <text:p text:style-name="Text_20_body">TODO: 1-wire line multiplexing schematic</text:p>
      <text:h text:style-name="Heading_20_2" text:outline-level="2">Status/control register</text:h>
      <text:p text:style-name="Text_20_body">There is a single register in the 1-wire master address space. This register is further restricted to only 8 bits. Writing into this register will always initiate an 1-wire slot. Writing into the register while a cycle is already in progress will break the running cycle and start a new cycle usually causing a protocol error.</text:p>
      <text:p text:style-name="P7">Table <text:sequence text:ref-name="refTable4" text:name="Table" text:formula="ooow:Table+1" style:num-format="1">5</text:sequence>: Statue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1"/>
          </table:table-cell>
          <table:table-cell table:style-name="Table4.B1" office:value-type="float" office:value="7">
            <text:p text:style-name="P2">7</text:p>
          </table:table-cell>
          <table:table-cell table:style-name="Table4.B1" office:value-type="float" office:value="6">
            <text:p text:style-name="P2">6</text:p>
          </table:table-cell>
          <table:table-cell table:style-name="Table4.B1" office:value-type="float" office:value="5">
            <text:p text:style-name="P2">5</text:p>
          </table:table-cell>
          <table:table-cell table:style-name="Table4.B1" office:value-type="float" office:value="4">
            <text:p text:style-name="P2">4</text:p>
          </table:table-cell>
          <table:table-cell table:style-name="Table4.B1" office:value-type="float" office:value="3">
            <text:p text:style-name="P2">3</text:p>
          </table:table-cell>
          <table:table-cell table:style-name="Table4.B1" office:value-type="float" office:value="2">
            <text:p text:style-name="P2">2</text:p>
          </table:table-cell>
          <table:table-cell table:style-name="Table4.B1" office:value-type="float" office:value="1">
            <text:p text:style-name="P2">1</text:p>
          </table:table-cell>
          <table:table-cell table:style-name="Table4.I1" office:value-type="float" office:value="0">
            <text:p text:style-name="P2">0</text:p>
          </table:table-cell>
        </table:table-row>
        <table:table-row>
          <table:table-cell table:style-name="Table4.A2" office:value-type="string">
            <text:p text:style-name="P1">name</text:p>
          </table:table-cell>
          <table:table-cell table:style-name="Table4.B2" office:value-type="string">
            <text:p text:style-name="P2"><text:span text:style-name="Source_20_Text">erx</text:span></text:p>
          </table:table-cell>
          <table:table-cell table:style-name="Table4.B2" office:value-type="string">
            <text:p text:style-name="P2"><text:span text:style-name="Source_20_Text">etx</text:span></text:p>
          </table:table-cell>
          <table:table-cell table:style-name="Table4.B2" office:value-type="string">
            <text:p text:style-name="P2"><text:span text:style-name="Source_20_Text">srx</text:span></text:p>
          </table:table-cell>
          <table:table-cell table:style-name="Table4.B2" office:value-type="string">
            <text:p text:style-name="P2"><text:span text:style-name="Source_20_Text">stx</text:span></text:p>
          </table:table-cell>
          <table:table-cell table:style-name="Table4.B2" office:value-type="string">
            <text:p text:style-name="P2"><text:span text:style-name="Source_20_Text">pwr/owr</text:span></text:p>
          </table:table-cell>
          <table:table-cell table:style-name="Table4.B2" office:value-type="string">
            <text:p text:style-name="P2"><text:span text:style-name="Source_20_Text">ovd</text:span></text:p>
          </table:table-cell>
          <table:table-cell table:style-name="Table4.B2" office:value-type="string">
            <text:p text:style-name="P2"><text:span text:style-name="Source_20_Text">rst/trn</text:span></text:p>
          </table:table-cell>
          <table:table-cell table:style-name="Table4.I2" office:value-type="string">
            <text:p text:style-name="P2"><text:span text:style-name="Source_20_Text">dat</text:span></text:p>
          </table:table-cell>
        </table:table-row>
        <table:table-row>
          <table:table-cell table:style-name="Table4.A2" office:value-type="string">
            <text:p text:style-name="P1">access</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r</text:p>
          </table:table-cell>
          <table:table-cell table:style-name="Table4.B2" office:value-type="string">
            <text:p text:style-name="P2">r</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w</text:p>
          </table:table-cell>
          <table:table-cell table:style-name="Table4.I2" office:value-type="string">
            <text:p text:style-name="P2">r/w</text:p>
          </table:table-cell>
        </table:table-row>
        <table:table-row>
          <table:table-cell table:style-name="Table4.A2" office:value-type="string">
            <text:p text:style-name="P1">reset</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I2" office:value-type="string">
            <text:p text:style-name="P2">x</text:p>
          </table:table-cell>
        </table:table-row>
      </table:table>
      <text:p text:style-name="Text_20_body"/>
      <text:p text:style-name="P7">Table <text:sequence text:ref-name="refTable5" text:name="Table" text:formula="ooow:Table+1" style:num-format="1">6</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1"/>
          </table:table-cell>
          <table:table-cell table:style-name="Table5.A1" office:value-type="string">
            <text:p text:style-name="P3"/>
          </table: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3"><text:span text:style-name="Source_20_Text">dat</text:span></text:p>
          </table:table-cell>
          <table:table-cell table:style-name="Table5.C2" office:value-type="string">
            <text:p text:style-name="P1">write: data transmit request (0 - perform write 0 slot, 1 - perform write 1 or/and read slot)</text:p>
            <text:p text:style-name="P1">read: data receive status (read value for each 1-wire read slot)</text:p>
            <text:p text:style-name="P1">read: presence detect status (0 - device presence detected, 1 - no device detected)</text:p>
          </table:table-cell>
        </table:table-row>
        <table:table-row>
          <table:table-cell table:style-name="Table5.A2" office:value-type="float" office:value="1">
            <text:p text:style-name="P1">1</text:p>
          </table:table-cell>
          <table:table-cell table:style-name="Table5.B2" office:value-type="string">
            <text:p text:style-name="P3"><text:span text:style-name="Source_20_Text">rst</text:span></text:p>
            <text:p text:style-name="P3"><text:span text:style-name="Source_20_Text">trn</text:span></text:p>
          </table:table-cell>
          <table:table-cell table:style-name="Table5.C2" office:value-type="string">
            <text:p text:style-name="P1">write: reset pulse request (0 - no action, 1 - perform reset and read presence)</text:p>
            <text:p text:style-name="P1">read: transfer status (0 - no transfer, 1 - transfer in progress)</text:p>
          </table:table-cell>
        </table:table-row>
        <table:table-row>
          <table:table-cell table:style-name="Table5.A2" office:value-type="float" office:value="2">
            <text:p text:style-name="P1">2</text:p>
          </table:table-cell>
          <table:table-cell table:style-name="Table5.B2" office:value-type="string">
            <text:p text:style-name="P3"><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3">
            <text:p text:style-name="P1">3</text:p>
          </table:table-cell>
          <table:table-cell table:style-name="Table5.B2" office:value-type="string">
            <text:p text:style-name="P3"><text:span text:style-name="Source_20_Text">pwr</text:span></text:p>
            <text:p text:style-name="P3"><text:span text:style-name="Source_20_Text">owr</text:span></text:p>
          </table:table-cell>
          <table:table-cell table:style-name="Table5.C2" office:value-type="string">
            <text:p text:style-name="P1">write: power supply (0 - normal operation, 1 - supply power over 1-wire)</text:p>
            <text:p text:style-name="P1">read: direct access to the currently selected 1-wire line (for debugging purposes)</text:p>
          </table:table-cell>
        </table:table-row>
        <text:soft-page-break/>
        <table:table-row>
          <table:table-cell table:style-name="Table5.A2" office:value-type="float" office:value="4">
            <text:p text:style-name="P1">4</text:p>
          </table:table-cell>
          <table:table-cell table:style-name="Table5.B2" office:value-type="string">
            <text:p text:style-name="P3"><text:span text:style-name="Source_20_Text">stx</text:span></text:p>
          </table:table-cell>
          <table:table-cell table:style-name="Table5.C2" office:value-type="string">
            <text:p text:style-name="P1">status of transmit interrupt (set on end of reset or write data slot, cleared by Avalon read)</text:p>
          </table:table-cell>
        </table:table-row>
        <table:table-row>
          <table:table-cell table:style-name="Table5.A2" office:value-type="float" office:value="5">
            <text:p text:style-name="P1">5</text:p>
          </table:table-cell>
          <table:table-cell table:style-name="Table5.B2" office:value-type="string">
            <text:p text:style-name="P3"><text:span text:style-name="Source_20_Text">srx</text:span></text:p>
          </table:table-cell>
          <table:table-cell table:style-name="Table5.C2" office:value-type="string">
            <text:p text:style-name="P1">status of receive interrupt (set during presence or read data slot, cleared by Avalon read)</text:p>
          </table:table-cell>
        </table:table-row>
        <table:table-row>
          <table:table-cell table:style-name="Table5.A2" office:value-type="float" office:value="6">
            <text:p text:style-name="P1">6</text:p>
          </table:table-cell>
          <table:table-cell table:style-name="Table5.B2" office:value-type="string">
            <text:p text:style-name="P3"><text:span text:style-name="Source_20_Text">etx</text:span></text:p>
          </table:table-cell>
          <table:table-cell table:style-name="Table5.C2" office:value-type="string">
            <text:p text:style-name="P1">enable transmit interrupt (0 - disabled, 1 - enabled)</text:p>
          </table:table-cell>
        </table:table-row>
        <table:table-row>
          <table:table-cell table:style-name="Table5.A2" office:value-type="float" office:value="7">
            <text:p text:style-name="P1">7</text:p>
          </table:table-cell>
          <table:table-cell table:style-name="Table5.B2" office:value-type="string">
            <text:p text:style-name="P3"><text:span text:style-name="Source_20_Text">erx</text:span></text:p>
          </table:table-cell>
          <table:table-cell table:style-name="Table5.C2" office:value-type="string">
            <text:p text:style-name="P1">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slot. Bit <text:span text:style-name="Source_20_Text">ovd</text:span> is used to specify the transfer speed. Combinations of this bits are used to select 8 different slot types. Detailed timing for this slots is explained in the section "Supported 1-wire functionality".</text:p>
      <text:p text:style-name="P7">Table <text:sequence text:ref-name="refTable6" text:name="Table" text:formula="ooow:Table+1" style:num-format="1">7</text:sequence>: List of supported slot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text:span text:style-name="Source_20_Text">ovd</text:span></text:p>
          </table:table-cell>
          <table:table-cell table:style-name="Table6.A1" office:value-type="string">
            <text:p text:style-name="P2"><text:span text:style-name="Source_20_Text">rst</text:span></text:p>
          </table:table-cell>
          <table:table-cell table:style-name="Table6.A1" office:value-type="string">
            <text:p text:style-name="P2"><text:span text:style-name="Source_20_Text">dat</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0<text:span text:style-name="T2">μ</text:span><text:span text:style-name="T3">s</text:span></text:p>
          </table:table-cell>
          <table:table-cell table:style-name="Table6.E2" office:value-type="string">
            <text:p text:style-name="P1">write '0' cycle</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0<text:span text:style-name="T2">μ</text:span><text:span text:style-name="T3">s</text:span></text:p>
          </table:table-cell>
          <table:table-cell table:style-name="Table6.E2" office:value-type="string">
            <text:p text:style-name="P1">write '1' cycle or read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0<text:span text:style-name="T2">μ</text:span><text:span text:style-name="T3">s</text:span></text:p>
          </table:table-cell>
          <table:table-cell table:style-name="Table6.E2" office:value-type="string">
            <text:p text:style-name="P1">reset and presence detect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960<text:span text:style-name="T2">μ</text:span><text:span text:style-name="T3">s</text:span></text:p>
          </table:table-cell>
          <table:table-cell table:style-name="Table6.E2" office:value-type="string">
            <text:p text:style-name="P1">timed idle cycle, can be used to generate timed delays</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0' cycle</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1' cycle or read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text:span text:style-name="T2">μ</text:span><text:span text:style-name="T3">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text:span text:style-name="T2">0μ</text:span><text:span text:style-name="T3">s</text:span></text:p>
          </table:table-cell>
          <table:table-cell table:style-name="Table6.E2" office:value-type="string">
            <text:p text:style-name="P1"><text:span text:style-name="T5">zero time</text:span>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rn</text:span> shows the transfer status, which can be used for polling.</text:p>
      <text:p text:style-name="Text_20_body">Bits <text:span text:style-name="Source_20_Text">stx</text:span>, <text:span text:style-name="Source_20_Text">srx</text:span> describe the current state of a slot. Each slot has a read-point when <text:span text:style-name="Source_20_Text">srx</text:span> is set and an end-point when <text:span text:style-name="Source_20_Text">stx</text:span> is set, the slot is completed and a new slot can be issued. Both bits are cleared by a register read, so care must be taken to check their value after every read. For pooling it is usually enough to check the end-point status bit <text:span text:style-name="Source_20_Text">stx</text:span>, for interrupt driven software it might be useful to detect the read-point status bit <text:span text:style-name="Source_20_Text">srx</text:span> too.</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A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781135419" text:style-name="L3">
        <text:list-item>
          <text:p text:style-name="P15"><text:span text:style-name="Source_20_Text">write (data) <text:s text:c="2"/></text:span>- 8bit (16bit or 32bit) write to the configuration/status register</text:p>
        </text:list-item>
        <text:list-item>
          <text:p text:style-name="P15"><text:span text:style-name="Source_20_Text">data = read () </text:span>- 8bit (16bit or 32bit) read from the configuration/status register</text:p>
        </text:list-item>
      </text:list>
      <text:h text:style-name="Heading_20_3" text:outline-level="3">Polling</text:h>
      <text:p text:style-name="Text_20_body">Polling is not an optimal implementation, but it might be useful for debugging purposes. Since <text:soft-page-break/>interrupts are not used '0' should be written into interrupt enable registers and transfer status bit <text:span text:style-name="Source_20_Text">trn</text:span> is used to identify the end of the cycle.</text:p>
      <text:h text:style-name="Heading_20_4" text:outline-level="4">Reset</text:h>
      <text:p text:style-name="Text_20_body">A '1' is written into the <text:span text:style-name="Source_20_Text">rst</text:span> bit and a '0' is written into the <text:span text:style-name="Source_20_Text">txd</text:span> bit. Bit <text:span text:style-name="Source_20_Text">ovd</text:span> is used to select normal or overdrive speed. The software must wait in a loop till the cycle ends (<text:span text:style-name="Source_20_Text">trn=0</text:span>) and than the presence status can be read from bit <text:span text:style-name="Source_20_Text">rxd</text:span>. The next function returns the presence detect status.</text:p>
      <text:p text:style-name="Preformatted_20_Text">bool reset (bool overdrive)</text:p>
      <text:p text:style-name="Preformatted_20_Text">{</text:p>
      <text:p text:style-name="Preformatted_20_Text"><text:s text:c="2"/>write ((overdrive &lt;&lt; 2) | 0x02 |);</text:p>
      <text:p text:style-name="Preformatted_20_Text"><text:s text:c="2"/>while ((reg = read()) &amp; 0x02);</text:p>
      <text:p text:style-name="Preformatted_20_Text"><text:s text:c="2"/>return (reg 0x01);</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void write_bit (bool bit, bool overdrive)</text:p>
      <text:p text:style-name="Preformatted_20_Text">{</text:p>
      <text:p text:style-name="Preformatted_20_Text"><text:s text:c="2"/>write ((overdrive &lt;&lt; 2) | bit);</text:p>
      <text:p text:style-name="Preformatted_20_Text"><text:s text:c="2"/>while ((reg = read()) &amp; 0x02);</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bool read_bit (bool overdrive)</text:p>
      <text:p text:style-name="Preformatted_20_Text">{</text:p>
      <text:p text:style-name="Preformatted_20_Text"><text:s text:c="2"/>write ((overdrive &lt;&lt; 2) | 0x01);</text:p>
      <text:p text:style-name="Preformatted_20_Text"><text:s text:c="2"/>while ((reg = read()) &amp; 0x02);</text:p>
      <text:p text:style-name="Preformatted_20_Text"><text:s text:c="2"/>return (reg 0x01);</text:p>
      <text:p text:style-name="Preformatted_20_Text">}</text:p>
      <text:h text:style-name="Heading_20_3" text:outline-level="3">Interrupts</text:h>
      <text:p text:style-name="Text_20_body"/>
      <text:h text:style-name="Heading_20_1" text:outline-level="1">Supported 1-wire functionality</text:h>
      <text:p text:style-name="Text_20_body">The onewire master module provides timed transfer cycles for 1-wire reset/presence and write/read bit for both normal and overdrive mode. This section describes how the 1-wire link layer is implemented by the onewire module RTL.</text:p>
      <text:h text:style-name="Heading_20_2" text:outline-level="2">RTL description</text:h>
      <text:p text:style-name="Text_20_body">The core of the RTL is a state machine with a 7bit counter. On each bus write the counter and onewire signals are set to appropriate values. The clock generator provides pulses every 7.5<text:span text:style-name="T2">μ</text:span><text:span text:style-name="T3">s, on </text:span><text:soft-page-break/><text:span text:style-name="T3">each pulse the counter is decremented and the onewire signals are changed as required.</text:span></text:p>
      <text:p text:style-name="P8">More details can be found in the RTL source.</text:p>
      <text:p text:style-name="Text_20_body"><draw:frame draw:style-name="fr1" draw:name="Frame3" text:anchor-type="paragraph" svg:x="0cm" svg:y="0.212cm" svg:width="17.002cm" draw:z-index="8"><draw:text-box fo:min-height="9.756cm"><text:p text:style-name="Drawing"><draw:g text:anchor-type="paragraph" draw:z-index="9" draw:style-name="gr1"><draw:custom-shape draw:style-name="gr37" draw:text-style-name="P45" svg:width="9.002cm" svg:height="9.752cm" svg:x="4.5cm" svg:y="0cm"><text:p/><draw:enhanced-geometry svg:viewBox="0 0 21600 21600" draw:type="rectangle" draw:enhanced-path="M 0 0 L 21600 0 21600 21600 0 21600 0 0 Z N"/></draw:custom-shape><draw:custom-shape draw:style-name="gr38" draw:text-style-name="P45" svg:width="2.001cm" svg:height="1.752cm" svg:x="5.5cm" svg:y="0.499cm"><text:p text:style-name="P46"><text:span text:style-name="T22">power</text:span></text:p><draw:enhanced-geometry svg:viewBox="0 0 21600 21600" draw:type="rectangle" draw:enhanced-path="M 0 0 L 21600 0 21600 21600 0 21600 0 0 Z N"/></draw:custom-shape><draw:custom-shape draw:style-name="gr38" draw:text-style-name="P45" svg:width="2.001cm" svg:height="0.752cm" svg:x="5.5cm" svg:y="2.499cm"><text:p text:style-name="P46"><text:span text:style-name="T22">select</text:span></text:p><draw:enhanced-geometry svg:viewBox="0 0 21600 21600" draw:type="rectangle" draw:enhanced-path="M 0 0 L 21600 0 21600 21600 0 21600 0 0 Z N"/></draw:custom-shape><draw:custom-shape draw:style-name="gr38" draw:text-style-name="P45" svg:width="2.001cm" svg:height="3.751cm" svg:x="5.5cm" svg:y="3.5cm"><text:p text:style-name="P46"><text:span text:style-name="T22">config</text:span></text:p><text:p text:style-name="P46"><text:span text:style-name="T22">/</text:span></text:p><text:p text:style-name="P46"><text:span text:style-name="T22">control</text:span></text:p><draw:enhanced-geometry svg:viewBox="0 0 21600 21600" draw:type="rectangle" draw:enhanced-path="M 0 0 L 21600 0 21600 21600 0 21600 0 0 Z N"/></draw:custom-shape><draw:line draw:style-name="gr39" draw:text-style-name="P42" svg:x1="12.5cm" svg:y1="3.875cm" svg:x2="14cm" svg:y2="3.875cm"><text:p/></draw:line><draw:line draw:style-name="gr39" draw:text-style-name="P42" svg:x1="12.5cm" svg:y1="4.125cm" svg:x2="14cm" svg:y2="4.125cm"><text:p/></draw:line><draw:line draw:style-name="gr39" draw:text-style-name="P42" svg:x1="12.5cm" svg:y1="4.375cm" svg:x2="14cm" svg:y2="4.375cm"><text:p/></draw:line><draw:line draw:style-name="gr39" draw:text-style-name="P42" svg:x1="12.5cm" svg:y1="4.875cm" svg:x2="14cm" svg:y2="4.875cm"><text:p/></draw:line><draw:polygon draw:style-name="gr40" draw:text-style-name="P42" svg:width="1.272cm" svg:height="1.455cm" draw:transform="skewX (0.00122173047639582) rotate (0.245916891605955) translate (11.2650278144759cm 3.9339776981875cm)" svg:viewBox="0 0 1273 1456" draw:points="243,436541 1273,436541 909,437997 0,437510"><text:p/></draw:polygon><draw:frame draw:style-name="gr41" draw:text-style-name="P44" svg:width="3.001cm" svg:height="1.001cm" svg:x="14cm" svg:y="3.875cm"><draw:text-box><text:p text:style-name="P43"><text:span text:style-name="T21">onewire_e</text:span></text:p></draw:text-box></draw:frame><draw:line draw:style-name="gr39" draw:text-style-name="P42" svg:x1="14cm" svg:y1="5.875cm" svg:x2="12.5cm" svg:y2="5.875cm"><text:p/></draw:line><draw:line draw:style-name="gr39" draw:text-style-name="P42" svg:x1="14cm" svg:y1="6.125cm" svg:x2="12.5cm" svg:y2="6.125cm"><text:p/></draw:line><draw:line draw:style-name="gr39" draw:text-style-name="P42" svg:x1="14cm" svg:y1="6.375cm" svg:x2="12.5cm" svg:y2="6.375cm"><text:p/></draw:line><draw:line draw:style-name="gr39" draw:text-style-name="P42" svg:x1="14cm" svg:y1="6.875cm" svg:x2="12.5cm" svg:y2="6.875cm"><text:p/></draw:line><draw:polygon draw:style-name="gr40" draw:text-style-name="P42" svg:width="1.272cm" svg:height="1.455cm" draw:transform="skewX (0.00122173047639582) rotate (0.245916891605955) translate (11.2650278144759cm 5.93397769818759cm)" svg:viewBox="0 0 1273 1456" draw:points="243,440421 1273,440422 909,441877 0,441391"><text:p/></draw:polygon><draw:custom-shape draw:style-name="gr38" draw:text-style-name="P45" svg:width="2.001cm" svg:height="3.751cm" svg:x="8.999cm" svg:y="3.5cm"><text:p text:style-name="P46"><text:span text:style-name="T22">state</text:span></text:p><text:p text:style-name="P46"><text:span text:style-name="T22">machine</text:span></text:p><text:p text:style-name="P46"><text:span text:style-name="T22"/></text:p><text:p text:style-name="P46"><text:span text:style-name="T22">7bit</text:span></text:p><text:p text:style-name="P46"><text:span text:style-name="T22">counter</text:span></text:p><draw:enhanced-geometry svg:viewBox="0 0 21600 21600" draw:type="rectangle" draw:enhanced-path="M 0 0 L 21600 0 21600 21600 0 21600 0 0 Z N"/></draw:custom-shape><draw:line draw:style-name="gr39" draw:text-style-name="P42" svg:x1="11cm" svg:y1="4.375cm" svg:x2="11.5cm" svg:y2="4.375cm"><text:p/></draw:line><draw:line draw:style-name="gr39" draw:text-style-name="P42" svg:x1="11.5cm" svg:y1="6.375cm" svg:x2="11cm" svg:y2="6.375cm"><text:p/></draw:line><draw:frame draw:style-name="gr41" draw:text-style-name="P44" svg:width="3.001cm" svg:height="1.001cm" svg:x="14cm" svg:y="5.876cm"><draw:text-box><text:p text:style-name="P43"><text:span text:style-name="T21">onewire_i</text:span></text:p></draw:text-box></draw:frame><draw:line draw:style-name="gr39" draw:text-style-name="P42" svg:x1="7.5cm" svg:y1="0.875cm" svg:x2="14cm" svg:y2="0.875cm"><text:p/></draw:line><draw:line draw:style-name="gr39" draw:text-style-name="P42" svg:x1="7.5cm" svg:y1="1.125cm" svg:x2="14cm" svg:y2="1.125cm"><text:p/></draw:line><draw:line draw:style-name="gr39" draw:text-style-name="P42" svg:x1="7.5cm" svg:y1="1.375cm" svg:x2="14cm" svg:y2="1.375cm"><text:p/></draw:line><draw:line draw:style-name="gr39" draw:text-style-name="P42" svg:x1="7.5cm" svg:y1="1.875cm" svg:x2="14cm" svg:y2="1.875cm"><text:p/></draw:line><draw:frame draw:style-name="gr41" draw:text-style-name="P44" svg:width="3.001cm" svg:height="1.001cm" svg:x="14cm" svg:y="0.875cm"><draw:text-box><text:p text:style-name="P43"><text:span text:style-name="T21">onewire_p</text:span></text:p></draw:text-box></draw:frame><draw:line draw:style-name="gr39" draw:text-style-name="P42" svg:x1="12cm" svg:y1="2.875cm" svg:x2="12cm" svg:y2="3.75cm"><text:p/></draw:line><draw:line draw:style-name="gr39" draw:text-style-name="P42" svg:x1="12cm" svg:y1="5cm" svg:x2="12cm" svg:y2="5.75cm"><text:p/></draw:line><draw:line draw:style-name="gr34" draw:text-style-name="P42" svg:x1="7.5cm" svg:y1="2.875cm" svg:x2="12cm" svg:y2="2.875cm"><text:p/></draw:line><draw:frame draw:style-name="gr36" draw:text-style-name="P44" svg:width="1.502cm" svg:height="1.001cm" svg:x="2.499cm" svg:y="8.25cm"><draw:text-box><text:p text:style-name="P43"><text:span text:style-name="T21">clk</text:span></text:p></draw:text-box></draw:frame><draw:frame draw:style-name="gr36" draw:text-style-name="P44" svg:width="4.001cm" svg:height="1.001cm" svg:x="0cm" svg:y="1.376cm"><draw:text-box><text:p text:style-name="P43"><text:span text:style-name="T21">bus_write <text:s text:c="3"/></text:span></text:p></draw:text-box></draw:frame><draw:custom-shape draw:style-name="gr38" draw:text-style-name="P45" svg:width="5.501cm" svg:height="1.001cm" svg:x="5.5cm" svg:y="8.25cm"><text:p text:style-name="P46"><text:span text:style-name="T22">clock generator</text:span></text:p><draw:enhanced-geometry svg:viewBox="0 0 21600 21600" draw:type="rectangle" draw:enhanced-path="M 0 0 L 21600 0 21600 21600 0 21600 0 0 Z N"/></draw:custom-shape><draw:line draw:style-name="gr39" draw:text-style-name="P42" svg:x1="6.5cm" svg:y1="7.25cm" svg:x2="6.5cm" svg:y2="8.25cm"><text:p/></draw:line><draw:line draw:style-name="gr39" draw:text-style-name="P42" svg:x1="10cm" svg:y1="8.25cm" svg:x2="10cm" svg:y2="7.25cm"><text:p/></draw:line><draw:frame draw:style-name="gr41" draw:text-style-name="P44" svg:width="1.5cm" svg:height="1.001cm" svg:x="6.5cm" svg:y="7.25cm"><draw:text-box><text:p text:style-name="P43"><text:span text:style-name="T21">ovd</text:span></text:p></draw:text-box></draw:frame><draw:line draw:style-name="gr39" draw:text-style-name="P42" svg:x1="4cm" svg:y1="8.75cm" svg:x2="5.5cm" svg:y2="8.75cm"><text:p/></draw:line><draw:frame draw:style-name="gr36" draw:text-style-name="P44" svg:width="1.5cm" svg:height="1.001cm" svg:x="8.5cm" svg:y="7.25cm"><draw:text-box><text:p text:style-name="P43"><text:span text:style-name="T21">pls</text:span></text:p></draw:text-box></draw:frame><draw:line draw:style-name="gr39" draw:text-style-name="P42" svg:x1="7.5cm" svg:y1="4.25cm" svg:x2="9cm" svg:y2="4.25cm"><text:p/></draw:line><draw:line draw:style-name="gr39" draw:text-style-name="P42" svg:x1="7.5cm" svg:y1="5.125cm" svg:x2="9cm" svg:y2="5.125cm"><text:p/></draw:line><draw:line draw:style-name="gr39" draw:text-style-name="P42" svg:x1="9cm" svg:y1="6.625cm" svg:x2="7.5cm" svg:y2="6.625cm"><text:p/></draw:line><draw:frame draw:style-name="gr36" draw:text-style-name="P44" svg:width="3.982cm" svg:height="1.001cm" svg:x="0.019cm" svg:y="2.392cm"><draw:text-box><text:p text:style-name="P43"><text:span text:style-name="T21">bus_read <text:s text:c="4"/></text:span></text:p></draw:text-box></draw:frame><draw:frame draw:style-name="gr36" draw:text-style-name="P44" svg:width="4.001cm" svg:height="1.001cm" svg:x="0cm" svg:y="4.374cm"><draw:text-box><text:p text:style-name="P43"><text:span text:style-name="T21">bus_readdata </text:span></text:p></draw:text-box></draw:frame><draw:frame draw:style-name="gr42" draw:text-style-name="P44" svg:width="1.5cm" svg:height="1.206cm" svg:x="7.5cm" svg:y="5.42cm"><draw:text-box><text:p text:style-name="P43"><text:span text:style-name="T21">srx</text:span></text:p><text:p text:style-name="P43"><text:span text:style-name="T21">stx</text:span></text:p></draw:text-box></draw:frame><draw:frame draw:style-name="gr42" draw:text-style-name="P44" svg:width="1.5cm" svg:height="0.75cm" svg:x="7.5cm" svg:y="3.5cm"><draw:text-box><text:p text:style-name="P43"><text:span text:style-name="T21">rst</text:span></text:p></draw:text-box></draw:frame><draw:frame draw:style-name="gr42" draw:text-style-name="P44" svg:width="1.5cm" svg:height="0.75cm" svg:x="7.5cm" svg:y="4.376cm"><draw:text-box><text:p text:style-name="P43"><text:span text:style-name="T21">dat</text:span></text:p></draw:text-box></draw:frame><draw:line draw:style-name="gr39" draw:text-style-name="P42" svg:x1="9cm" svg:y1="5.375cm" svg:x2="7.5cm" svg:y2="5.375cm"><text:p/></draw:line><draw:line draw:style-name="gr39" draw:text-style-name="P42" svg:x1="5cm" svg:y1="4.875cm" svg:x2="4cm" svg:y2="4.875cm"><text:p/></draw:line><draw:frame draw:style-name="gr36" draw:text-style-name="P44" svg:width="4.001cm" svg:height="1.001cm" svg:x="0cm" svg:y="3.374cm"><draw:text-box><text:p text:style-name="P43"><text:span text:style-name="T21">bus_writedata</text:span></text:p></draw:text-box></draw:frame><draw:frame draw:style-name="gr36" draw:text-style-name="P44" svg:width="4.001cm" svg:height="1.001cm" svg:x="0cm" svg:y="5.876cm"><draw:text-box><text:p text:style-name="P43"><text:span text:style-name="T21">bus_interrupt </text:span></text:p></draw:text-box></draw:frame><draw:line draw:style-name="gr39" draw:text-style-name="P42" svg:x1="5.5cm" svg:y1="6.375cm" svg:x2="4cm" svg:y2="6.375cm"><text:p/></draw:line><draw:line draw:style-name="gr39" draw:text-style-name="P42" svg:x1="4cm" svg:y1="3.875cm" svg:x2="5cm" svg:y2="3.875cm"><text:p/></draw:line><draw:line draw:style-name="gr39" draw:text-style-name="P42" svg:x1="4cm" svg:y1="2.875cm" svg:x2="5cm" svg:y2="2.875cm"><text:p/></draw:line><draw:line draw:style-name="gr39" draw:text-style-name="P42" svg:x1="4cm" svg:y1="1.875cm" svg:x2="5cm" svg:y2="1.875cm"><text:p/></draw:line></draw:g>Drawing <text:sequence text:ref-name="refDrawing2" text:name="Drawing" text:formula="ooow:Drawing+1" style:num-format="1">3</text:sequence>: RTL block diagram</text:p></draw:text-box></draw:frame></text:p>
      <text:h text:style-name="Heading_20_2" text:outline-level="2">Transfer cycle timings</text:h>
      <text:p text:style-name="P16"><text:span text:style-name="T19">The timing for 1-wire transfers is defined as a set of minimum and maximum values for certain transfer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span></text:p>
      <text:p text:style-name="P7">Table <text:sequence text:ref-name="refTable8" text:name="Table" text:formula="ooow:Table+1" style:num-format="1">8</text:sequence>: 1-wire protocol standard timing restriction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rows-spanned="2" office:value-type="string">
            <text:p text:style-name="Table_20_Contents"/>
            <text:p text:style-name="Table_20_Contents">timing</text:p>
          </table:table-cell>
          <table:table-cell table:style-name="Table10.A1" table:number-columns-spanned="2" office:value-type="string">
            <text:p text:style-name="P24"><text:span text:style-name="T5">normal</text:span></text:p>
          </table:table-cell>
          <table:covered-table-cell/>
          <table:table-cell table:style-name="Table10.A1" table:number-columns-spanned="2" office:value-type="string">
            <text:p text:style-name="P24"><text:span text:style-name="T5">overdrive</text:span></text:p>
          </table:table-cell>
          <table:covered-table-cell/>
          <table:table-cell table:style-name="Table10.F1" table:number-rows-spanned="2" office:value-type="string">
            <text:p text:style-name="P36"><text:span text:style-name="T19"/></text:p>
            <text:p text:style-name="P36"><text:span text:style-name="T19">optimal</text:span></text:p>
          </table:table-cell>
          <table:table-cell table:style-name="Table10.G1" table:number-rows-spanned="2" office:value-type="string">
            <text:p text:style-name="P24"><text:span text:style-name="T5"/></text:p>
            <text:p text:style-name="P35"><text:span text:style-name="T16">description</text:span></text:p>
          </table:table-cell>
        </table:table-row>
        <table:table-row>
          <table:covered-table-cell/>
          <table:table-cell table:style-name="Table10.B2" office:value-type="string">
            <text:p text:style-name="P1">min</text:p>
          </table:table-cell>
          <table:table-cell table:style-name="Table10.C2" office:value-type="string">
            <text:p text:style-name="P1">max</text:p>
          </table:table-cell>
          <table:table-cell table:style-name="Table10.B2" office:value-type="string">
            <text:p text:style-name="P1">min</text:p>
          </table:table-cell>
          <table:table-cell table:style-name="Table10.C2" office:value-type="string">
            <text:p text:style-name="P1">max</text:p>
          </table:table-cell>
          <table:covered-table-cell/>
          <table:covered-table-cell/>
        </table:table-row>
        <table:table-row>
          <table:table-cell table:style-name="Table10.A3" office:value-type="string">
            <text:p text:style-name="Table_20_Contents">tRSTL</text:p>
          </table:table-cell>
          <table:table-cell table:style-name="Table10.B3" office:value-type="float" office:value="480">
            <text:p text:style-name="P40">480</text:p>
          </table:table-cell>
          <table:table-cell table:style-name="Table10.A3" office:value-type="string">
            <text:p text:style-name="P19">∞</text:p>
          </table:table-cell>
          <table:table-cell table:style-name="Table10.B3" office:value-type="float" office:value="48">
            <text:p text:style-name="P40">48</text:p>
          </table:table-cell>
          <table:table-cell table:style-name="Table10.E3" office:value-type="float" office:value="80">
            <text:p text:style-name="P40">80</text:p>
          </table:table-cell>
          <table:table-cell table:style-name="Table10.F3" office:value-type="string">
            <text:p text:style-name="P37"><text:span text:style-name="T20">min</text:span></text:p>
          </table:table-cell>
          <table:table-cell table:style-name="Table10.G3" office:value-type="string">
            <text:p text:style-name="P34"><text:span text:style-name="T15">reset low</text:span></text:p>
          </table:table-cell>
        </table:table-row>
        <table:table-row>
          <table:table-cell table:style-name="Table10.A3" office:value-type="string">
            <text:p text:style-name="Table_20_Contents">tRSTH</text:p>
          </table:table-cell>
          <table:table-cell table:style-name="Table10.B3" office:value-type="float" office:value="480">
            <text:p text:style-name="P40">480</text:p>
          </table:table-cell>
          <table:table-cell table:style-name="Table10.A3" office:value-type="string">
            <text:p text:style-name="P19">∞</text:p>
          </table:table-cell>
          <table:table-cell table:style-name="Table10.B3" office:value-type="float" office:value="48">
            <text:p text:style-name="P40">48</text:p>
          </table:table-cell>
          <table:table-cell table:style-name="Table10.A3" office:value-type="string">
            <text:p text:style-name="P19">∞</text:p>
          </table:table-cell>
          <table:table-cell table:style-name="Table10.F3" office:value-type="string">
            <text:p text:style-name="P37"><text:span text:style-name="T20">min</text:span></text:p>
          </table:table-cell>
          <table:table-cell table:style-name="Table10.G3" office:value-type="string">
            <text:p text:style-name="P34"><text:span text:style-name="T15">reset high</text:span></text:p>
          </table:table-cell>
        </table:table-row>
        <table:table-row>
          <table:table-cell table:style-name="Table10.A3" office:value-type="string">
            <text:p text:style-name="Table_20_Contents">tRST<text:span text:style-name="T16">P</text:span></text:p>
          </table:table-cell>
          <table:table-cell table:style-name="Table10.B5" office:value-type="float" office:value="60">
            <text:p text:style-name="P40">60</text:p>
          </table:table-cell>
          <table:table-cell table:style-name="Table10.C5" office:value-type="float" office:value="75">
            <text:p text:style-name="P40">75</text:p>
          </table:table-cell>
          <table:table-cell table:style-name="Table10.B5" office:value-type="float" office:value="6">
            <text:p text:style-name="P40">6</text:p>
          </table:table-cell>
          <table:table-cell table:style-name="Table10.C5" office:value-type="float" office:value="10">
            <text:p text:style-name="P40">10</text:p>
          </table:table-cell>
          <table:table-cell table:style-name="Table10.F3" office:value-type="string">
            <text:p text:style-name="P37"><text:span text:style-name="T20">max</text:span></text:p>
          </table:table-cell>
          <table:table-cell table:style-name="Table10.G3" office:value-type="string">
            <text:p text:style-name="P34"><text:span text:style-name="T16">reset </text:span><text:span text:style-name="T15">presence detect</text:span></text:p>
          </table:table-cell>
        </table:table-row>
        <table:table-row>
          <table:table-cell table:style-name="Table10.A3" office:value-type="string">
            <text:p text:style-name="Table_20_Contents">t<text:span text:style-name="T15">DAT</text:span>0</text:p>
          </table:table-cell>
          <table:table-cell table:style-name="Table10.B3" office:value-type="float" office:value="60">
            <text:p text:style-name="P40">60</text:p>
          </table:table-cell>
          <table:table-cell table:style-name="Table10.E3" office:value-type="float" office:value="120">
            <text:p text:style-name="P40">120</text:p>
          </table:table-cell>
          <table:table-cell table:style-name="Table10.B3" office:value-type="float" office:value="6">
            <text:p text:style-name="P40">6</text:p>
          </table:table-cell>
          <table:table-cell table:style-name="Table10.E3" office:value-type="float" office:value="16">
            <text:p text:style-name="P40">16</text:p>
          </table:table-cell>
          <table:table-cell table:style-name="Table10.F3" office:value-type="string">
            <text:p text:style-name="P37"><text:span text:style-name="T20">min</text:span></text:p>
          </table:table-cell>
          <table:table-cell table:style-name="Table10.G3" office:value-type="string">
            <text:p text:style-name="P35"><text:span text:style-name="T16">data bit 0</text:span></text:p>
          </table:table-cell>
        </table:table-row>
        <table:table-row>
          <table:table-cell table:style-name="Table10.A3" office:value-type="string">
            <text:p text:style-name="Table_20_Contents">t<text:span text:style-name="T15">DAT</text:span>1</text:p>
          </table:table-cell>
          <table:table-cell table:style-name="Table10.B3" office:value-type="float" office:value="1">
            <text:p text:style-name="P40">1</text:p>
          </table:table-cell>
          <table:table-cell table:style-name="Table10.E3" office:value-type="float" office:value="15">
            <text:p text:style-name="P40">15</text:p>
          </table:table-cell>
          <table:table-cell table:style-name="Table10.B3" office:value-type="float" office:value="1">
            <text:p text:style-name="P40">1</text:p>
          </table:table-cell>
          <table:table-cell table:style-name="Table10.E3" office:value-type="float" office:value="2">
            <text:p text:style-name="P40">2</text:p>
          </table:table-cell>
          <table:table-cell table:style-name="Table10.F3" office:value-type="string">
            <text:p text:style-name="P37"><text:span text:style-name="T20">min</text:span></text:p>
          </table:table-cell>
          <table:table-cell table:style-name="Table10.G3" office:value-type="string">
            <text:p text:style-name="P35"><text:span text:style-name="T16">data bit 1</text:span></text:p>
          </table:table-cell>
        </table:table-row>
        <table:table-row>
          <table:table-cell table:style-name="Table10.A3" office:value-type="string">
            <text:p text:style-name="Table_20_Contents">tDATS</text:p>
          </table:table-cell>
          <table:table-cell table:style-name="Table10.B5">
            <text:p text:style-name="P40"/>
          </table:table-cell>
          <table:table-cell table:style-name="Table10.C5" office:value-type="float" office:value="15">
            <text:p text:style-name="P40">15</text:p>
          </table:table-cell>
          <table:table-cell table:style-name="Table10.B5">
            <text:p text:style-name="P40"/>
          </table:table-cell>
          <table:table-cell table:style-name="Table10.C5" office:value-type="float" office:value="2">
            <text:p text:style-name="P40">2</text:p>
          </table:table-cell>
          <table:table-cell table:style-name="Table10.F3" office:value-type="string">
            <text:p text:style-name="P37"><text:span text:style-name="T20">max</text:span></text:p>
          </table:table-cell>
          <table:table-cell table:style-name="Table10.G3" office:value-type="string">
            <text:p text:style-name="P35"><text:span text:style-name="T16">data sample</text:span></text:p>
          </table:table-cell>
        </table:table-row>
        <table:table-row>
          <table:table-cell table:style-name="Table10.A3" office:value-type="string">
            <text:p text:style-name="Table_20_Contents">tR<text:span text:style-name="T16">CVR</text:span></text:p>
          </table:table-cell>
          <table:table-cell table:style-name="Table10.B3" office:value-type="float" office:value="1">
            <text:p text:style-name="P40">1</text:p>
          </table:table-cell>
          <table:table-cell table:style-name="Table10.A3" office:value-type="string">
            <text:p text:style-name="P19">∞</text:p>
          </table:table-cell>
          <table:table-cell table:style-name="Table10.B3" office:value-type="float" office:value="1">
            <text:p text:style-name="P40">1</text:p>
          </table:table-cell>
          <table:table-cell table:style-name="Table10.A3" office:value-type="string">
            <text:p text:style-name="P19">∞</text:p>
          </table:table-cell>
          <table:table-cell table:style-name="Table10.F3" office:value-type="string">
            <text:p text:style-name="P37"><text:span text:style-name="T20">min</text:span></text:p>
          </table:table-cell>
          <table:table-cell table:style-name="Table10.G3" office:value-type="string">
            <text:p text:style-name="P35"><text:span text:style-name="T16">recovery</text:span></text:p>
          </table:table-cell>
        </table:table-row>
        <table:table-row>
          <table:table-cell table:style-name="Table10.A3" office:value-type="string">
            <text:p text:style-name="Table_20_Contents">t<text:span text:style-name="T18">DLY</text:span></text:p>
          </table:table-cell>
          <table:table-cell table:style-name="Table10.B10" office:value-type="string">
            <text:p text:style-name="P40"><text:span text:style-name="T17"/></text:p>
          </table:table-cell>
          <table:table-cell table:style-name="Table10.A3" office:value-type="string">
            <text:p text:style-name="P19"/>
          </table:table-cell>
          <table:table-cell table:style-name="Table10.D10">
            <text:p text:style-name="P40"/>
          </table:table-cell>
          <table:table-cell table:style-name="Table10.E10" office:value-type="string">
            <text:p text:style-name="P19"/>
          </table:table-cell>
          <table:table-cell table:style-name="Table10.F3" office:value-type="string">
            <text:p text:style-name="P37"><text:span text:style-name="T20">1ms</text:span></text:p>
          </table:table-cell>
          <table:table-cell table:style-name="Table10.G3" office:value-type="string">
            <text:p text:style-name="P35"><text:span text:style-name="T18">idle delay</text:span><text:span text:style-name="T19"> (not standard)</text:span></text:p>
          </table:table-cell>
        </table:table-row>
      </table:table>
      <text:p text:style-name="Standard"/>
      <text:p text:style-name="P16">The exact timing of onewire transfers is provided in numbers and timing diagrams. Most of the timing are described in 7.5<text:span text:style-name="T2">μ</text:span><text:span text:style-name="T3">s</text:span> (0.75<text:span text:style-name="T2">μ</text:span><text:span text:style-name="T3">s</text:span> in overdrive mode) periods. The timing is designed to <text:soft-page-break/>optimize for the lowest logic resource consumption, and is compatible the widest range of device tolerances, but there are no optimizations for long and/or noisy network lines or for communication speed.</text:p>
      <text:p text:style-name="P18"/>
      <text:p text:style-name="Standard"/>
      <text:p text:style-name="P7">Table <text:sequence text:ref-name="refTable9" text:name="Table" text:formula="ooow:Table+1" style:num-format="1">9</text:sequence>: Timing options</text:p>
      <table:table table:name="Table9" table:style-name="Table9">
        <table:table-column table:style-name="Table9.A"/>
        <table:table-column table:style-name="Table9.B" table:number-columns-repeated="12"/>
        <table:table-row>
          <table:table-cell table:style-name="Table9.A1" office:value-type="string">
            <text:p text:style-name="Table_20_Contents"/>
          </table:table-cell>
          <table:table-cell table:style-name="Table9.A1" table:number-columns-spanned="7" office:value-type="string">
            <text:p text:style-name="P32"><text:span text:style-name="T13">normal</text:span></text:p>
          </table:table-cell>
          <table:covered-table-cell/>
          <table:covered-table-cell/>
          <table:covered-table-cell/>
          <table:covered-table-cell/>
          <table:covered-table-cell/>
          <table:covered-table-cell/>
          <table:table-cell table:style-name="Table9.I1" table:number-columns-spanned="5" office:value-type="string">
            <text:p text:style-name="P32"><text:span text:style-name="T13">overdrive</text:span></text:p>
          </table:table-cell>
          <table:covered-table-cell/>
          <table:covered-table-cell/>
          <table:covered-table-cell/>
          <table:covered-table-cell/>
        </table:table-row>
        <table:table-row>
          <table:table-cell table:style-name="Table9.A2" office:value-type="string">
            <text:p text:style-name="P39"><text:span text:style-name="T13">name</text:span></text:p>
          </table:table-cell>
          <table:table-cell table:style-name="Table9.B2" table:number-columns-spanned="2" office:value-type="string">
            <text:p text:style-name="P32"><text:span text:style-name="T13">"7.5"</text:span></text:p>
          </table:table-cell>
          <table:covered-table-cell/>
          <table:table-cell table:style-name="Table9.B2" table:number-columns-spanned="2" office:value-type="string">
            <text:p text:style-name="P32"><text:span text:style-name="T13">"5"</text:span></text:p>
          </table:table-cell>
          <table:covered-table-cell/>
          <table:table-cell table:style-name="Table9.A2" table:number-columns-spanned="3" office:value-type="string">
            <text:p text:style-name="P32"><text:span text:style-name="T13">"6"</text:span></text:p>
          </table:table-cell>
          <table:covered-table-cell/>
          <table:covered-table-cell/>
          <table:table-cell table:style-name="Table9.B2" table:number-columns-spanned="2" office:value-type="string">
            <text:p text:style-name="P32"><text:span text:style-name="T13">"1"</text:span></text:p>
          </table:table-cell>
          <table:covered-table-cell/>
          <table:table-cell table:style-name="Table9.K2" table:number-columns-spanned="3" office:value-type="string">
            <text:p text:style-name="P32"><text:span text:style-name="T13">"0.5"</text:span></text:p>
          </table:table-cell>
          <table:covered-table-cell/>
          <table:covered-table-cell/>
        </table:table-row>
        <table:table-row>
          <table:table-cell table:style-name="Table9.A2" office:value-type="string">
            <text:p text:style-name="Table_20_Contents">timing</text:p>
          </table:table-cell>
          <table:table-cell table:style-name="Table9.B2" office:value-type="string">
            <text:p text:style-name="P1">N</text:p>
          </table:table-cell>
          <table:table-cell table:style-name="Table9.B2" office:value-type="string">
            <text:p text:style-name="P1">typ</text:p>
          </table:table-cell>
          <table:table-cell table:style-name="Table9.B2" office:value-type="string">
            <text:p text:style-name="P26"><text:span text:style-name="T7">N</text:span></text:p>
          </table:table-cell>
          <table:table-cell table:style-name="Table9.B2" office:value-type="string">
            <text:p text:style-name="P30"><text:span text:style-name="T11">typ</text:span></text:p>
          </table:table-cell>
          <table:table-cell table:style-name="Table9.B2" office:value-type="string">
            <text:p text:style-name="P28"><text:span text:style-name="T9">N</text:span></text:p>
          </table:table-cell>
          <table:table-cell table:style-name="Table9.B2" office:value-type="string">
            <text:p text:style-name="P1">min</text:p>
          </table:table-cell>
          <table:table-cell table:style-name="Table9.A2" office:value-type="string">
            <text:p text:style-name="P1">max</text:p>
          </table:table-cell>
          <table:table-cell table:style-name="Table9.B2" office:value-type="string">
            <text:p text:style-name="P1">N</text:p>
          </table:table-cell>
          <table:table-cell table:style-name="Table9.B2" office:value-type="string">
            <text:p text:style-name="P1">typ</text:p>
          </table:table-cell>
          <table:table-cell table:style-name="Table9.B2" office:value-type="string">
            <text:p text:style-name="P29"><text:span text:style-name="T10">N</text:span></text:p>
          </table:table-cell>
          <table:table-cell table:style-name="Table9.B2" office:value-type="string">
            <text:p text:style-name="P29"><text:span text:style-name="T10">min</text:span></text:p>
          </table:table-cell>
          <table:table-cell table:style-name="Table9.K2" office:value-type="string">
            <text:p text:style-name="P29"><text:span text:style-name="T10">max</text:span></text:p>
          </table:table-cell>
        </table:table-row>
        <table:table-row>
          <table:table-cell table:style-name="Table9.A4" office:value-type="string">
            <text:p text:style-name="Table_20_Contents">period</text:p>
          </table:table-cell>
          <table:table-cell table:style-name="Table9.B4" office:value-type="float" office:value="1">
            <text:p text:style-name="P31"><text:span text:style-name="T12">1</text:span></text:p>
          </table:table-cell>
          <table:table-cell table:style-name="Table9.B4" office:value-type="float" office:value="7.5">
            <text:p text:style-name="P1">7.5</text:p>
          </table:table-cell>
          <table:table-cell table:style-name="Table9.B4" office:value-type="float" office:value="1">
            <text:p text:style-name="P31"><text:span text:style-name="T12">1</text:span></text:p>
          </table:table-cell>
          <table:table-cell table:style-name="Table9.B4" office:value-type="float" office:value="5">
            <text:p text:style-name="P26"><text:span text:style-name="T7">5</text:span></text:p>
          </table:table-cell>
          <table:table-cell table:style-name="Table9.B4" office:value-type="float" office:value="1">
            <text:p text:style-name="P31"><text:span text:style-name="T12">1</text:span></text:p>
          </table:table-cell>
          <table:table-cell table:style-name="Table9.B4" office:value-type="float" office:value="6">
            <text:p text:style-name="P27"><text:span text:style-name="T8">6</text:span></text:p>
          </table:table-cell>
          <table:table-cell table:style-name="Table9.H4" office:value-type="float" office:value="7.5">
            <text:p text:style-name="P28"><text:span text:style-name="T9">7.5</text:span></text:p>
          </table:table-cell>
          <table:table-cell table:style-name="Table9.B4" office:value-type="float" office:value="1">
            <text:p text:style-name="P31"><text:span text:style-name="T12">1</text:span></text:p>
          </table:table-cell>
          <table:table-cell table:style-name="Table9.B4" office:value-type="float" office:value="1">
            <text:p text:style-name="P25"><text:span text:style-name="T6">1</text:span></text:p>
          </table:table-cell>
          <table:table-cell table:style-name="Table9.B4" office:value-type="float" office:value="1">
            <text:p text:style-name="P31"><text:span text:style-name="T12">1</text:span></text:p>
          </table:table-cell>
          <table:table-cell table:style-name="Table9.B4" office:value-type="float" office:value="0.5">
            <text:p text:style-name="P29"><text:span text:style-name="T10">0.5</text:span></text:p>
          </table:table-cell>
          <table:table-cell table:style-name="Table9.M4" office:value-type="float" office:value="0.66">
            <text:p text:style-name="P29"><text:span text:style-name="T10">0.66</text:span></text:p>
          </table:table-cell>
        </table:table-row>
        <table:table-row>
          <table:table-cell table:style-name="Table9.A4" office:value-type="string">
            <text:p text:style-name="Table_20_Contents">tRSTL</text:p>
          </table:table-cell>
          <table:table-cell table:style-name="Table9.B4" office:value-type="float" office:value="64">
            <text:p text:style-name="P1">64</text:p>
          </table:table-cell>
          <table:table-cell table:style-name="Table9.B4" office:value-type="float" office:value="480">
            <text:p text:style-name="P1">480</text:p>
          </table:table-cell>
          <table:table-cell table:style-name="Table9.B4" office:value-type="float" office:value="96">
            <text:p text:style-name="P26"><text:span text:style-name="T7">96</text:span></text:p>
          </table:table-cell>
          <table:table-cell table:style-name="Table9.B4" office:value-type="float" office:value="480">
            <text:p text:style-name="P1">480</text:p>
          </table:table-cell>
          <table:table-cell table:style-name="Table9.B4" office:value-type="float" office:value="80">
            <text:p text:style-name="P28"><text:span text:style-name="T9">80</text:span></text:p>
          </table:table-cell>
          <table:table-cell table:style-name="Table9.B4" office:value-type="float" office:value="480">
            <text:p text:style-name="P1">480</text:p>
          </table:table-cell>
          <table:table-cell table:style-name="Table9.H4" office:value-type="float" office:value="600">
            <text:p text:style-name="P28"><text:span text:style-name="T9">600</text:span></text:p>
          </table:table-cell>
          <table:table-cell table:style-name="Table9.B4" office:value-type="float" office:value="48">
            <text:p text:style-name="P25"><text:span text:style-name="T6">48</text:span></text:p>
          </table:table-cell>
          <table:table-cell table:style-name="Table9.B4" office:value-type="float" office:value="48">
            <text:p text:style-name="P25"><text:span text:style-name="T6">48</text:span></text:p>
          </table:table-cell>
          <table:table-cell table:style-name="Table9.B4" office:value-type="float" office:value="96">
            <text:p text:style-name="P30"><text:span text:style-name="T11">96</text:span></text:p>
          </table:table-cell>
          <table:table-cell table:style-name="Table9.B4" office:value-type="float" office:value="48">
            <text:p text:style-name="P30"><text:span text:style-name="T11">48</text:span></text:p>
          </table:table-cell>
          <table:table-cell table:style-name="Table9.M4" office:value-type="float" office:value="64">
            <text:p text:style-name="P30"><text:span text:style-name="T11">64</text:span></text:p>
          </table:table-cell>
        </table:table-row>
        <table:table-row>
          <table:table-cell table:style-name="Table9.A4" office:value-type="string">
            <text:p text:style-name="Table_20_Contents">tRSTH</text:p>
          </table:table-cell>
          <table:table-cell table:style-name="Table9.B4" office:value-type="float" office:value="64">
            <text:p text:style-name="P1">64</text:p>
          </table:table-cell>
          <table:table-cell table:style-name="Table9.B4" office:value-type="float" office:value="480">
            <text:p text:style-name="P1">480</text:p>
          </table:table-cell>
          <table:table-cell table:style-name="Table9.B4" office:value-type="float" office:value="96">
            <text:p text:style-name="P26"><text:span text:style-name="T7">96</text:span></text:p>
          </table:table-cell>
          <table:table-cell table:style-name="Table9.B4" office:value-type="float" office:value="480">
            <text:p text:style-name="P1">480</text:p>
          </table:table-cell>
          <table:table-cell table:style-name="Table9.B4" office:value-type="float" office:value="80">
            <text:p text:style-name="P28"><text:span text:style-name="T9">80</text:span></text:p>
          </table:table-cell>
          <table:table-cell table:style-name="Table9.B4" office:value-type="float" office:value="480">
            <text:p text:style-name="P1">480</text:p>
          </table:table-cell>
          <table:table-cell table:style-name="Table9.H4" office:value-type="float" office:value="600">
            <text:p text:style-name="P28"><text:span text:style-name="T9">600</text:span></text:p>
          </table:table-cell>
          <table:table-cell table:style-name="Table9.B4" office:value-type="float" office:value="48">
            <text:p text:style-name="P25"><text:span text:style-name="T6">48</text:span></text:p>
          </table:table-cell>
          <table:table-cell table:style-name="Table9.B4" office:value-type="float" office:value="48">
            <text:p text:style-name="P25"><text:span text:style-name="T6">48</text:span></text:p>
          </table:table-cell>
          <table:table-cell table:style-name="Table9.B4" office:value-type="float" office:value="96">
            <text:p text:style-name="P30"><text:span text:style-name="T11">96</text:span></text:p>
          </table:table-cell>
          <table:table-cell table:style-name="Table9.B4" office:value-type="float" office:value="48">
            <text:p text:style-name="P30"><text:span text:style-name="T11">48</text:span></text:p>
          </table:table-cell>
          <table:table-cell table:style-name="Table9.M4" office:value-type="float" office:value="64">
            <text:p text:style-name="P30"><text:span text:style-name="T11">64</text:span></text:p>
          </table:table-cell>
        </table:table-row>
        <table:table-row>
          <table:table-cell table:style-name="Table9.A4" office:value-type="string">
            <text:p text:style-name="Table_20_Contents">tRSTS</text:p>
          </table:table-cell>
          <table:table-cell table:style-name="Table9.B4" office:value-type="float" office:value="10">
            <text:p text:style-name="P1">10</text:p>
          </table:table-cell>
          <table:table-cell table:style-name="Table9.B4" office:value-type="float" office:value="75">
            <text:p text:style-name="P4">75</text:p>
          </table:table-cell>
          <table:table-cell table:style-name="Table9.B4" office:value-type="float" office:value="15">
            <text:p text:style-name="P26"><text:span text:style-name="T7">15</text:span></text:p>
          </table:table-cell>
          <table:table-cell table:style-name="Table9.B4" office:value-type="float" office:value="75">
            <text:p text:style-name="P4">75</text:p>
          </table:table-cell>
          <table:table-cell table:style-name="Table9.B4" office:value-type="float" office:value="10">
            <text:p text:style-name="P28"><text:span text:style-name="T9">10</text:span></text:p>
          </table:table-cell>
          <table:table-cell table:style-name="Table9.B4" office:value-type="float" office:value="60">
            <text:p text:style-name="P21"><text:span text:style-name="T9">60</text:span></text:p>
          </table:table-cell>
          <table:table-cell table:style-name="Table9.H4" office:value-type="float" office:value="75">
            <text:p text:style-name="P4">75</text:p>
          </table:table-cell>
          <table:table-cell table:style-name="Table9.B4" office:value-type="float" office:value="10">
            <text:p text:style-name="P25"><text:span text:style-name="T6">10</text:span></text:p>
          </table:table-cell>
          <table:table-cell table:style-name="Table9.B4" office:value-type="float" office:value="10">
            <text:p text:style-name="P25"><text:span text:style-name="T6">10</text:span></text:p>
          </table:table-cell>
          <table:table-cell table:style-name="Table9.B4" office:value-type="float" office:value="15">
            <text:p text:style-name="P30"><text:span text:style-name="T11">15</text:span></text:p>
          </table:table-cell>
          <table:table-cell table:style-name="Table9.B4" office:value-type="float" office:value="7.5">
            <text:p text:style-name="P22"><text:span text:style-name="T11">7.5</text:span></text:p>
          </table:table-cell>
          <table:table-cell table:style-name="Table9.M4" office:value-type="float" office:value="10">
            <text:p text:style-name="P22"><text:span text:style-name="T11">10</text:span></text:p>
          </table:table-cell>
        </table:table-row>
        <table:table-row>
          <table:table-cell table:style-name="Table9.A4" office:value-type="string">
            <text:p text:style-name="Table_20_Contents">t<text:span text:style-name="T19">DAT</text:span>0</text:p>
          </table:table-cell>
          <table:table-cell table:style-name="Table9.B4" office:value-type="float" office:value="8">
            <text:p text:style-name="P1">8</text:p>
          </table:table-cell>
          <table:table-cell table:style-name="Table9.B4" office:value-type="float" office:value="60">
            <text:p text:style-name="P1">60</text:p>
          </table:table-cell>
          <table:table-cell table:style-name="Table9.B4" office:value-type="float" office:value="12">
            <text:p text:style-name="P26"><text:span text:style-name="T7">12</text:span></text:p>
          </table:table-cell>
          <table:table-cell table:style-name="Table9.B4" office:value-type="float" office:value="60">
            <text:p text:style-name="P1">60</text:p>
          </table:table-cell>
          <table:table-cell table:style-name="Table9.B4" office:value-type="float" office:value="10">
            <text:p text:style-name="P28"><text:span text:style-name="T9">10</text:span></text:p>
          </table:table-cell>
          <table:table-cell table:style-name="Table9.B4" office:value-type="float" office:value="60">
            <text:p text:style-name="P28"><text:span text:style-name="T9">60</text:span></text:p>
          </table:table-cell>
          <table:table-cell table:style-name="Table9.H4" office:value-type="float" office:value="75">
            <text:p text:style-name="P28"><text:span text:style-name="T9">75</text:span></text:p>
          </table:table-cell>
          <table:table-cell table:style-name="Table9.B4" office:value-type="float" office:value="6">
            <text:p text:style-name="P25"><text:span text:style-name="T6">6</text:span></text:p>
          </table:table-cell>
          <table:table-cell table:style-name="Table9.B4" office:value-type="float" office:value="6">
            <text:p text:style-name="P25"><text:span text:style-name="T6">6</text:span></text:p>
          </table:table-cell>
          <table:table-cell table:style-name="Table9.B4" office:value-type="float" office:value="12">
            <text:p text:style-name="P30"><text:span text:style-name="T11">12</text:span></text:p>
          </table:table-cell>
          <table:table-cell table:style-name="Table9.B4" office:value-type="float" office:value="6">
            <text:p text:style-name="P30"><text:span text:style-name="T11">6</text:span></text:p>
          </table:table-cell>
          <table:table-cell table:style-name="Table9.M4" office:value-type="float" office:value="8">
            <text:p text:style-name="P30"><text:span text:style-name="T11">8</text:span></text:p>
          </table:table-cell>
        </table:table-row>
        <table:table-row>
          <table:table-cell table:style-name="Table9.A4" office:value-type="string">
            <text:p text:style-name="Table_20_Contents">t<text:span text:style-name="T19">DAT</text:span>1</text:p>
          </table:table-cell>
          <table:table-cell table:style-name="Table9.B4" office:value-type="float" office:value="1">
            <text:p text:style-name="P1">1</text:p>
          </table:table-cell>
          <table:table-cell table:style-name="Table9.B4" office:value-type="float" office:value="7.5">
            <text:p text:style-name="P1">7.5</text:p>
          </table:table-cell>
          <table:table-cell table:style-name="Table9.B4" office:value-type="float" office:value="1">
            <text:p text:style-name="P33"><text:span text:style-name="T14">1</text:span></text:p>
          </table:table-cell>
          <table:table-cell table:style-name="Table9.B4" office:value-type="float" office:value="5">
            <text:p text:style-name="P1">5</text:p>
          </table:table-cell>
          <table:table-cell table:style-name="Table9.B4" office:value-type="float" office:value="1">
            <text:p text:style-name="P29"><text:span text:style-name="T10">1</text:span></text:p>
          </table:table-cell>
          <table:table-cell table:style-name="Table9.B4" office:value-type="float" office:value="6">
            <text:p text:style-name="P29"><text:span text:style-name="T10">6</text:span></text:p>
          </table:table-cell>
          <table:table-cell table:style-name="Table9.H4" office:value-type="float" office:value="7.5">
            <text:p text:style-name="P1">7.5</text:p>
          </table:table-cell>
          <table:table-cell table:style-name="Table9.B4" office:value-type="float" office:value="1">
            <text:p text:style-name="P25"><text:span text:style-name="T6">1</text:span></text:p>
          </table:table-cell>
          <table:table-cell table:style-name="Table9.B4" office:value-type="float" office:value="1">
            <text:p text:style-name="P25"><text:span text:style-name="T6">1</text:span></text:p>
          </table:table-cell>
          <table:table-cell table:style-name="Table9.B4" office:value-type="float" office:value="2">
            <text:p text:style-name="P29"><text:span text:style-name="T10">2</text:span></text:p>
          </table:table-cell>
          <table:table-cell table:style-name="Table9.B4" office:value-type="float" office:value="1">
            <text:p text:style-name="P29"><text:span text:style-name="T10">1</text:span></text:p>
          </table:table-cell>
          <table:table-cell table:style-name="Table9.M4" office:value-type="float" office:value="1.33">
            <text:p text:style-name="P29"><text:span text:style-name="T10">1.33</text:span></text:p>
          </table:table-cell>
        </table:table-row>
        <table:table-row>
          <table:table-cell table:style-name="Table9.A4" office:value-type="string">
            <text:p text:style-name="Table_20_Contents">tDATS</text:p>
          </table:table-cell>
          <table:table-cell table:style-name="Table9.B4" office:value-type="float" office:value="2">
            <text:p text:style-name="P1">2</text:p>
          </table:table-cell>
          <table:table-cell table:style-name="Table9.B4" office:value-type="float" office:value="15">
            <text:p text:style-name="P1">15</text:p>
          </table:table-cell>
          <table:table-cell table:style-name="Table9.B4" office:value-type="float" office:value="3">
            <text:p text:style-name="P26"><text:span text:style-name="T7">3</text:span></text:p>
          </table:table-cell>
          <table:table-cell table:style-name="Table9.B4" office:value-type="float" office:value="15">
            <text:p text:style-name="P26"><text:span text:style-name="T7">15</text:span></text:p>
          </table:table-cell>
          <table:table-cell table:style-name="Table9.B4" office:value-type="float" office:value="2">
            <text:p text:style-name="P29"><text:span text:style-name="T10">2</text:span></text:p>
          </table:table-cell>
          <table:table-cell table:style-name="Table9.B4" office:value-type="float" office:value="12">
            <text:p text:style-name="P29"><text:span text:style-name="T10">12</text:span></text:p>
          </table:table-cell>
          <table:table-cell table:style-name="Table9.H4" office:value-type="float" office:value="15">
            <text:p text:style-name="P29"><text:span text:style-name="T10">15</text:span></text:p>
          </table:table-cell>
          <table:table-cell table:style-name="Table9.B4" office:value-type="float" office:value="2">
            <text:p text:style-name="P25"><text:span text:style-name="T6">2</text:span></text:p>
          </table:table-cell>
          <table:table-cell table:style-name="Table9.B4" office:value-type="float" office:value="2">
            <text:p text:style-name="P25"><text:span text:style-name="T6">2</text:span></text:p>
          </table:table-cell>
          <table:table-cell table:style-name="Table9.B4" office:value-type="float" office:value="3">
            <text:p text:style-name="P29"><text:span text:style-name="T10">3</text:span></text:p>
          </table:table-cell>
          <table:table-cell table:style-name="Table9.B4" office:value-type="float" office:value="1.5">
            <text:p text:style-name="P29"><text:span text:style-name="T10">1.5</text:span></text:p>
          </table:table-cell>
          <table:table-cell table:style-name="Table9.M4" office:value-type="float" office:value="2">
            <text:p text:style-name="P29"><text:span text:style-name="T10">2</text:span></text:p>
          </table:table-cell>
        </table:table-row>
        <table:table-row>
          <table:table-cell table:style-name="Table9.A4" office:value-type="string">
            <text:p text:style-name="Table_20_Contents">t<text:span text:style-name="T19">RCVR</text:span></text:p>
          </table:table-cell>
          <table:table-cell table:style-name="Table9.B4" office:value-type="float" office:value="1">
            <text:p text:style-name="P1">1</text:p>
          </table:table-cell>
          <table:table-cell table:style-name="Table9.B4" office:value-type="float" office:value="7.5">
            <text:p text:style-name="P1">7.5</text:p>
          </table:table-cell>
          <table:table-cell table:style-name="Table9.B4" office:value-type="float" office:value="1">
            <text:p text:style-name="P26"><text:span text:style-name="T7">1</text:span></text:p>
          </table:table-cell>
          <table:table-cell table:style-name="Table9.B4" office:value-type="float" office:value="5">
            <text:p text:style-name="P26"><text:span text:style-name="T7">5</text:span></text:p>
          </table:table-cell>
          <table:table-cell table:style-name="Table9.B4" office:value-type="float" office:value="1">
            <text:p text:style-name="P29"><text:span text:style-name="T10">1</text:span></text:p>
          </table:table-cell>
          <table:table-cell table:style-name="Table9.B4" office:value-type="float" office:value="6">
            <text:p text:style-name="P29"><text:span text:style-name="T10">6</text:span></text:p>
          </table:table-cell>
          <table:table-cell table:style-name="Table9.H4" office:value-type="float" office:value="7.5">
            <text:p text:style-name="P1">7.5</text:p>
          </table:table-cell>
          <table:table-cell table:style-name="Table9.B4" office:value-type="float" office:value="1">
            <text:p text:style-name="P25"><text:span text:style-name="T6">1</text:span></text:p>
          </table:table-cell>
          <table:table-cell table:style-name="Table9.B4" office:value-type="float" office:value="1">
            <text:p text:style-name="P25"><text:span text:style-name="T6">1</text:span></text:p>
          </table:table-cell>
          <table:table-cell table:style-name="Table9.B4" office:value-type="float" office:value="2">
            <text:p text:style-name="P29"><text:span text:style-name="T10">2</text:span></text:p>
          </table:table-cell>
          <table:table-cell table:style-name="Table9.B4" office:value-type="float" office:value="1">
            <text:p text:style-name="P29"><text:span text:style-name="T10">1</text:span></text:p>
          </table:table-cell>
          <table:table-cell table:style-name="Table9.M4" office:value-type="float" office:value="1.33">
            <text:p text:style-name="P29"><text:span text:style-name="T10">1.33</text:span></text:p>
          </table:table-cell>
        </table:table-row>
        <table:table-row>
          <table:table-cell table:style-name="Table9.A4" office:value-type="string">
            <text:p text:style-name="P38"><text:span text:style-name="T11">tIDLE</text:span></text:p>
          </table:table-cell>
          <table:table-cell table:style-name="Table9.B4" office:value-type="float" office:value="128">
            <text:p text:style-name="P30"><text:span text:style-name="T11">128</text:span></text:p>
          </table:table-cell>
          <table:table-cell table:style-name="Table9.B4" office:value-type="float" office:value="960">
            <text:p text:style-name="P30"><text:span text:style-name="T11">960</text:span></text:p>
          </table:table-cell>
          <table:table-cell table:style-name="Table9.B4" office:value-type="float" office:value="200">
            <text:p text:style-name="P30"><text:span text:style-name="T11">200</text:span></text:p>
          </table:table-cell>
          <table:table-cell table:style-name="Table9.B4" office:value-type="float" office:value="1000">
            <text:p text:style-name="P30"><text:span text:style-name="T11">1000</text:span></text:p>
          </table:table-cell>
          <table:table-cell table:style-name="Table9.B4" office:value-type="float" office:value="160">
            <text:p text:style-name="P31"><text:span text:style-name="T12">160</text:span></text:p>
          </table:table-cell>
          <table:table-cell table:style-name="Table9.B4" office:value-type="float" office:value="960">
            <text:p text:style-name="P31"><text:span text:style-name="T12">960</text:span></text:p>
          </table:table-cell>
          <table:table-cell table:style-name="Table9.H4" office:value-type="float" office:value="1200">
            <text:p text:style-name="P31"><text:span text:style-name="T12">1200</text:span></text:p>
          </table:table-cell>
          <table:table-cell table:style-name="Table9.B4" office:value-type="float" office:value="96">
            <text:p text:style-name="P31"><text:span text:style-name="T12">96</text:span></text:p>
          </table:table-cell>
          <table:table-cell table:style-name="Table9.B4" office:value-type="float" office:value="96">
            <text:p text:style-name="P31"><text:span text:style-name="T12">96</text:span></text:p>
          </table:table-cell>
          <table:table-cell table:style-name="Table9.B4" office:value-type="float" office:value="192">
            <text:p text:style-name="P31"><text:span text:style-name="T12">192</text:span></text:p>
          </table:table-cell>
          <table:table-cell table:style-name="Table9.B4" office:value-type="float" office:value="96">
            <text:p text:style-name="P31"><text:span text:style-name="T12">96</text:span></text:p>
          </table:table-cell>
          <table:table-cell table:style-name="Table9.M4" office:value-type="float" office:value="128">
            <text:p text:style-name="P31"><text:span text:style-name="T12">128</text:span></text:p>
          </table:table-cell>
        </table:table-row>
      </table:table>
      <text:p text:style-name="Standard"/>
      <text:p text:style-name="P7">Table <text:sequence text:ref-name="refTable7" text:name="Table" text:formula="ooow:Table+1" style:num-format="1">10</text:sequence>: State machine timing</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timing</text:p>
          </table:table-cell>
          <table:table-cell table:style-name="Table8.A1" office:value-type="string">
            <text:p text:style-name="P1">periods</text:p>
          </table:table-cell>
          <table:table-cell table:style-name="Table8.A1" office:value-type="string">
            <text:p text:style-name="P1">time [<text:span text:style-name="T2">μ</text:span><text:span text:style-name="T3">s] </text:span>OVD=0</text:p>
          </table:table-cell>
          <table:table-cell table:style-name="Table8.A1" office:value-type="string">
            <text:p text:style-name="P1">time [<text:span text:style-name="T2">μ</text:span><text:span text:style-name="T3">s] </text:span>OVD=1</text:p>
          </table:table-cell>
          <table:table-cell table:style-name="Table8.E1" office:value-type="string">
            <text:p text:style-name="P1">description</text:p>
          </table:table-cell>
        </table:table-row>
        <table:table-row>
          <table:table-cell table:style-name="Table8.A2" office:value-type="string">
            <text:p text:style-name="P1">t<text:span text:style-name="T4">RSTT</text:span></text:p>
          </table:table-cell>
          <table:table-cell table:style-name="Table8.B2" office:value-type="float" office:value="128">
            <text:p text:style-name="P1">128</text:p>
          </table:table-cell>
          <table:table-cell table:style-name="Table8.B2" office:value-type="float" office:value="960">
            <text:p text:style-name="P1">960</text:p>
          </table:table-cell>
          <table:table-cell table:style-name="Table8.B2" office:value-type="float" office:value="96">
            <text:p text:style-name="P1">96</text:p>
          </table:table-cell>
          <table:table-cell table:style-name="Table8.E2" office:value-type="string">
            <text:p text:style-name="P1">reset transfer cycle time</text:p>
          </table:table-cell>
        </table:table-row>
        <table:table-row>
          <table:table-cell table:style-name="Table8.A2" office:value-type="string">
            <text:p text:style-name="P1">t<text:span text:style-name="T4">RSTL</text:span></text:p>
          </table:table-cell>
          <table:table-cell table:style-name="Table8.B2" office:value-type="float" office:value="64">
            <text:p text:style-name="P1">64</text:p>
          </table:table-cell>
          <table:table-cell table:style-name="Table8.B2" office:value-type="float" office:value="480">
            <text:p text:style-name="P1">480</text:p>
          </table:table-cell>
          <table:table-cell table:style-name="Table8.B2" office:value-type="float" office:value="48">
            <text:p text:style-name="P1">48</text:p>
          </table:table-cell>
          <table:table-cell table:style-name="Table8.E2" office:value-type="string">
            <text:p text:style-name="P1">reset low time</text:p>
          </table:table-cell>
        </table:table-row>
        <table:table-row>
          <table:table-cell table:style-name="Table8.A2" office:value-type="string">
            <text:p text:style-name="P1">t<text:span text:style-name="T4">RSTH</text:span></text:p>
          </table:table-cell>
          <table:table-cell table:style-name="Table8.B2" office:value-type="float" office:value="64">
            <text:p text:style-name="P1">64</text:p>
          </table:table-cell>
          <table:table-cell table:style-name="Table8.B2" office:value-type="float" office:value="480">
            <text:p text:style-name="P1">480</text:p>
          </table:table-cell>
          <table:table-cell table:style-name="Table8.B2" office:value-type="float" office:value="48">
            <text:p text:style-name="P1">48</text:p>
          </table:table-cell>
          <table:table-cell table:style-name="Table8.E2" office:value-type="string">
            <text:p text:style-name="P1">reset high time</text:p>
          </table:table-cell>
        </table:table-row>
        <table:table-row>
          <table:table-cell table:style-name="Table8.A2" office:value-type="string">
            <text:p text:style-name="P1">t<text:span text:style-name="T4">RSTS</text:span></text:p>
          </table:table-cell>
          <table:table-cell table:style-name="Table8.B2" office:value-type="float" office:value="10">
            <text:p text:style-name="P1">10</text:p>
          </table:table-cell>
          <table:table-cell table:style-name="Table8.B2" office:value-type="float" office:value="75">
            <text:p text:style-name="P4">75</text:p>
          </table:table-cell>
          <table:table-cell table:style-name="Table8.B2" office:value-type="float" office:value="7.5">
            <text:p text:style-name="P1">7.5</text:p>
          </table:table-cell>
          <table:table-cell table:style-name="Table8.E2" office:value-type="string">
            <text:p text:style-name="P1">reset presence sampling time</text:p>
          </table:table-cell>
        </table:table-row>
        <table:table-row>
          <table:table-cell table:style-name="Table8.A2" office:value-type="string">
            <text:p text:style-name="P1">t<text:span text:style-name="T4">DATT</text:span></text:p>
          </table:table-cell>
          <table:table-cell table:style-name="Table8.B2" office:value-type="float" office:value="9">
            <text:p text:style-name="P1">9</text:p>
          </table:table-cell>
          <table:table-cell table:style-name="Table8.B2" office:value-type="float" office:value="67.5">
            <text:p text:style-name="P1">67.5</text:p>
          </table:table-cell>
          <table:table-cell table:style-name="Table8.B2" office:value-type="float" office:value="6.75">
            <text:p text:style-name="P1">6.75</text:p>
          </table:table-cell>
          <table:table-cell table:style-name="Table8.E2" office:value-type="string">
            <text:p text:style-name="P1">data bit transfer cycle time</text:p>
          </table:table-cell>
        </table:table-row>
        <table:table-row>
          <table:table-cell table:style-name="Table8.A2" office:value-type="string">
            <text:p text:style-name="P1">t<text:span text:style-name="T4">SLOT</text:span></text:p>
          </table:table-cell>
          <table:table-cell table:style-name="Table8.B2" office:value-type="float" office:value="8">
            <text:p text:style-name="P1">8</text:p>
          </table:table-cell>
          <table:table-cell table:style-name="Table8.B2" office:value-type="float" office:value="60">
            <text:p text:style-name="P1">60</text:p>
          </table:table-cell>
          <table:table-cell table:style-name="Table8.B2" office:value-type="float" office:value="6">
            <text:p text:style-name="P1">6</text:p>
          </table:table-cell>
          <table:table-cell table:style-name="Table8.E2" office:value-type="string">
            <text:p text:style-name="P1">data bit transfer slot time</text:p>
          </table:table-cell>
        </table:table-row>
        <table:table-row>
          <table:table-cell table:style-name="Table8.A2" office:value-type="string">
            <text:p text:style-name="P1">t<text:span text:style-name="T4">LOW0</text:span></text:p>
          </table:table-cell>
          <table:table-cell table:style-name="Table8.B2" office:value-type="float" office:value="8">
            <text:p text:style-name="P1">8</text:p>
          </table:table-cell>
          <table:table-cell table:style-name="Table8.B2" office:value-type="float" office:value="60">
            <text:p text:style-name="P1">60</text:p>
          </table:table-cell>
          <table:table-cell table:style-name="Table8.B2" office:value-type="float" office:value="6">
            <text:p text:style-name="P1">6</text:p>
          </table:table-cell>
          <table:table-cell table:style-name="Table8.E2" office:value-type="string">
            <text:p text:style-name="P1">write 0 low time</text:p>
          </table:table-cell>
        </table:table-row>
        <table:table-row>
          <table:table-cell table:style-name="Table8.A2" office:value-type="string">
            <text:p text:style-name="P1">t<text:span text:style-name="T4">LOW1</text:span></text:p>
          </table:table-cell>
          <table:table-cell table:style-name="Table8.B2" office:value-type="float" office:value="1">
            <text:p text:style-name="P1">1</text:p>
          </table:table-cell>
          <table:table-cell table:style-name="Table8.B2" office:value-type="float" office:value="7.5">
            <text:p text:style-name="P1">7.5</text:p>
          </table:table-cell>
          <table:table-cell table:style-name="Table8.B2" office:value-type="float" office:value="0.75">
            <text:p text:style-name="P1">0.75</text:p>
          </table:table-cell>
          <table:table-cell table:style-name="Table8.E2" office:value-type="string">
            <text:p text:style-name="P1">write 1 low time</text:p>
          </table:table-cell>
        </table:table-row>
        <table:table-row>
          <table:table-cell table:style-name="Table8.A2" office:value-type="string">
            <text:p text:style-name="P1">t<text:span text:style-name="T4">REC</text:span></text:p>
          </table:table-cell>
          <table:table-cell table:style-name="Table8.B2" office:value-type="float" office:value="1">
            <text:p text:style-name="P1">1</text:p>
          </table:table-cell>
          <table:table-cell table:style-name="Table8.B2" office:value-type="float" office:value="7.5">
            <text:p text:style-name="P1">7.5</text:p>
          </table:table-cell>
          <table:table-cell table:style-name="Table8.B2" office:value-type="float" office:value="0.75">
            <text:p text:style-name="P1">0.75</text:p>
          </table:table-cell>
          <table:table-cell table:style-name="Table8.E2" office:value-type="string">
            <text:p text:style-name="P1">recovery time</text:p>
          </table:table-cell>
        </table:table-row>
        <table:table-row>
          <table:table-cell table:style-name="Table8.A2" office:value-type="string">
            <text:p text:style-name="P1">t<text:span text:style-name="T4">DATS</text:span></text:p>
          </table:table-cell>
          <table:table-cell table:style-name="Table8.B2" office:value-type="float" office:value="2">
            <text:p text:style-name="P1">2</text:p>
          </table:table-cell>
          <table:table-cell table:style-name="Table8.B2" office:value-type="float" office:value="15">
            <text:p text:style-name="P1">15</text:p>
          </table:table-cell>
          <table:table-cell table:style-name="Table8.B2" office:value-type="float" office:value="1.5">
            <text:p text:style-name="P1">1.5</text:p>
          </table:table-cell>
          <table:table-cell table:style-name="Table8.E2" office:value-type="string">
            <text:p text:style-name="P1">data sampling time</text:p>
          </table:table-cell>
        </table:table-row>
      </table:table>
      <text:p text:style-name="Text_20_body">* the period is 7.5<text:span text:style-name="T2">μ</text:span><text:span text:style-name="T3">s in normal mode and 0.75</text:span><text:span text:style-name="T2">μ</text:span><text:span text:style-name="T3">s in overdrive mode</text:span></text:p>
      <text:p text:style-name="Text_20_body">The reset transfer is 128<text:span text:style-name="T3">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2" draw:name="Frame4" text:anchor-type="paragraph" svg:x="0cm" svg:y="0.21cm" svg:width="17cm" draw:z-index="10"><draw:text-box fo:min-height="5.459cm"><text:p text:style-name="Drawing"><draw:g text:anchor-type="paragraph" draw:z-index="11" draw:style-name="gr1"><draw:frame draw:style-name="gr43" draw:text-style-name="P47" svg:width="1.5cm" svg:height="0.802cm" svg:x="4.251cm" svg:y="2.401cm"><draw:text-box><text:p text:style-name="P43"><text:span text:style-name="T22">t</text:span><text:span text:style-name="T23">RSTT</text:span></text:p></draw:text-box></draw:frame><draw:line draw:style-name="gr44" draw:text-style-name="P42" svg:x1="0.751cm" svg:y1="1.2cm" svg:x2="0.751cm" svg:y2="2.2cm"><text:p/></draw:line><draw:line draw:style-name="gr44" draw:text-style-name="P42" svg:x1="0.751cm" svg:y1="2.2cm" svg:x2="8.752cm" svg:y2="2.176cm"><text:p/></draw:line><draw:line draw:style-name="gr27" draw:text-style-name="P42" svg:x1="0.251cm" svg:y1="1.2cm" svg:x2="0.751cm" svg:y2="1.2cm"><text:p/></draw:line><draw:line draw:style-name="gr27" draw:text-style-name="P42" svg:x1="8.749cm" svg:y1="1.2cm" svg:x2="8.999cm" svg:y2="1.2cm"><text:p/></draw:line><draw:frame draw:style-name="gr45" draw:text-style-name="P47" svg:width="2.502cm" svg:height="0.701cm" svg:x="0.749cm" svg:y="0.224cm"><draw:text-box><text:p text:style-name="P43"><text:span text:style-name="T22">127...</text:span></text:p></draw:text-box></draw:frame><draw:line draw:style-name="gr46" draw:text-style-name="P42" svg:x1="0.751cm" svg:y1="2.45cm" svg:x2="0.751cm" svg:y2="4.45cm"><text:p/></draw:line><draw:line draw:style-name="gr46" draw:text-style-name="P42" svg:x1="8.749cm" svg:y1="2.45cm" svg:x2="8.749cm" svg:y2="5.45cm"><text:p/></draw:line><draw:line draw:style-name="gr47" draw:text-style-name="P42" svg:x1="12.252cm" svg:y1="5.2cm" svg:x2="10.002cm" svg:y2="5.2cm"><text:p/></draw:line><draw:line draw:style-name="gr48" draw:text-style-name="P42" svg:x1="0.751cm" svg:y1="4.2cm" svg:x2="8.751cm" svg:y2="4.2cm"><text:p/></draw:line><draw:line draw:style-name="gr48" draw:text-style-name="P42" svg:x1="0.751cm" svg:y1="3.2cm" svg:x2="16.751cm" svg:y2="3.2cm"><text:p/></draw:line><draw:line draw:style-name="gr46" draw:text-style-name="P42" svg:x1="0.752cm" svg:y1="0.2cm" svg:x2="16.751cm" svg:y2="0.2cm"><text:p/></draw:line><draw:line draw:style-name="gr46" draw:text-style-name="P42" svg:x1="0.751cm" svg:y1="0cm" svg:x2="0.752cm" svg:y2="0.4cm"><text:p/></draw:line><draw:line draw:style-name="gr46" draw:text-style-name="P42" svg:x1="1.75cm" svg:y1="0cm" svg:x2="1.75cm" svg:y2="0.4cm"><text:p/></draw:line><draw:line draw:style-name="gr46" draw:text-style-name="P42" svg:x1="2.75cm" svg:y1="0cm" svg:x2="2.75cm" svg:y2="0.4cm"><text:p/></draw:line><draw:line draw:style-name="gr46" draw:text-style-name="P42" svg:x1="3.751cm" svg:y1="0cm" svg:x2="3.751cm" svg:y2="0.4cm"><text:p/></draw:line><draw:line draw:style-name="gr46" draw:text-style-name="P42" svg:x1="4.751cm" svg:y1="0cm" svg:x2="4.751cm" svg:y2="0.4cm"><text:p/></draw:line><draw:line draw:style-name="gr46" draw:text-style-name="P42" svg:x1="5.753cm" svg:y1="0cm" svg:x2="5.753cm" svg:y2="0.4cm"><text:p/></draw:line><draw:line draw:style-name="gr46" draw:text-style-name="P42" svg:x1="6.753cm" svg:y1="0cm" svg:x2="6.753cm" svg:y2="0.4cm"><text:p/></draw:line><draw:line draw:style-name="gr46" draw:text-style-name="P42" svg:x1="7.752cm" svg:y1="0cm" svg:x2="7.752cm" svg:y2="0.4cm"><text:p/></draw:line><draw:line draw:style-name="gr46" draw:text-style-name="P42" svg:x1="8.752cm" svg:y1="0cm" svg:x2="8.752cm" svg:y2="0.4cm"><text:p/></draw:line><draw:line draw:style-name="gr46" draw:text-style-name="P42" svg:x1="9.75cm" svg:y1="0cm" svg:x2="9.75cm" svg:y2="0.4cm"><text:p/></draw:line><draw:frame draw:style-name="gr43" draw:text-style-name="P47" svg:width="1.751cm" svg:height="0.802cm" svg:x="10.5cm" svg:y="4.399cm"><draw:text-box><text:p text:style-name="P43"><text:span text:style-name="T22">t</text:span><text:span text:style-name="T23">RSTS</text:span></text:p></draw:text-box></draw:frame><draw:line draw:style-name="gr49" draw:text-style-name="P42" svg:x1="8.749cm" svg:y1="2.2cm" svg:x2="8.749cm" svg:y2="1.2cm"><text:p/></draw:line><draw:line draw:style-name="gr46" draw:text-style-name="P42" svg:x1="10.75cm" svg:y1="0cm" svg:x2="10.75cm" svg:y2="0.4cm"><text:p/></draw:line><draw:line draw:style-name="gr46" draw:text-style-name="P42" svg:x1="11.752cm" svg:y1="0cm" svg:x2="11.752cm" svg:y2="0.4cm"><text:p/></draw:line><draw:line draw:style-name="gr46" draw:text-style-name="P42" svg:x1="12.752cm" svg:y1="0cm" svg:x2="12.752cm" svg:y2="0.4cm"><text:p/></draw:line><draw:line draw:style-name="gr46" draw:text-style-name="P42" svg:x1="13.751cm" svg:y1="0cm" svg:x2="13.751cm" svg:y2="0.4cm"><text:p/></draw:line><draw:line draw:style-name="gr46" draw:text-style-name="P42" svg:x1="14.751cm" svg:y1="0cm" svg:x2="14.751cm" svg:y2="0.4cm"><text:p/></draw:line><draw:line draw:style-name="gr46" draw:text-style-name="P42" svg:x1="15.749cm" svg:y1="0cm" svg:x2="15.749cm" svg:y2="0.4cm"><text:p/></draw:line><draw:line draw:style-name="gr46" draw:text-style-name="P42" svg:x1="16.749cm" svg:y1="0cm" svg:x2="16.749cm" svg:y2="0.4cm"><text:p/></draw:line><draw:line draw:style-name="gr46" draw:text-style-name="P42" svg:x1="7.875cm" svg:y1="0.075cm" svg:x2="7.875cm" svg:y2="0.325cm"><text:p/></draw:line><draw:line draw:style-name="gr46" draw:text-style-name="P42" svg:x1="8.251cm" svg:y1="0.075cm" svg:x2="8.251cm" svg:y2="0.325cm"><text:p/></draw:line><draw:line draw:style-name="gr46" draw:text-style-name="P42" svg:x1="8.374cm" svg:y1="0.075cm" svg:x2="8.374cm" svg:y2="0.325cm"><text:p/></draw:line><draw:line draw:style-name="gr46" draw:text-style-name="P42" svg:x1="8.626cm" svg:y1="0.075cm" svg:x2="8.626cm" svg:y2="0.325cm"><text:p/></draw:line><draw:line draw:style-name="gr46" draw:text-style-name="P42" svg:x1="8.002cm" svg:y1="0.075cm" svg:x2="8.002cm" svg:y2="0.325cm"><text:p/></draw:line><draw:line draw:style-name="gr46" draw:text-style-name="P42" svg:x1="8.127cm" svg:y1="0.075cm" svg:x2="8.127cm" svg:y2="0.325cm"><text:p/></draw:line><draw:line draw:style-name="gr46" draw:text-style-name="P42" svg:x1="8.501cm" svg:y1="0.075cm" svg:x2="8.501cm" svg:y2="0.325cm"><text:p/></draw:line><draw:frame draw:style-name="gr50" draw:text-style-name="P47" svg:width="2.5cm" svg:height="0.701cm" svg:x="6.251cm" svg:y="0.199cm"><draw:text-box><text:p text:style-name="P43"><text:span text:style-name="T22">...64</text:span></text:p></draw:text-box></draw:frame><draw:frame draw:style-name="gr50" draw:text-style-name="P47" svg:width="2.5cm" svg:height="0.701cm" svg:x="14.25cm" svg:y="0.199cm"><draw:text-box><text:p text:style-name="P43"><text:span text:style-name="T22">...0</text:span></text:p></draw:text-box></draw:frame><draw:frame draw:style-name="gr45" draw:text-style-name="P47" svg:width="2.5cm" svg:height="0.701cm" svg:x="8.75cm" svg:y="0.199cm"><draw:text-box><text:p text:style-name="P43"><text:span text:style-name="T22">63...</text:span></text:p></draw:text-box></draw:frame><draw:line draw:style-name="gr51" draw:text-style-name="P42" svg:x1="9.002cm" svg:y1="2.2cm" svg:x2="9.002cm" svg:y2="1.2cm"><text:p/></draw:line><draw:line draw:style-name="gr49" draw:text-style-name="P42" svg:x1="9.249cm" svg:y1="2.2cm" svg:x2="9.249cm" svg:y2="1.2cm"><text:p/></draw:line><draw:line draw:style-name="gr51" draw:text-style-name="P42" svg:x1="9.126cm" svg:y1="2.2cm" svg:x2="9.126cm" svg:y2="1.2cm"><text:p/></draw:line><draw:line draw:style-name="gr51" draw:text-style-name="P42" svg:x1="9.501cm" svg:y1="2.2cm" svg:x2="9.501cm" svg:y2="1.2cm"><text:p/></draw:line><draw:line draw:style-name="gr51" draw:text-style-name="P42" svg:x1="9.75cm" svg:y1="2.2cm" svg:x2="9.75cm" svg:y2="1.2cm"><text:p/></draw:line><draw:line draw:style-name="gr51" draw:text-style-name="P42" svg:x1="10.124cm" svg:y1="2.2cm" svg:x2="10.124cm" svg:y2="1.2cm"><text:p/></draw:line><draw:line draw:style-name="gr46" draw:text-style-name="P42" svg:x1="8.875cm" svg:y1="0.075cm" svg:x2="8.875cm" svg:y2="0.325cm"><text:p/></draw:line><draw:line draw:style-name="gr46" draw:text-style-name="P42" svg:x1="9.249cm" svg:y1="0.075cm" svg:x2="9.249cm" svg:y2="0.325cm"><text:p/></draw:line><draw:line draw:style-name="gr46" draw:text-style-name="P42" svg:x1="9.376cm" svg:y1="0.075cm" svg:x2="9.376cm" svg:y2="0.325cm"><text:p/></draw:line><draw:line draw:style-name="gr46" draw:text-style-name="P42" svg:x1="9.624cm" svg:y1="0.075cm" svg:x2="9.624cm" svg:y2="0.325cm"><text:p/></draw:line><draw:line draw:style-name="gr46" draw:text-style-name="P42" svg:x1="9.002cm" svg:y1="0.075cm" svg:x2="9.002cm" svg:y2="0.325cm"><text:p/></draw:line><draw:line draw:style-name="gr46" draw:text-style-name="P42" svg:x1="9.126cm" svg:y1="0.075cm" svg:x2="9.126cm" svg:y2="0.325cm"><text:p/></draw:line><draw:line draw:style-name="gr46" draw:text-style-name="P42" svg:x1="9.501cm" svg:y1="0.075cm" svg:x2="9.501cm" svg:y2="0.325cm"><text:p/></draw:line><draw:line draw:style-name="gr46" draw:text-style-name="P42" svg:x1="5.874cm" svg:y1="0.075cm" svg:x2="5.874cm" svg:y2="0.325cm"><text:p/></draw:line><draw:line draw:style-name="gr46" draw:text-style-name="P42" svg:x1="6.252cm" svg:y1="0.075cm" svg:x2="6.252cm" svg:y2="0.325cm"><text:p/></draw:line><draw:line draw:style-name="gr46" draw:text-style-name="P42" svg:x1="6.376cm" svg:y1="0.075cm" svg:x2="6.376cm" svg:y2="0.325cm"><text:p/></draw:line><draw:line draw:style-name="gr46" draw:text-style-name="P42" svg:x1="6.626cm" svg:y1="0.075cm" svg:x2="6.626cm" svg:y2="0.325cm"><text:p/></draw:line><draw:line draw:style-name="gr46" draw:text-style-name="P42" svg:x1="6cm" svg:y1="0.075cm" svg:x2="6cm" svg:y2="0.325cm"><text:p/></draw:line><draw:line draw:style-name="gr46" draw:text-style-name="P42" svg:x1="6.127cm" svg:y1="0.075cm" svg:x2="6.127cm" svg:y2="0.325cm"><text:p/></draw:line><draw:line draw:style-name="gr46" draw:text-style-name="P42" svg:x1="6.499cm" svg:y1="0.075cm" svg:x2="6.499cm" svg:y2="0.325cm"><text:p/></draw:line><draw:line draw:style-name="gr46" draw:text-style-name="P42" svg:x1="6.874cm" svg:y1="0.075cm" svg:x2="6.874cm" svg:y2="0.325cm"><text:p/></draw:line><draw:line draw:style-name="gr46" draw:text-style-name="P42" svg:x1="7.251cm" svg:y1="0.075cm" svg:x2="7.251cm" svg:y2="0.325cm"><text:p/></draw:line><draw:line draw:style-name="gr46" draw:text-style-name="P42" svg:x1="7.374cm" svg:y1="0.075cm" svg:x2="7.374cm" svg:y2="0.325cm"><text:p/></draw:line><draw:line draw:style-name="gr46" draw:text-style-name="P42" svg:x1="7.626cm" svg:y1="0.075cm" svg:x2="7.626cm" svg:y2="0.325cm"><text:p/></draw:line><draw:line draw:style-name="gr46" draw:text-style-name="P42" svg:x1="7cm" svg:y1="0.075cm" svg:x2="7cm" svg:y2="0.325cm"><text:p/></draw:line><draw:line draw:style-name="gr46" draw:text-style-name="P42" svg:x1="7.127cm" svg:y1="0.075cm" svg:x2="7.127cm" svg:y2="0.325cm"><text:p/></draw:line><draw:line draw:style-name="gr46" draw:text-style-name="P42" svg:x1="7.501cm" svg:y1="0.075cm" svg:x2="7.501cm" svg:y2="0.325cm"><text:p/></draw:line><draw:line draw:style-name="gr46" draw:text-style-name="P42" svg:x1="3.876cm" svg:y1="0.075cm" svg:x2="3.876cm" svg:y2="0.325cm"><text:p/></draw:line><draw:line draw:style-name="gr46" draw:text-style-name="P42" svg:x1="4.252cm" svg:y1="0.075cm" svg:x2="4.252cm" svg:y2="0.325cm"><text:p/></draw:line><draw:line draw:style-name="gr46" draw:text-style-name="P42" svg:x1="4.377cm" svg:y1="0.075cm" svg:x2="4.377cm" svg:y2="0.325cm"><text:p/></draw:line><draw:line draw:style-name="gr46" draw:text-style-name="P42" svg:x1="4.624cm" svg:y1="0.075cm" svg:x2="4.624cm" svg:y2="0.325cm"><text:p/></draw:line><draw:line draw:style-name="gr46" draw:text-style-name="P42" svg:x1="3.999cm" svg:y1="0.075cm" svg:x2="3.999cm" svg:y2="0.325cm"><text:p/></draw:line><draw:line draw:style-name="gr46" draw:text-style-name="P42" svg:x1="4.125cm" svg:y1="0.075cm" svg:x2="4.125cm" svg:y2="0.325cm"><text:p/></draw:line><draw:line draw:style-name="gr46" draw:text-style-name="P42" svg:x1="4.501cm" svg:y1="0.075cm" svg:x2="4.501cm" svg:y2="0.325cm"><text:p/></draw:line><draw:line draw:style-name="gr46" draw:text-style-name="P42" svg:x1="4.876cm" svg:y1="0.075cm" svg:x2="4.876cm" svg:y2="0.325cm"><text:p/></draw:line><draw:line draw:style-name="gr46" draw:text-style-name="P42" svg:x1="5.252cm" svg:y1="0.075cm" svg:x2="5.252cm" svg:y2="0.325cm"><text:p/></draw:line><draw:line draw:style-name="gr46" draw:text-style-name="P42" svg:x1="5.376cm" svg:y1="0.075cm" svg:x2="5.376cm" svg:y2="0.325cm"><text:p/></draw:line><draw:line draw:style-name="gr46" draw:text-style-name="P42" svg:x1="5.626cm" svg:y1="0.075cm" svg:x2="5.626cm" svg:y2="0.325cm"><text:p/></draw:line><draw:line draw:style-name="gr46" draw:text-style-name="P42" svg:x1="4.999cm" svg:y1="0.075cm" svg:x2="4.999cm" svg:y2="0.325cm"><text:p/></draw:line><draw:line draw:style-name="gr46" draw:text-style-name="P42" svg:x1="5.125cm" svg:y1="0.075cm" svg:x2="5.125cm" svg:y2="0.325cm"><text:p/></draw:line><draw:line draw:style-name="gr46" draw:text-style-name="P42" svg:x1="5.499cm" svg:y1="0.075cm" svg:x2="5.499cm" svg:y2="0.325cm"><text:p/></draw:line><draw:line draw:style-name="gr46" draw:text-style-name="P42" svg:x1="1.876cm" svg:y1="0.075cm" svg:x2="1.876cm" svg:y2="0.325cm"><text:p/></draw:line><draw:line draw:style-name="gr46" draw:text-style-name="P42" svg:x1="2.249cm" svg:y1="0.075cm" svg:x2="2.249cm" svg:y2="0.325cm"><text:p/></draw:line><draw:line draw:style-name="gr46" draw:text-style-name="P42" svg:x1="2.375cm" svg:y1="0.075cm" svg:x2="2.375cm" svg:y2="0.325cm"><text:p/></draw:line><draw:line draw:style-name="gr46" draw:text-style-name="P42" svg:x1="2.626cm" svg:y1="0.075cm" svg:x2="2.626cm" svg:y2="0.325cm"><text:p/></draw:line><draw:line draw:style-name="gr46" draw:text-style-name="P42" svg:x1="2.002cm" svg:y1="0.075cm" svg:x2="2.002cm" svg:y2="0.325cm"><text:p/></draw:line><draw:line draw:style-name="gr46" draw:text-style-name="P42" svg:x1="2.126cm" svg:y1="0.075cm" svg:x2="2.126cm" svg:y2="0.325cm"><text:p/></draw:line><draw:line draw:style-name="gr46" draw:text-style-name="P42" svg:x1="2.502cm" svg:y1="0.075cm" svg:x2="2.502cm" svg:y2="0.325cm"><text:p/></draw:line><draw:line draw:style-name="gr46" draw:text-style-name="P42" svg:x1="2.876cm" svg:y1="0.075cm" svg:x2="2.876cm" svg:y2="0.325cm"><text:p/></draw:line><draw:line draw:style-name="gr46" draw:text-style-name="P42" svg:x1="3.25cm" svg:y1="0.075cm" svg:x2="3.25cm" svg:y2="0.325cm"><text:p/></draw:line><draw:line draw:style-name="gr46" draw:text-style-name="P42" svg:x1="3.377cm" svg:y1="0.075cm" svg:x2="3.377cm" svg:y2="0.325cm"><text:p/></draw:line><draw:line draw:style-name="gr46" draw:text-style-name="P42" svg:x1="3.624cm" svg:y1="0.075cm" svg:x2="3.624cm" svg:y2="0.325cm"><text:p/></draw:line><draw:line draw:style-name="gr46" draw:text-style-name="P42" svg:x1="3.001cm" svg:y1="0.075cm" svg:x2="3.001cm" svg:y2="0.325cm"><text:p/></draw:line><draw:line draw:style-name="gr46" draw:text-style-name="P42" svg:x1="3.124cm" svg:y1="0.075cm" svg:x2="3.124cm" svg:y2="0.325cm"><text:p/></draw:line><draw:line draw:style-name="gr46" draw:text-style-name="P42" svg:x1="3.501cm" svg:y1="0.075cm" svg:x2="3.501cm" svg:y2="0.325cm"><text:p/></draw:line><draw:line draw:style-name="gr46" draw:text-style-name="P42" svg:x1="0.874cm" svg:y1="0.075cm" svg:x2="0.874cm" svg:y2="0.325cm"><text:p/></draw:line><draw:line draw:style-name="gr46" draw:text-style-name="P42" svg:x1="1.249cm" svg:y1="0.075cm" svg:x2="1.249cm" svg:y2="0.325cm"><text:p/></draw:line><draw:line draw:style-name="gr46" draw:text-style-name="P42" svg:x1="1.375cm" svg:y1="0.075cm" svg:x2="1.375cm" svg:y2="0.325cm"><text:p/></draw:line><draw:line draw:style-name="gr46" draw:text-style-name="P42" svg:x1="1.626cm" svg:y1="0.075cm" svg:x2="1.626cm" svg:y2="0.325cm"><text:p/></draw:line><draw:line draw:style-name="gr46" draw:text-style-name="P42" svg:x1="1.001cm" svg:y1="0.075cm" svg:x2="1.001cm" svg:y2="0.325cm"><text:p/></draw:line><draw:line draw:style-name="gr46" draw:text-style-name="P42" svg:x1="1.126cm" svg:y1="0.075cm" svg:x2="1.126cm" svg:y2="0.325cm"><text:p/></draw:line><draw:line draw:style-name="gr46" draw:text-style-name="P42" svg:x1="1.502cm" svg:y1="0.075cm" svg:x2="1.502cm" svg:y2="0.325cm"><text:p/></draw:line><draw:line draw:style-name="gr46" draw:text-style-name="P42" svg:x1="9.877cm" svg:y1="0.075cm" svg:x2="9.877cm" svg:y2="0.325cm"><text:p/></draw:line><draw:line draw:style-name="gr46" draw:text-style-name="P42" svg:x1="10.249cm" svg:y1="0.075cm" svg:x2="10.249cm" svg:y2="0.325cm"><text:p/></draw:line><draw:line draw:style-name="gr46" draw:text-style-name="P42" svg:x1="10.376cm" svg:y1="0.075cm" svg:x2="10.376cm" svg:y2="0.325cm"><text:p/></draw:line><draw:line draw:style-name="gr46" draw:text-style-name="P42" svg:x1="10.624cm" svg:y1="0.075cm" svg:x2="10.624cm" svg:y2="0.325cm"><text:p/></draw:line><draw:line draw:style-name="gr46" draw:text-style-name="P42" svg:x1="10.002cm" svg:y1="0.075cm" svg:x2="10.002cm" svg:y2="0.325cm"><text:p/></draw:line><draw:line draw:style-name="gr46" draw:text-style-name="P42" svg:x1="10.124cm" svg:y1="0.075cm" svg:x2="10.124cm" svg:y2="0.325cm"><text:p/></draw:line><draw:line draw:style-name="gr46" draw:text-style-name="P42" svg:x1="10.501cm" svg:y1="0.075cm" svg:x2="10.501cm" svg:y2="0.325cm"><text:p/></draw:line><draw:line draw:style-name="gr46" draw:text-style-name="P42" svg:x1="10.877cm" svg:y1="0.075cm" svg:x2="10.877cm" svg:y2="0.325cm"><text:p/></draw:line><draw:line draw:style-name="gr46" draw:text-style-name="P42" svg:x1="11.251cm" svg:y1="0.075cm" svg:x2="11.251cm" svg:y2="0.325cm"><text:p/></draw:line><draw:line draw:style-name="gr46" draw:text-style-name="P42" svg:x1="11.376cm" svg:y1="0.075cm" svg:x2="11.376cm" svg:y2="0.325cm"><text:p/></draw:line><draw:line draw:style-name="gr46" draw:text-style-name="P42" svg:x1="11.625cm" svg:y1="0.075cm" svg:x2="11.625cm" svg:y2="0.325cm"><text:p/></draw:line><draw:line draw:style-name="gr46" draw:text-style-name="P42" svg:x1="11.001cm" svg:y1="0.075cm" svg:x2="11.001cm" svg:y2="0.325cm"><text:p/></draw:line><draw:line draw:style-name="gr46" draw:text-style-name="P42" svg:x1="11.124cm" svg:y1="0.075cm" svg:x2="11.124cm" svg:y2="0.325cm"><text:p/></draw:line><draw:line draw:style-name="gr46" draw:text-style-name="P42" svg:x1="11.499cm" svg:y1="0.075cm" svg:x2="11.499cm" svg:y2="0.325cm"><text:p/></draw:line><draw:line draw:style-name="gr46" draw:text-style-name="P42" svg:x1="11.876cm" svg:y1="0.075cm" svg:x2="11.876cm" svg:y2="0.325cm"><text:p/></draw:line><draw:line draw:style-name="gr46" draw:text-style-name="P42" svg:x1="12.252cm" svg:y1="0.075cm" svg:x2="12.252cm" svg:y2="0.325cm"><text:p/></draw:line><draw:line draw:style-name="gr46" draw:text-style-name="P42" svg:x1="12.376cm" svg:y1="0.075cm" svg:x2="12.376cm" svg:y2="0.325cm"><text:p/></draw:line><draw:line draw:style-name="gr46" draw:text-style-name="P42" svg:x1="12.625cm" svg:y1="0.075cm" svg:x2="12.625cm" svg:y2="0.325cm"><text:p/></draw:line><draw:line draw:style-name="gr46" draw:text-style-name="P42" svg:x1="11.999cm" svg:y1="0.075cm" svg:x2="11.999cm" svg:y2="0.325cm"><text:p/></draw:line><draw:line draw:style-name="gr46" draw:text-style-name="P42" svg:x1="12.126cm" svg:y1="0.075cm" svg:x2="12.126cm" svg:y2="0.325cm"><text:p/></draw:line><draw:line draw:style-name="gr46" draw:text-style-name="P42" svg:x1="12.499cm" svg:y1="0.075cm" svg:x2="12.499cm" svg:y2="0.325cm"><text:p/></draw:line><draw:line draw:style-name="gr46" draw:text-style-name="P42" svg:x1="12.876cm" svg:y1="0.075cm" svg:x2="12.876cm" svg:y2="0.325cm"><text:p/></draw:line><draw:line draw:style-name="gr46" draw:text-style-name="P42" svg:x1="13.251cm" svg:y1="0.075cm" svg:x2="13.251cm" svg:y2="0.325cm"><text:p/></draw:line><draw:line draw:style-name="gr46" draw:text-style-name="P42" svg:x1="13.374cm" svg:y1="0.075cm" svg:x2="13.374cm" svg:y2="0.325cm"><text:p/></draw:line><draw:line draw:style-name="gr46" draw:text-style-name="P42" svg:x1="13.627cm" svg:y1="0.075cm" svg:x2="13.627cm" svg:y2="0.325cm"><text:p/></draw:line><draw:line draw:style-name="gr46" draw:text-style-name="P42" svg:x1="12.999cm" svg:y1="0.075cm" svg:x2="12.999cm" svg:y2="0.325cm"><text:p/></draw:line><draw:line draw:style-name="gr46" draw:text-style-name="P42" svg:x1="13.126cm" svg:y1="0.075cm" svg:x2="13.126cm" svg:y2="0.325cm"><text:p/></draw:line><draw:line draw:style-name="gr46" draw:text-style-name="P42" svg:x1="13.5cm" svg:y1="0.075cm" svg:x2="13.5cm" svg:y2="0.325cm"><text:p/></draw:line><draw:line draw:style-name="gr46" draw:text-style-name="P42" svg:x1="14.874cm" svg:y1="0.075cm" svg:x2="14.874cm" svg:y2="0.325cm"><text:p/></draw:line><draw:line draw:style-name="gr46" draw:text-style-name="P42" svg:x1="15.249cm" svg:y1="0.075cm" svg:x2="15.249cm" svg:y2="0.325cm"><text:p/></draw:line><draw:line draw:style-name="gr46" draw:text-style-name="P42" svg:x1="15.375cm" svg:y1="0.075cm" svg:x2="15.375cm" svg:y2="0.325cm"><text:p/></draw:line><draw:line draw:style-name="gr46" draw:text-style-name="P42" svg:x1="15.626cm" svg:y1="0.075cm" svg:x2="15.626cm" svg:y2="0.325cm"><text:p/></draw:line><draw:line draw:style-name="gr46" draw:text-style-name="P42" svg:x1="15.001cm" svg:y1="0.075cm" svg:x2="15.001cm" svg:y2="0.325cm"><text:p/></draw:line><draw:line draw:style-name="gr46" draw:text-style-name="P42" svg:x1="15.126cm" svg:y1="0.075cm" svg:x2="15.126cm" svg:y2="0.325cm"><text:p/></draw:line><draw:line draw:style-name="gr46" draw:text-style-name="P42" svg:x1="15.502cm" svg:y1="0.075cm" svg:x2="15.502cm" svg:y2="0.325cm"><text:p/></draw:line><draw:line draw:style-name="gr46" draw:text-style-name="P42" svg:x1="15.876cm" svg:y1="0.075cm" svg:x2="15.876cm" svg:y2="0.325cm"><text:p/></draw:line><draw:line draw:style-name="gr46" draw:text-style-name="P42" svg:x1="16.249cm" svg:y1="0.075cm" svg:x2="16.249cm" svg:y2="0.325cm"><text:p/></draw:line><draw:line draw:style-name="gr46" draw:text-style-name="P42" svg:x1="16.375cm" svg:y1="0.075cm" svg:x2="16.375cm" svg:y2="0.325cm"><text:p/></draw:line><draw:line draw:style-name="gr46" draw:text-style-name="P42" svg:x1="16.626cm" svg:y1="0.075cm" svg:x2="16.626cm" svg:y2="0.325cm"><text:p/></draw:line><draw:line draw:style-name="gr46" draw:text-style-name="P42" svg:x1="16.002cm" svg:y1="0.075cm" svg:x2="16.002cm" svg:y2="0.325cm"><text:p/></draw:line><draw:line draw:style-name="gr46" draw:text-style-name="P42" svg:x1="16.126cm" svg:y1="0.075cm" svg:x2="16.126cm" svg:y2="0.325cm"><text:p/></draw:line><draw:line draw:style-name="gr46" draw:text-style-name="P42" svg:x1="16.502cm" svg:y1="0.075cm" svg:x2="16.502cm" svg:y2="0.325cm"><text:p/></draw:line><draw:line draw:style-name="gr46" draw:text-style-name="P42" svg:x1="13.874cm" svg:y1="0.075cm" svg:x2="13.874cm" svg:y2="0.325cm"><text:p/></draw:line><draw:line draw:style-name="gr46" draw:text-style-name="P42" svg:x1="14.251cm" svg:y1="0.075cm" svg:x2="14.251cm" svg:y2="0.325cm"><text:p/></draw:line><draw:line draw:style-name="gr46" draw:text-style-name="P42" svg:x1="14.374cm" svg:y1="0.075cm" svg:x2="14.374cm" svg:y2="0.325cm"><text:p/></draw:line><draw:line draw:style-name="gr46" draw:text-style-name="P42" svg:x1="14.627cm" svg:y1="0.075cm" svg:x2="14.627cm" svg:y2="0.325cm"><text:p/></draw:line><draw:line draw:style-name="gr46" draw:text-style-name="P42" svg:x1="14.001cm" svg:y1="0.075cm" svg:x2="14.001cm" svg:y2="0.325cm"><text:p/></draw:line><draw:line draw:style-name="gr46" draw:text-style-name="P42" svg:x1="14.127cm" svg:y1="0.075cm" svg:x2="14.127cm" svg:y2="0.325cm"><text:p/></draw:line><draw:line draw:style-name="gr46" draw:text-style-name="P42" svg:x1="14.5cm" svg:y1="0.075cm" svg:x2="14.5cm" svg:y2="0.325cm"><text:p/></draw:line><draw:line draw:style-name="gr51" draw:text-style-name="P42" svg:x1="13.752cm" svg:y1="1.2cm" svg:x2="10.002cm" svg:y2="1.2cm"><text:p/></draw:line><draw:line draw:style-name="gr51" draw:text-style-name="P42" svg:x1="13.752cm" svg:y1="2.2cm" svg:x2="10.002cm" svg:y2="2.2cm"><text:p/></draw:line><draw:line draw:style-name="gr51" draw:text-style-name="P42" svg:x1="10.376cm" svg:y1="2.2cm" svg:x2="10.376cm" svg:y2="1.2cm"><text:p/></draw:line><draw:line draw:style-name="gr49" draw:text-style-name="P42" svg:x1="11.251cm" svg:y1="2.2cm" svg:x2="11.251cm" svg:y2="1.2cm"><text:p/></draw:line><draw:line draw:style-name="gr51" draw:text-style-name="P42" svg:x1="10.501cm" svg:y1="2.2cm" svg:x2="10.501cm" svg:y2="1.2cm"><text:p/></draw:line><draw:line draw:style-name="gr51" draw:text-style-name="P42" svg:x1="10.624cm" svg:y1="2.2cm" svg:x2="10.624cm" svg:y2="1.2cm"><text:p/></draw:line><draw:line draw:style-name="gr51" draw:text-style-name="P42" svg:x1="10.75cm" svg:y1="2.2cm" svg:x2="10.75cm" svg:y2="1.2cm"><text:p/></draw:line><draw:line draw:style-name="gr51" draw:text-style-name="P42" svg:x1="10.877cm" svg:y1="2.2cm" svg:x2="10.877cm" svg:y2="1.2cm"><text:p/></draw:line><draw:line draw:style-name="gr51" draw:text-style-name="P42" svg:x1="11.001cm" svg:y1="2.2cm" svg:x2="11.001cm" svg:y2="1.2cm"><text:p/></draw:line><draw:line draw:style-name="gr51" draw:text-style-name="P42" svg:x1="11.124cm" svg:y1="2.2cm" svg:x2="11.124cm" svg:y2="1.2cm"><text:p/></draw:line><draw:line draw:style-name="gr51" draw:text-style-name="P42" svg:x1="11.499cm" svg:y1="2.2cm" svg:x2="11.499cm" svg:y2="1.2cm"><text:p/></draw:line><draw:line draw:style-name="gr51" draw:text-style-name="P42" svg:x1="11.752cm" svg:y1="2.2cm" svg:x2="11.752cm" svg:y2="1.2cm"><text:p/></draw:line><draw:line draw:style-name="gr51" draw:text-style-name="P42" svg:x1="11.999cm" svg:y1="2.2cm" svg:x2="11.999cm" svg:y2="1.2cm"><text:p/></draw:line><draw:line draw:style-name="gr51" draw:text-style-name="P42" svg:x1="12.252cm" svg:y1="2.2cm" svg:x2="12.252cm" svg:y2="1.2cm"><text:p/></draw:line><draw:line draw:style-name="gr51" draw:text-style-name="P42" svg:x1="12.499cm" svg:y1="2.2cm" svg:x2="12.499cm" svg:y2="1.2cm"><text:p/></draw:line><draw:line draw:style-name="gr51" draw:text-style-name="P42" svg:x1="12.752cm" svg:y1="2.2cm" svg:x2="12.752cm" svg:y2="1.2cm"><text:p/></draw:line><draw:line draw:style-name="gr51" draw:text-style-name="P42" svg:x1="12.999cm" svg:y1="2.2cm" svg:x2="12.999cm" svg:y2="1.2cm"><text:p/></draw:line><draw:line draw:style-name="gr51" draw:text-style-name="P42" svg:x1="13.251cm" svg:y1="2.2cm" svg:x2="13.251cm" svg:y2="1.2cm"><text:p/></draw:line><draw:line draw:style-name="gr27" draw:text-style-name="P42" svg:x1="13.751cm" svg:y1="1.2cm" svg:x2="16.751cm" svg:y2="1.2cm"><text:p/></draw:line><draw:line draw:style-name="gr46" draw:text-style-name="P42" svg:x1="10.002cm" svg:y1="2.45cm" svg:x2="10.002cm" svg:y2="5.45cm"><text:p/></draw:line><draw:line draw:style-name="gr46" draw:text-style-name="P42" svg:x1="16.749cm" svg:y1="2.45cm" svg:x2="16.749cm" svg:y2="4.45cm"><text:p/></draw:line><draw:line draw:style-name="gr48" draw:text-style-name="P42" svg:x1="8.749cm" svg:y1="4.2cm" svg:x2="16.749cm" svg:y2="4.2cm"><text:p/></draw:line><draw:frame draw:style-name="gr43" draw:text-style-name="P47" svg:width="1.5cm" svg:height="0.802cm" svg:x="4.251cm" svg:y="3.401cm"><draw:text-box><text:p text:style-name="P43"><text:span text:style-name="T22">t</text:span><text:span text:style-name="T23">RSTL</text:span></text:p></draw:text-box></draw:frame><draw:frame draw:style-name="gr43" draw:text-style-name="P47" svg:width="1.5cm" svg:height="0.802cm" svg:x="11.751cm" svg:y="3.401cm"><draw:text-box><text:p text:style-name="P43"><text:span text:style-name="T22">t</text:span><text:span text:style-name="T23">RSTH</text:span></text:p></draw:text-box></draw:frame><draw:line draw:style-name="gr47" draw:text-style-name="P42" svg:x1="7.749cm" svg:y1="5.2cm" svg:x2="8.749cm" svg:y2="5.2cm"><text:p/></draw:line><draw:line draw:style-name="gr46" draw:text-style-name="P42" svg:x1="8.749cm" svg:y1="5.2cm" svg:x2="9.999cm" svg:y2="5.2cm"><text:p/></draw:line><draw:line draw:style-name="gr51" draw:text-style-name="P42" svg:x1="10.249cm" svg:y1="2.2cm" svg:x2="10.249cm" svg:y2="1.2cm"><text:p/></draw:line><draw:line draw:style-name="gr51" draw:text-style-name="P42" svg:x1="10.002cm" svg:y1="2.2cm" svg:x2="10.002cm" svg:y2="1.2cm"><text:p/></draw:line><draw:line draw:style-name="gr51" draw:text-style-name="P42" svg:x1="13.5cm" svg:y1="2.2cm" svg:x2="13.5cm" svg:y2="1.2cm"><text:p/></draw:line><draw:line draw:style-name="gr51" draw:text-style-name="P42" svg:x1="13.751cm" svg:y1="2.2cm" svg:x2="13.751cm" svg:y2="1.2cm"><text:p/></draw:line><draw:line draw:style-name="gr51" draw:text-style-name="P42" svg:x1="9.752cm" svg:y1="2.2cm" svg:x2="9.002cm" svg:y2="2.2cm"><text:p/></draw:line><draw:line draw:style-name="gr44" draw:text-style-name="P42" svg:x1="9.75cm" svg:y1="2.2cm" svg:x2="10cm" svg:y2="2.2cm"><text:p/></draw:line><draw:line draw:style-name="gr51" draw:text-style-name="P42" svg:x1="9.752cm" svg:y1="1.2cm" svg:x2="9.002cm" svg:y2="1.2cm"><text:p/></draw:line></draw:g>Drawing <text:sequence text:ref-name="refDrawing3" text:name="Drawing" text:formula="ooow:Drawing+1" style:num-format="1">4</text:sequence>: Reset timing diagram</text:p></draw:text-box></draw:frame><text:soft-page-break/></text:p>
      <text:p text:style-name="Text_20_body">The write 0 transfer is 9 periods long. The wire is tight low for 8 periods than released. The recovery time is 1 period.</text:p>
      <text:p text:style-name="Text_20_body"><draw:frame draw:style-name="fr1" draw:name="Frame5" text:anchor-type="paragraph" svg:x="0cm" svg:y="0.21cm" svg:width="17cm" draw:z-index="12"><draw:text-box fo:min-height="4.399cm"><text:p text:style-name="Drawing"><draw:g text:anchor-type="paragraph" draw:z-index="13" draw:style-name="gr1"><draw:line draw:style-name="gr44" draw:text-style-name="P42" svg:x1="3.399cm" svg:y1="1.224cm" svg:x2="3.599cm" svg:y2="2.224cm"><text:p/></draw:line><draw:line draw:style-name="gr44" draw:text-style-name="P42" svg:x1="3.599cm" svg:y1="2.224cm" svg:x2="11.4cm" svg:y2="2.2cm"><text:p/></draw:line><draw:line draw:style-name="gr27" draw:text-style-name="P42" svg:x1="2.399cm" svg:y1="1.224cm" svg:x2="3.399cm" svg:y2="1.224cm"><text:p/></draw:line><draw:line draw:style-name="gr27" draw:text-style-name="P42" svg:x1="11.599cm" svg:y1="1.224cm" svg:x2="12.399cm" svg:y2="1.224cm"><text:p/></draw:line><draw:frame draw:style-name="gr52" draw:text-style-name="P47" svg:width="0.999cm" svg:height="0.849cm" svg:x="3.399cm" svg:y="0.076cm"><draw:text-box><text:p text:style-name="P43"><text:span text:style-name="T22">8</text:span></text:p></draw:text-box></draw:frame><draw:frame draw:style-name="gr52" draw:text-style-name="P47" svg:width="1.001cm" svg:height="0.701cm" svg:x="4.397cm" svg:y="0.224cm"><draw:text-box><text:p text:style-name="P43"><text:span text:style-name="T22">7</text:span></text:p></draw:text-box></draw:frame><draw:frame draw:style-name="gr52" draw:text-style-name="P47" svg:width="1.001cm" svg:height="0.701cm" svg:x="5.398cm" svg:y="0.224cm"><draw:text-box><text:p text:style-name="P43"><text:span text:style-name="T22">6</text:span></text:p></draw:text-box></draw:frame><draw:frame draw:style-name="gr52" draw:text-style-name="P47" svg:width="1.001cm" svg:height="0.701cm" svg:x="6.398cm" svg:y="0.224cm"><draw:text-box><text:p text:style-name="P43"><text:span text:style-name="T22">5</text:span></text:p></draw:text-box></draw:frame><draw:frame draw:style-name="gr52" draw:text-style-name="P47" svg:width="1.001cm" svg:height="0.701cm" svg:x="7.398cm" svg:y="0.224cm"><draw:text-box><text:p text:style-name="P43"><text:span text:style-name="T22">4</text:span></text:p></draw:text-box></draw:frame><draw:frame draw:style-name="gr52" draw:text-style-name="P47" svg:width="1.001cm" svg:height="0.701cm" svg:x="8.398cm" svg:y="0.224cm"><draw:text-box><text:p text:style-name="P43"><text:span text:style-name="T22">3</text:span></text:p></draw:text-box></draw:frame><draw:frame draw:style-name="gr52" draw:text-style-name="P47" svg:width="1.001cm" svg:height="0.701cm" svg:x="9.398cm" svg:y="0.224cm"><draw:text-box><text:p text:style-name="P43"><text:span text:style-name="T22">2</text:span></text:p></draw:text-box></draw:frame><draw:frame draw:style-name="gr52" draw:text-style-name="P47" svg:width="1.001cm" svg:height="0.701cm" svg:x="10.398cm" svg:y="0.224cm"><draw:text-box><text:p text:style-name="P43"><text:span text:style-name="T22">1</text:span></text:p></draw:text-box></draw:frame><draw:frame draw:style-name="gr52" draw:text-style-name="P47" svg:width="1.001cm" svg:height="0.701cm" svg:x="11.398cm" svg:y="0.224cm"><draw:text-box><text:p text:style-name="P43"><text:span text:style-name="T22">0</text:span></text:p></draw:text-box></draw:frame><draw:line draw:style-name="gr46" draw:text-style-name="P42" svg:x1="3.399cm" svg:y1="2.4cm" svg:x2="3.399cm" svg:y2="4.4cm"><text:p/></draw:line><draw:line draw:style-name="gr46" draw:text-style-name="P42" svg:x1="11.399cm" svg:y1="2.4cm" svg:x2="11.399cm" svg:y2="4.4cm"><text:p/></draw:line><draw:line draw:style-name="gr47" draw:text-style-name="P42" svg:x1="14.599cm" svg:y1="4.2cm" svg:x2="12.399cm" svg:y2="4.2cm"><text:p/></draw:line><draw:line draw:style-name="gr46" draw:text-style-name="P42" svg:x1="12.399cm" svg:y1="2.4cm" svg:x2="12.399cm" svg:y2="4.4cm"><text:p/></draw:line><draw:line draw:style-name="gr46" draw:text-style-name="P42" svg:x1="11.399cm" svg:y1="4.2cm" svg:x2="12.399cm" svg:y2="4.2cm"><text:p/></draw:line><draw:line draw:style-name="gr48" draw:text-style-name="P42" svg:x1="3.399cm" svg:y1="4.2cm" svg:x2="11.399cm" svg:y2="4.2cm"><text:p/></draw:line><draw:line draw:style-name="gr48" draw:text-style-name="P42" svg:x1="3.399cm" svg:y1="3.2cm" svg:x2="12.399cm" svg:y2="3.2cm"><text:p/></draw:line><draw:line draw:style-name="gr46" draw:text-style-name="P42" svg:x1="3.399cm" svg:y1="0.2cm" svg:x2="12.399cm" svg:y2="0.2cm"><text:p/></draw:line><draw:line draw:style-name="gr46" draw:text-style-name="P42" svg:x1="3.399cm" svg:y1="0cm" svg:x2="3.399cm" svg:y2="0.4cm"><text:p/></draw:line><draw:line draw:style-name="gr46" draw:text-style-name="P42" svg:x1="4.399cm" svg:y1="0cm" svg:x2="4.399cm" svg:y2="0.4cm"><text:p/></draw:line><draw:line draw:style-name="gr46" draw:text-style-name="P42" svg:x1="5.399cm" svg:y1="0cm" svg:x2="5.399cm" svg:y2="0.4cm"><text:p/></draw:line><draw:line draw:style-name="gr46" draw:text-style-name="P42" svg:x1="6.401cm" svg:y1="0cm" svg:x2="6.401cm" svg:y2="0.4cm"><text:p/></draw:line><draw:line draw:style-name="gr46" draw:text-style-name="P42" svg:x1="7.399cm" svg:y1="0cm" svg:x2="7.399cm" svg:y2="0.4cm"><text:p/></draw:line><draw:line draw:style-name="gr46" draw:text-style-name="P42" svg:x1="8.399cm" svg:y1="0cm" svg:x2="8.399cm" svg:y2="0.4cm"><text:p/></draw:line><draw:line draw:style-name="gr46" draw:text-style-name="P42" svg:x1="9.399cm" svg:y1="0cm" svg:x2="9.399cm" svg:y2="0.4cm"><text:p/></draw:line><draw:line draw:style-name="gr46" draw:text-style-name="P42" svg:x1="10.399cm" svg:y1="0cm" svg:x2="10.399cm" svg:y2="0.4cm"><text:p/></draw:line><draw:line draw:style-name="gr46" draw:text-style-name="P42" svg:x1="11.399cm" svg:y1="0cm" svg:x2="11.399cm" svg:y2="0.4cm"><text:p/></draw:line><draw:line draw:style-name="gr46" draw:text-style-name="P42" svg:x1="12.399cm" svg:y1="0cm" svg:x2="12.399cm" svg:y2="0.4cm"><text:p/></draw:line><draw:frame draw:style-name="gr43" draw:text-style-name="P47" svg:width="1.5cm" svg:height="0.802cm" svg:x="12.899cm" svg:y="3.401cm"><draw:text-box><text:p text:style-name="P43"><text:span text:style-name="T22">t</text:span><text:span text:style-name="T23">REC</text:span></text:p></draw:text-box></draw:frame><draw:line draw:style-name="gr49" draw:text-style-name="P42" svg:x1="11.399cm" svg:y1="2.2cm" svg:x2="11.599cm" svg:y2="1.2cm"><text:p/></draw:line><draw:frame draw:style-name="gr43" draw:text-style-name="P47" svg:width="1.502cm" svg:height="0.802cm" svg:x="6.024cm" svg:y="2.401cm"><draw:text-box><text:p text:style-name="P43"><text:span text:style-name="T22">t</text:span><text:span text:style-name="T23">DATT</text:span></text:p></draw:text-box></draw:frame><draw:frame draw:style-name="gr53" draw:text-style-name="P47" svg:width="3.502cm" svg:height="0.793cm" svg:x="5.899cm" svg:y="3.401cm"><draw:text-box><text:p text:style-name="P43"><text:span text:style-name="T22">t</text:span><text:span text:style-name="T23">SLOT</text:span><text:span text:style-name="T24"> = t</text:span><text:span text:style-name="T23">LOW0</text:span></text:p></draw:text-box></draw:frame></draw:g>Drawing <text:sequence text:ref-name="refDrawing4" text:name="Drawing" text:formula="ooow:Drawing+1" style:num-format="1">5</text:sequence>: Write 0 timing diagram</text:p></draw:text-box></draw:frame></text:p>
      <text:p text:style-name="Text_20_body">The write 1 or read transfer is 9 periods long. The wire is tight low for 1 period than released. A typical 1-wire slave would answer with 0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cm" svg:y="0.21cm" svg:width="17cm" draw:z-index="14"><draw:text-box fo:min-height="6.459cm"><text:p text:style-name="Drawing"><draw:g text:anchor-type="paragraph" draw:z-index="15" draw:style-name="gr1"><draw:line draw:style-name="gr44" draw:text-style-name="P42" svg:x1="3.399cm" svg:y1="1.2cm" svg:x2="3.599cm" svg:y2="2.2cm"><text:p/></draw:line><draw:line draw:style-name="gr44" draw:text-style-name="P42" svg:x1="3.599cm" svg:y1="2.2cm" svg:x2="4.399cm" svg:y2="2.2cm"><text:p/></draw:line><draw:line draw:style-name="gr27" draw:text-style-name="P42" svg:x1="2.399cm" svg:y1="1.2cm" svg:x2="3.399cm" svg:y2="1.2cm"><text:p/></draw:line><draw:line draw:style-name="gr51" draw:text-style-name="P42" svg:x1="4.399cm" svg:y1="2.2cm" svg:x2="11.399cm" svg:y2="2.2cm"><text:p/></draw:line><draw:line draw:style-name="gr27" draw:text-style-name="P42" svg:x1="11.599cm" svg:y1="1.2cm" svg:x2="12.399cm" svg:y2="1.2cm"><text:p/></draw:line><draw:line draw:style-name="gr51" draw:text-style-name="P42" svg:x1="4.6cm" svg:y1="1.2cm" svg:x2="11.6cm" svg:y2="1.2cm"><text:p/></draw:line><draw:line draw:style-name="gr51" draw:text-style-name="P42" svg:x1="5.999cm" svg:y1="2.2cm" svg:x2="6.199cm" svg:y2="1.2cm"><text:p/></draw:line><draw:line draw:style-name="gr51" draw:text-style-name="P42" svg:x1="5.399cm" svg:y1="2.2cm" svg:x2="5.599cm" svg:y2="1.2cm"><text:p/></draw:line><draw:line draw:style-name="gr51" draw:text-style-name="P42" svg:x1="6.199cm" svg:y1="2.2cm" svg:x2="6.399cm" svg:y2="1.2cm"><text:p/></draw:line><draw:line draw:style-name="gr51" draw:text-style-name="P42" svg:x1="5.599cm" svg:y1="2.2cm" svg:x2="5.799cm" svg:y2="1.2cm"><text:p/></draw:line><draw:line draw:style-name="gr51" draw:text-style-name="P42" svg:x1="5.799cm" svg:y1="2.2cm" svg:x2="5.999cm" svg:y2="1.2cm"><text:p/></draw:line><draw:line draw:style-name="gr51" draw:text-style-name="P42" svg:x1="6.999cm" svg:y1="2.2cm" svg:x2="7.199cm" svg:y2="1.2cm"><text:p/></draw:line><draw:line draw:style-name="gr51" draw:text-style-name="P42" svg:x1="6.401cm" svg:y1="2.2cm" svg:x2="6.601cm" svg:y2="1.2cm"><text:p/></draw:line><draw:line draw:style-name="gr51" draw:text-style-name="P42" svg:x1="7.2cm" svg:y1="2.2cm" svg:x2="7.4cm" svg:y2="1.2cm"><text:p/></draw:line><draw:line draw:style-name="gr51" draw:text-style-name="P42" svg:x1="6.599cm" svg:y1="2.2cm" svg:x2="6.799cm" svg:y2="1.2cm"><text:p/></draw:line><draw:line draw:style-name="gr51" draw:text-style-name="P42" svg:x1="6.799cm" svg:y1="2.2cm" svg:x2="6.999cm" svg:y2="1.2cm"><text:p/></draw:line><draw:line draw:style-name="gr49" draw:text-style-name="P42" svg:x1="7.4cm" svg:y1="2.2cm" svg:x2="7.6cm" svg:y2="1.2cm"><text:p/></draw:line><draw:line draw:style-name="gr51" draw:text-style-name="P42" svg:x1="8.2cm" svg:y1="2.2cm" svg:x2="8.4cm" svg:y2="1.2cm"><text:p/></draw:line><draw:line draw:style-name="gr51" draw:text-style-name="P42" svg:x1="7.799cm" svg:y1="2.2cm" svg:x2="7.999cm" svg:y2="1.2cm"><text:p/></draw:line><draw:line draw:style-name="gr51" draw:text-style-name="P42" svg:x1="8.999cm" svg:y1="2.2cm" svg:x2="9.199cm" svg:y2="1.2cm"><text:p/></draw:line><draw:line draw:style-name="gr51" draw:text-style-name="P42" svg:x1="8.599cm" svg:y1="2.2cm" svg:x2="8.799cm" svg:y2="1.2cm"><text:p/></draw:line><draw:frame draw:style-name="gr52" draw:text-style-name="P47" svg:width="1.001cm" svg:height="0.701cm" svg:x="3.399cm" svg:y="0.199cm"><draw:text-box><text:p text:style-name="P43"><text:span text:style-name="T22">8</text:span></text:p></draw:text-box></draw:frame><draw:frame draw:style-name="gr52" draw:text-style-name="P47" svg:width="1.001cm" svg:height="0.701cm" svg:x="4.399cm" svg:y="0.199cm"><draw:text-box><text:p text:style-name="P43"><text:span text:style-name="T22">7</text:span></text:p></draw:text-box></draw:frame><draw:frame draw:style-name="gr52" draw:text-style-name="P47" svg:width="1.001cm" svg:height="0.701cm" svg:x="5.399cm" svg:y="0.199cm"><draw:text-box><text:p text:style-name="P43"><text:span text:style-name="T22">6</text:span></text:p></draw:text-box></draw:frame><draw:frame draw:style-name="gr52" draw:text-style-name="P47" svg:width="1.001cm" svg:height="0.701cm" svg:x="6.4cm" svg:y="0.199cm"><draw:text-box><text:p text:style-name="P43"><text:span text:style-name="T22">5</text:span></text:p></draw:text-box></draw:frame><draw:frame draw:style-name="gr52" draw:text-style-name="P47" svg:width="1.001cm" svg:height="0.701cm" svg:x="7.4cm" svg:y="0.199cm"><draw:text-box><text:p text:style-name="P43"><text:span text:style-name="T22">4</text:span></text:p></draw:text-box></draw:frame><draw:frame draw:style-name="gr52" draw:text-style-name="P47" svg:width="1.001cm" svg:height="0.701cm" svg:x="8.4cm" svg:y="0.199cm"><draw:text-box><text:p text:style-name="P43"><text:span text:style-name="T22">3</text:span></text:p></draw:text-box></draw:frame><draw:frame draw:style-name="gr52" draw:text-style-name="P47" svg:width="0.999cm" svg:height="0.701cm" svg:x="9.4cm" svg:y="0.199cm"><draw:text-box><text:p text:style-name="P43"><text:span text:style-name="T22">2</text:span></text:p></draw:text-box></draw:frame><draw:frame draw:style-name="gr52" draw:text-style-name="P47" svg:width="1.001cm" svg:height="0.701cm" svg:x="10.398cm" svg:y="0.199cm"><draw:text-box><text:p text:style-name="P43"><text:span text:style-name="T22">1</text:span></text:p></draw:text-box></draw:frame><draw:line draw:style-name="gr51" draw:text-style-name="P42" svg:x1="9.399cm" svg:y1="2.2cm" svg:x2="9.599cm" svg:y2="1.2cm"><text:p/></draw:line><draw:line draw:style-name="gr51" draw:text-style-name="P42" svg:x1="10.199cm" svg:y1="2.2cm" svg:x2="10.399cm" svg:y2="1.2cm"><text:p/></draw:line><draw:line draw:style-name="gr51" draw:text-style-name="P42" svg:x1="9.8cm" svg:y1="2.2cm" svg:x2="10cm" svg:y2="1.2cm"><text:p/></draw:line><draw:line draw:style-name="gr51" draw:text-style-name="P42" svg:x1="10.999cm" svg:y1="2.2cm" svg:x2="11.199cm" svg:y2="1.2cm"><text:p/></draw:line><draw:line draw:style-name="gr51" draw:text-style-name="P42" svg:x1="10.599cm" svg:y1="2.2cm" svg:x2="10.799cm" svg:y2="1.2cm"><text:p/></draw:line><draw:frame draw:style-name="gr52" draw:text-style-name="P47" svg:width="1.001cm" svg:height="0.701cm" svg:x="11.398cm" svg:y="0.199cm"><draw:text-box><text:p text:style-name="P43"><text:span text:style-name="T22">0</text:span></text:p></draw:text-box></draw:frame><draw:line draw:style-name="gr46" draw:text-style-name="P42" svg:x1="3.399cm" svg:y1="2.4cm" svg:x2="3.399cm" svg:y2="6.45cm"><text:p/></draw:line><draw:line draw:style-name="gr46" draw:text-style-name="P42" svg:x1="5.399cm" svg:y1="2.4cm" svg:x2="5.399cm" svg:y2="6.45cm"><text:p/></draw:line><draw:line draw:style-name="gr46" draw:text-style-name="P42" svg:x1="11.399cm" svg:y1="2.4cm" svg:x2="11.399cm" svg:y2="4.4cm"><text:p/></draw:line><draw:line draw:style-name="gr46" draw:text-style-name="P42" svg:x1="4.399cm" svg:y1="2.4cm" svg:x2="4.399cm" svg:y2="5.45cm"><text:p/></draw:line><draw:line draw:style-name="gr47" draw:text-style-name="P42" svg:x1="7.599cm" svg:y1="5.2cm" svg:x2="4.399cm" svg:y2="5.2cm"><text:p/></draw:line><draw:line draw:style-name="gr47" draw:text-style-name="P42" svg:x1="7.599cm" svg:y1="6.2cm" svg:x2="5.399cm" svg:y2="6.2cm"><text:p/></draw:line><draw:line draw:style-name="gr47" draw:text-style-name="P42" svg:x1="2.399cm" svg:y1="5.2cm" svg:x2="3.399cm" svg:y2="5.2cm"><text:p/></draw:line><draw:line draw:style-name="gr47" draw:text-style-name="P42" svg:x1="14.599cm" svg:y1="4.2cm" svg:x2="12.399cm" svg:y2="4.2cm"><text:p/></draw:line><draw:line draw:style-name="gr46" draw:text-style-name="P42" svg:x1="12.399cm" svg:y1="2.4cm" svg:x2="12.399cm" svg:y2="4.4cm"><text:p/></draw:line><draw:line draw:style-name="gr46" draw:text-style-name="P42" svg:x1="3.399cm" svg:y1="5.2cm" svg:x2="4.399cm" svg:y2="5.2cm"><text:p/></draw:line><draw:line draw:style-name="gr46" draw:text-style-name="P42" svg:x1="11.399cm" svg:y1="4.2cm" svg:x2="12.399cm" svg:y2="4.2cm"><text:p/></draw:line><draw:line draw:style-name="gr48" draw:text-style-name="P42" svg:x1="3.399cm" svg:y1="4.2cm" svg:x2="11.399cm" svg:y2="4.2cm"><text:p/></draw:line><draw:line draw:style-name="gr48" draw:text-style-name="P42" svg:x1="3.399cm" svg:y1="3.2cm" svg:x2="12.399cm" svg:y2="3.2cm"><text:p/></draw:line><draw:frame draw:style-name="gr43" draw:text-style-name="P47" svg:width="1.502cm" svg:height="0.802cm" svg:x="5.899cm" svg:y="5.399cm"><draw:text-box><text:p text:style-name="P43"><text:span text:style-name="T22">t</text:span><text:span text:style-name="T23">DATS</text:span></text:p></draw:text-box></draw:frame><draw:frame draw:style-name="gr43" draw:text-style-name="P47" svg:width="1.701cm" svg:height="0.802cm" svg:x="5.899cm" svg:y="4.399cm"><draw:text-box><text:p text:style-name="P43"><text:span text:style-name="T22">t</text:span><text:span text:style-name="T23">LOW1</text:span></text:p></draw:text-box></draw:frame><draw:frame draw:style-name="gr43" draw:text-style-name="P47" svg:width="1.5cm" svg:height="0.802cm" svg:x="12.899cm" svg:y="3.401cm"><draw:text-box><text:p text:style-name="P43"><text:span text:style-name="T22">t</text:span><text:span text:style-name="T23">REC</text:span></text:p></draw:text-box></draw:frame><draw:line draw:style-name="gr46" draw:text-style-name="P42" svg:x1="3.399cm" svg:y1="0.2cm" svg:x2="12.399cm" svg:y2="0.2cm"><text:p/></draw:line><draw:line draw:style-name="gr46" draw:text-style-name="P42" svg:x1="3.399cm" svg:y1="0cm" svg:x2="3.399cm" svg:y2="0.4cm"><text:p/></draw:line><draw:line draw:style-name="gr46" draw:text-style-name="P42" svg:x1="4.399cm" svg:y1="0cm" svg:x2="4.399cm" svg:y2="0.4cm"><text:p/></draw:line><draw:line draw:style-name="gr46" draw:text-style-name="P42" svg:x1="5.399cm" svg:y1="0cm" svg:x2="5.399cm" svg:y2="0.4cm"><text:p/></draw:line><draw:line draw:style-name="gr46" draw:text-style-name="P42" svg:x1="6.401cm" svg:y1="0cm" svg:x2="6.401cm" svg:y2="0.4cm"><text:p/></draw:line><draw:line draw:style-name="gr46" draw:text-style-name="P42" svg:x1="7.4cm" svg:y1="0cm" svg:x2="7.4cm" svg:y2="0.4cm"><text:p/></draw:line><draw:line draw:style-name="gr46" draw:text-style-name="P42" svg:x1="8.399cm" svg:y1="0cm" svg:x2="8.399cm" svg:y2="0.4cm"><text:p/></draw:line><draw:line draw:style-name="gr46" draw:text-style-name="P42" svg:x1="9.399cm" svg:y1="0cm" svg:x2="9.399cm" svg:y2="0.4cm"><text:p/></draw:line><draw:line draw:style-name="gr46" draw:text-style-name="P42" svg:x1="10.399cm" svg:y1="0cm" svg:x2="10.399cm" svg:y2="0.4cm"><text:p/></draw:line><draw:line draw:style-name="gr46" draw:text-style-name="P42" svg:x1="11.399cm" svg:y1="0cm" svg:x2="11.399cm" svg:y2="0.4cm"><text:p/></draw:line><draw:line draw:style-name="gr46" draw:text-style-name="P42" svg:x1="12.399cm" svg:y1="0cm" svg:x2="12.399cm" svg:y2="0.4cm"><text:p/></draw:line><draw:frame draw:style-name="gr43" draw:text-style-name="P47" svg:width="1.502cm" svg:height="0.802cm" svg:x="5.899cm" svg:y="2.415cm"><draw:text-box><text:p text:style-name="P43"><text:span text:style-name="T22">t</text:span><text:span text:style-name="T23">DATT</text:span></text:p></draw:text-box></draw:frame><draw:frame draw:style-name="gr53" draw:text-style-name="P47" svg:width="1.502cm" svg:height="0.793cm" svg:x="5.899cm" svg:y="3.413cm"><draw:text-box><text:p text:style-name="P43"><text:span text:style-name="T22">t</text:span><text:span text:style-name="T23">SLOT</text:span></text:p></draw:text-box></draw:frame><draw:line draw:style-name="gr51" draw:text-style-name="P42" svg:x1="11.399cm" svg:y1="2.2cm" svg:x2="11.599cm" svg:y2="1.2cm"><text:p/></draw:line><draw:line draw:style-name="gr49" draw:text-style-name="P42" svg:x1="4.399cm" svg:y1="2.2cm" svg:x2="4.599cm" svg:y2="1.2cm"><text:p/></draw:line><draw:line draw:style-name="gr47" draw:text-style-name="P42" svg:x1="2.399cm" svg:y1="6.2cm" svg:x2="3.399cm" svg:y2="6.2cm"><text:p/></draw:line><draw:line draw:style-name="gr46" draw:text-style-name="P42" svg:x1="3.399cm" svg:y1="6.2cm" svg:x2="5.399cm" svg:y2="6.2cm"><text:p/></draw:line></draw:g>Drawing <text:sequence text:ref-name="refDrawing5" text:name="Drawing" text:formula="ooow:Drawing+1" style:num-format="1">6</text:sequence>: Write 1, read timing diagram</text:p></draw:text-box></draw:frame></text:p>
      <text:p text:style-name="Text_20_body"/>
      <text:h text:style-name="Heading_20_1" text:outline-level="1"><text:soft-page-break/>SOPC builder integration</text:h>
      <text:h text:style-name="Heading_20_1" text:outline-level="1">Software driver</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1-07T19:20:49</dc:date>
    <dc:creator>Iztok Jeras</dc:creator>
    <meta:editing-duration>PT32H52M09S</meta:editing-duration>
    <meta:editing-cycles>35</meta:editing-cycles>
    <meta:generator>OpenOffice.org/3.2$Linux OpenOffice.org_project/320m19$Build-9505</meta:generator>
    <meta:document-statistic meta:table-count="10" meta:image-count="0" meta:object-count="6" meta:page-count="11" meta:paragraph-count="591" meta:word-count="2994" meta:character-count="16083"/>
  </office:meta>
</office:document-meta>
</file>

<file path=Object 1/content.xml><?xml version="1.0" encoding="utf-8"?>
<math xmlns="http://www.w3.org/1998/Math/MathML">
  <semantics>
    <mrow>
      <mrow>
        <mi mathvariant="italic">CDR</mi>
        <mi mathvariant="normal">=</mi>
        <mrow>
          <msub>
            <mi>f</mi>
            <mi mathvariant="italic">clk</mi>
          </msub>
          <mi mathvariant="normal">⋅</mi>
          <mn>7.5</mn>
        </mrow>
      </mrow>
      <mo stretchy="false">μ</mo>
      <mi>s</mi>
    </mrow>
    <annotation encoding="StarMath 5.0">CDR = f_{clk} cdot 7.5{%mu}s</annotation>
  </semantics>
</math>
</file>

<file path=Object 2/content.xml><?xml version="1.0" encoding="utf-8"?>
<math xmlns="http://www.w3.org/1998/Math/MathML">
  <semantics>
    <mrow>
      <mrow>
        <msub>
          <mi>f</mi>
          <mi mathvariant="italic">clk</mi>
        </msub>
        <mi mathvariant="normal">=</mi>
        <mrow>
          <mi mathvariant="italic">CDR</mi>
          <mi mathvariant="normal">⋅</mi>
          <mfrac>
            <mn>400</mn>
            <mn>3</mn>
          </mfrac>
        </mrow>
      </mrow>
      <mrow>
        <mtext>kHz</mtext>
        <mi mathvariant="normal">≈</mi>
        <mrow>
          <mi mathvariant="italic">SDR</mi>
          <mi mathvariant="normal">⋅</mi>
          <mn>133kHz</mn>
        </mrow>
      </mrow>
    </mrow>
    <annotation encoding="StarMath 5.0">f_{clk} = CDR cdot {400 over 3} "kHz"  approx  SDR cdot 133kHz</annotation>
  </semantics>
</math>
</file>

<file path=Object 3/content.xml><?xml version="1.0" encoding="utf-8"?>
<math xmlns="http://www.w3.org/1998/Math/MathML">
  <semantics>
    <mrow>
      <mrow>
        <msub>
          <mi>f</mi>
          <mi mathvariant="italic">clk</mi>
        </msub>
        <mi mathvariant="normal">=</mi>
        <mrow>
          <mi mathvariant="italic">CDR</mi>
          <mi mathvariant="normal">⋅</mi>
          <mfrac>
            <mrow>
              <mn>400</mn>
              <mi mathvariant="normal">∗</mi>
              <mn>8</mn>
            </mrow>
            <mn>3</mn>
          </mfrac>
        </mrow>
      </mrow>
      <mrow>
        <mtext>kHz</mtext>
        <mi mathvariant="normal">≈</mi>
        <mrow>
          <mi mathvariant="italic">SDR</mi>
          <mi mathvariant="normal">⋅</mi>
          <mn>1067kHz</mn>
        </mrow>
      </mrow>
    </mrow>
    <annotation encoding="StarMath 5.0">f_{clk} = CDR cdot {400*8 over 3} "kHz"  approx  SDR cdot 1067kHz</annotation>
  </semantics>
</math>
</file>

<file path=Object 4/content.xml><?xml version="1.0" encoding="utf-8"?>
<math xmlns="http://www.w3.org/1998/Math/MathML">
  <semantics>
    <mrow>
      <mn>6</mn>
      <mo stretchy="false">μ</mo>
      <mi>s</mi>
    </mrow>
    <annotation encoding="StarMath 5.0">6{%mu}s</annotation>
  </semantics>
</math>
</file>

<file path=Object 5/content.xml><?xml version="1.0" encoding="utf-8"?>
<math xmlns="http://www.w3.org/1998/Math/MathML">
  <semantics>
    <mrow>
      <mn>7.5</mn>
      <mo stretchy="false">μ</mo>
      <mi>s</mi>
    </mrow>
    <annotation encoding="StarMath 5.0">7.5{%mu}s</annotation>
  </semantics>
</math>
</file>

<file path=Object 6/content.xml><?xml version="1.0" encoding="utf-8"?>
<math xmlns="http://www.w3.org/1998/Math/MathML">
  <semantics>
    <mrow>
      <mn>0.75</mn>
      <mo stretchy="false">μ</mo>
      <mi>s</mi>
    </mrow>
    <annotation encoding="StarMath 5.0">0.75{%mu}s</annotation>
  </semantics>
</math>
</file>